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8.281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6.761cm"/>
    </style:style>
    <style:style style:name="co8" style:family="table-column">
      <style:table-column-properties fo:break-before="auto" style:column-width="7.497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8.177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9.7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Bulan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Bacaan</text:p>
          </table:table-cell>
          <table:table-cell office:value-type="string" calcext:value-type="string">
            <text:p>Acara</text:p>
          </table:table-cell>
          <table:table-cell office:value-type="string" calcext:value-type="string">
            <text:p>Tempat</text:p>
          </table:table-cell>
          <table:table-cell office:value-type="string" calcext:value-type="string">
            <text:p>Petugas I</text:p>
          </table:table-cell>
          <table:table-cell office:value-type="string" calcext:value-type="string">
            <text:p>Petugas II</text:p>
          </table:table-cell>
          <table:table-cell office:value-type="string" calcext:value-type="string">
            <text:p>truncate kalit; insert into kalit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ej. 2:18-25; Mzm. 128:1-2,3,4-5; Mrk. 7:24-30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Keso Muda, Andreas</text:p>
          </table:table-cell>
          <table:table-cell office:value-type="string" calcext:value-type="string">
            <text:p>Setya Prihatiningtyas, Chatarina</text:p>
          </table:table-cell>
          <table:table-cell table:formula="of:=&quot;('&quot;&amp;[.G2]&amp;&quot;',1),&quot;" office:value-type="string" office:string-value="('Keso Muda, Andreas',1)," calcext:value-type="string">
            <text:p>('Keso Muda, Andreas',1),</text:p>
          </table:table-cell>
          <table:table-cell table:formula="of:=&quot;('&quot;&amp;[.H2]&amp;&quot;',2),&quot;" office:value-type="string" office:string-value="('Setya Prihatiningtyas, Chatarina',2)," calcext:value-type="string">
            <text:p>('Setya Prihatiningtyas, Chatarina',2),</text:p>
          </table:table-cell>
          <table:table-cell table:formula="of:=IF([.A2]&lt;&gt;[.A1];[.A2];&quot;&quot;)&amp;&quot;&amp;&quot;" office:value-type="string" office:string-value="Februari&amp;" calcext:value-type="string">
            <text:p>Februari&amp;</text:p>
          </table:table-cell>
          <table:table-cell table:formula="of:=[.B2]&amp;&quot;&amp; &quot;" office:value-type="string" office:string-value="12&amp; " calcext:value-type="string">
            <text:p>12&amp; </text:p>
          </table:table-cell>
          <table:table-cell table:formula="of:=[.C2]&amp;&quot;&amp; &quot;" office:value-type="string" office:string-value="Jumat&amp; " calcext:value-type="string">
            <text:p>Jumat&amp; </text:p>
          </table:table-cell>
          <table:table-cell table:formula="of:=[.D2]&amp;&quot;&amp; &quot;" office:value-type="string" office:string-value="Kej. 2:18-25; Mzm. 128:1-2,3,4-5; Mrk. 7:24-30.&amp; " calcext:value-type="string">
            <text:p>Kej. 2:18-25; Mzm. 128:1-2,3,4-5; Mrk. 7:24-30.&amp; </text:p>
          </table:table-cell>
          <table:table-cell table:formula="of:=[.E2]&amp;&quot;&amp; &quot;" office:value-type="string" office:string-value="Doa Lingkungan&amp; " calcext:value-type="string">
            <text:p>Doa Lingkungan&amp; </text:p>
          </table:table-cell>
          <table:table-cell table:formula="of:=[.F2]&amp;&quot;&amp; &quot;" office:value-type="string" office:string-value="V. Dalyono&amp; " calcext:value-type="string">
            <text:p>V. Dalyono&amp; </text:p>
          </table:table-cell>
          <table:table-cell table:formula="of:=[.G2]&amp;&quot;\par  &quot;&amp;[.H2]&amp;&quot;\\&quot;" office:value-type="string" office:string-value="Keso Muda, Andreas\par  Setya Prihatiningtyas, Chatarina\\" calcext:value-type="string">
            <text:p>Keso Muda, Andreas\par <text:s/>Setya Prihatiningtyas, Chatarina\\</text:p>
          </table:table-cell>
          <table:table-cell table:formula="of:=IF([.K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Est. 4:10a,10c-12,17-19; Mzm. 138:1-2a,2bc-3,7c-8; Mat. 7:7-12.</text:p>
          </table:table-cell>
          <table:table-cell office:value-type="string" calcext:value-type="string">
            <text:p>Prapaskah 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3]&lt;&gt;[.A2];[.A3];&quot;&quot;)&amp;&quot;&amp;&quot;" office:value-type="string" office:string-value="&amp;" calcext:value-type="string">
            <text:p>&amp;</text:p>
          </table:table-cell>
          <table:table-cell table:formula="of:=[.B3]&amp;&quot;&amp; &quot;" office:value-type="string" office:string-value="26&amp; " calcext:value-type="string">
            <text:p>26&amp; </text:p>
          </table:table-cell>
          <table:table-cell table:formula="of:=[.C3]&amp;&quot;&amp; &quot;" office:value-type="string" office:string-value="Kamis&amp; " calcext:value-type="string">
            <text:p>Kamis&amp; </text:p>
          </table:table-cell>
          <table:table-cell table:formula="of:=[.D3]&amp;&quot;&amp; &quot;" office:value-type="string" office:string-value="Est. 4:10a,10c-12,17-19; Mzm. 138:1-2a,2bc-3,7c-8; Mat. 7:7-12.&amp; " calcext:value-type="string">
            <text:p>Est. 4:10a,10c-12,17-19; Mzm. 138:1-2a,2bc-3,7c-8; Mat. 7:7-12.&amp; </text:p>
          </table:table-cell>
          <table:table-cell table:formula="of:=[.E3]&amp;&quot;&amp; &quot;" office:value-type="string" office:string-value="Prapaskah I&amp; " calcext:value-type="string">
            <text:p>Prapaskah I&amp; </text:p>
          </table:table-cell>
          <table:table-cell table:formula="of:=[.F3]&amp;&quot;&amp; &quot;" office:value-type="string" office:string-value="Joglo Lawas&amp; " calcext:value-type="string">
            <text:p>Joglo Lawas&amp; </text:p>
          </table:table-cell>
          <table:table-cell table:formula="of:=[.G3]&amp;&quot;\par  &quot;&amp;[.H3]&amp;&quot;\\&quot;" office:value-type="string" office:string-value="Tim\par  \\" calcext:value-type="string">
            <text:p>Tim\par <text:s/>\\</text:p>
          </table:table-cell>
          <table:table-cell table:formula="of:=IF([.K4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17:5-10; Mzm 1:1-2,3,4,6; Luk. 16:19-31.</text:p>
          </table:table-cell>
          <table:table-cell office:value-type="string" calcext:value-type="string">
            <text:p>Prapaskah 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4]&lt;&gt;[.A3];[.A4];&quot;&quot;)&amp;&quot;&amp;&quot;" office:value-type="string" office:string-value="Maret&amp;" calcext:value-type="string">
            <text:p>Maret&amp;</text:p>
          </table:table-cell>
          <table:table-cell table:formula="of:=[.B4]&amp;&quot;&amp; &quot;" office:value-type="string" office:string-value="5&amp; " calcext:value-type="string">
            <text:p>5&amp; </text:p>
          </table:table-cell>
          <table:table-cell table:formula="of:=[.C4]&amp;&quot;&amp; &quot;" office:value-type="string" office:string-value="Kamis&amp; " calcext:value-type="string">
            <text:p>Kamis&amp; </text:p>
          </table:table-cell>
          <table:table-cell table:formula="of:=[.D4]&amp;&quot;&amp; &quot;" office:value-type="string" office:string-value="Yer. 17:5-10; Mzm 1:1-2,3,4,6; Luk. 16:19-31.&amp; " calcext:value-type="string">
            <text:p>Yer. 17:5-10; Mzm 1:1-2,3,4,6; Luk. 16:19-31.&amp; </text:p>
          </table:table-cell>
          <table:table-cell table:formula="of:=[.E4]&amp;&quot;&amp; &quot;" office:value-type="string" office:string-value="Prapaskah II&amp; " calcext:value-type="string">
            <text:p>Prapaskah II&amp; </text:p>
          </table:table-cell>
          <table:table-cell table:formula="of:=[.F4]&amp;&quot;&amp; &quot;" office:value-type="string" office:string-value="Joglo Lawas&amp; " calcext:value-type="string">
            <text:p>Joglo Lawas&amp; </text:p>
          </table:table-cell>
          <table:table-cell table:formula="of:=[.G4]&amp;&quot;\par  &quot;&amp;[.H4]&amp;&quot;\\&quot;" office:value-type="string" office:string-value="Tim\par  \\" calcext:value-type="string">
            <text:p>Tim\par <text:s/>\\</text:p>
          </table:table-cell>
          <table:table-cell table:formula="of:=IF([.K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r. 7:23-28; Mzm. 95:1-2,6-7,8-9; Luk. 11:14-23.</text:p>
          </table:table-cell>
          <table:table-cell office:value-type="string" calcext:value-type="string">
            <text:p>Prapaskah I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5]&lt;&gt;[.A4];[.A5];&quot;&quot;)&amp;&quot;&amp;&quot;" office:value-type="string" office:string-value="&amp;" calcext:value-type="string">
            <text:p>&amp;</text:p>
          </table:table-cell>
          <table:table-cell table:formula="of:=[.B5]&amp;&quot;&amp; &quot;" office:value-type="string" office:string-value="12&amp; " calcext:value-type="string">
            <text:p>12&amp; </text:p>
          </table:table-cell>
          <table:table-cell table:formula="of:=[.C5]&amp;&quot;&amp; &quot;" office:value-type="string" office:string-value="Kamis&amp; " calcext:value-type="string">
            <text:p>Kamis&amp; </text:p>
          </table:table-cell>
          <table:table-cell table:formula="of:=[.D5]&amp;&quot;&amp; &quot;" office:value-type="string" office:string-value="Yer. 7:23-28; Mzm. 95:1-2,6-7,8-9; Luk. 11:14-23.&amp; " calcext:value-type="string">
            <text:p>Yer. 7:23-28; Mzm. 95:1-2,6-7,8-9; Luk. 11:14-23.&amp; </text:p>
          </table:table-cell>
          <table:table-cell table:formula="of:=[.E5]&amp;&quot;&amp; &quot;" office:value-type="string" office:string-value="Prapaskah III&amp; " calcext:value-type="string">
            <text:p>Prapaskah III&amp; </text:p>
          </table:table-cell>
          <table:table-cell table:formula="of:=[.F5]&amp;&quot;&amp; &quot;" office:value-type="string" office:string-value="Joglo Lawas&amp; " calcext:value-type="string">
            <text:p>Joglo Lawas&amp; </text:p>
          </table:table-cell>
          <table:table-cell table:formula="of:=[.G5]&amp;&quot;\par  &quot;&amp;[.H5]&amp;&quot;\\&quot;" office:value-type="string" office:string-value="Tim\par  \\" calcext:value-type="string">
            <text:p>Tim\par <text:s/>\\</text:p>
          </table:table-cell>
          <table:table-cell table:formula="of:=IF([.K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Sam. 7:4-5a,12-14a,16; Mzm. 89:2-3,4-5,27,29; Rm. 4:13,16-18,22; Mat. 1:16,18-21,24a atau Luk. 2:41-51a</text:p>
          </table:table-cell>
          <table:table-cell office:value-type="string" calcext:value-type="string">
            <text:p>Prapaskah IV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6]&lt;&gt;[.A5];[.A6];&quot;&quot;)&amp;&quot;&amp;&quot;" office:value-type="string" office:string-value="&amp;" calcext:value-type="string">
            <text:p>&amp;</text:p>
          </table:table-cell>
          <table:table-cell table:formula="of:=[.B6]&amp;&quot;&amp; &quot;" office:value-type="string" office:string-value="19&amp; " calcext:value-type="string">
            <text:p>19&amp; </text:p>
          </table:table-cell>
          <table:table-cell table:formula="of:=[.C6]&amp;&quot;&amp; &quot;" office:value-type="string" office:string-value="Kamis&amp; " calcext:value-type="string">
            <text:p>Kamis&amp; </text:p>
          </table:table-cell>
          <table:table-cell table:formula="of:=[.D6]&amp;&quot;&amp; &quot;" office:value-type="string" office:string-value="2Sam. 7:4-5a,12-14a,16; Mzm. 89:2-3,4-5,27,29; Rm. 4:13,16-18,22; Mat. 1:16,18-21,24a atau Luk. 2:41-51a&amp; " calcext:value-type="string">
            <text:p>2Sam. 7:4-5a,12-14a,16; Mzm. 89:2-3,4-5,27,29; Rm. 4:13,16-18,22; Mat. 1:16,18-21,24a atau Luk. 2:41-51a&amp; </text:p>
          </table:table-cell>
          <table:table-cell table:formula="of:=[.E6]&amp;&quot;&amp; &quot;" office:value-type="string" office:string-value="Prapaskah IV&amp; " calcext:value-type="string">
            <text:p>Prapaskah IV&amp; </text:p>
          </table:table-cell>
          <table:table-cell table:formula="of:=[.F6]&amp;&quot;&amp; &quot;" office:value-type="string" office:string-value="Joglo Lawas&amp; " calcext:value-type="string">
            <text:p>Joglo Lawas&amp; </text:p>
          </table:table-cell>
          <table:table-cell table:formula="of:=[.G6]&amp;&quot;\par  &quot;&amp;[.H6]&amp;&quot;\\&quot;" office:value-type="string" office:string-value="Tim\par  \\" calcext:value-type="string">
            <text:p>Tim\par <text:s/>\\</text:p>
          </table:table-cell>
          <table:table-cell table:formula="of:=IF([.K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ar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17:3-9; Mzm. 105:4-5,6-7,8-9; Yoh. 8:51-59.</text:p>
          </table:table-cell>
          <table:table-cell office:value-type="string" calcext:value-type="string">
            <text:p>Prapaskah V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7]&lt;&gt;[.A6];[.A7];&quot;&quot;)&amp;&quot;&amp;&quot;" office:value-type="string" office:string-value="&amp;" calcext:value-type="string">
            <text:p>&amp;</text:p>
          </table:table-cell>
          <table:table-cell table:formula="of:=[.B7]&amp;&quot;&amp; &quot;" office:value-type="string" office:string-value="26&amp; " calcext:value-type="string">
            <text:p>26&amp; </text:p>
          </table:table-cell>
          <table:table-cell table:formula="of:=[.C7]&amp;&quot;&amp; &quot;" office:value-type="string" office:string-value="Kamis&amp; " calcext:value-type="string">
            <text:p>Kamis&amp; </text:p>
          </table:table-cell>
          <table:table-cell table:formula="of:=[.D7]&amp;&quot;&amp; &quot;" office:value-type="string" office:string-value="Kej. 17:3-9; Mzm. 105:4-5,6-7,8-9; Yoh. 8:51-59.&amp; " calcext:value-type="string">
            <text:p>Kej. 17:3-9; Mzm. 105:4-5,6-7,8-9; Yoh. 8:51-59.&amp; </text:p>
          </table:table-cell>
          <table:table-cell table:formula="of:=[.E7]&amp;&quot;&amp; &quot;" office:value-type="string" office:string-value="Prapaskah V&amp; " calcext:value-type="string">
            <text:p>Prapaskah V&amp; </text:p>
          </table:table-cell>
          <table:table-cell table:formula="of:=[.F7]&amp;&quot;&amp; &quot;" office:value-type="string" office:string-value="Joglo Lawas&amp; " calcext:value-type="string">
            <text:p>Joglo Lawas&amp; </text:p>
          </table:table-cell>
          <table:table-cell table:formula="of:=[.G7]&amp;&quot;\par  &quot;&amp;[.H7]&amp;&quot;\\&quot;" office:value-type="string" office:string-value="Tim\par  \\" calcext:value-type="string">
            <text:p>Tim\par <text:s/>\\</text:p>
          </table:table-cell>
          <table:table-cell table:formula="of:=IF([.K8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3:11-26; Mzm. 8:2a,5,6-7,8-9; Luk. 24:35-48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Suci Wahyuningsih, Theresia</text:p>
          </table:table-cell>
          <table:table-cell table:formula="of:=&quot;('&quot;&amp;[.G8]&amp;&quot;',1),&quot;" office:value-type="string" office:string-value="('Djoko Marsito, Yohanes',1)," calcext:value-type="string">
            <text:p>('Djoko Marsito, Yohanes',1),</text:p>
          </table:table-cell>
          <table:table-cell table:formula="of:=&quot;('&quot;&amp;[.H8]&amp;&quot;',2),&quot;" office:value-type="string" office:string-value="('Suci Wahyuningsih, Theresia',2)," calcext:value-type="string">
            <text:p>('Suci Wahyuningsih, Theresia',2),</text:p>
          </table:table-cell>
          <table:table-cell table:formula="of:=IF([.A8]&lt;&gt;[.A7];[.A8];&quot;&quot;)&amp;&quot;&amp;&quot;" office:value-type="string" office:string-value="April&amp;" calcext:value-type="string">
            <text:p>April&amp;</text:p>
          </table:table-cell>
          <table:table-cell table:formula="of:=[.B8]&amp;&quot;&amp; &quot;" office:value-type="string" office:string-value="9&amp; " calcext:value-type="string">
            <text:p>9&amp; </text:p>
          </table:table-cell>
          <table:table-cell table:formula="of:=[.C8]&amp;&quot;&amp; &quot;" office:value-type="string" office:string-value="Kamis&amp; " calcext:value-type="string">
            <text:p>Kamis&amp; </text:p>
          </table:table-cell>
          <table:table-cell table:formula="of:=[.D8]&amp;&quot;&amp; &quot;" office:value-type="string" office:string-value="Kis. 3:11-26; Mzm. 8:2a,5,6-7,8-9; Luk. 24:35-48&amp; " calcext:value-type="string">
            <text:p>Kis. 3:11-26; Mzm. 8:2a,5,6-7,8-9; Luk. 24:35-48&amp; </text:p>
          </table:table-cell>
          <table:table-cell table:formula="of:=[.E8]&amp;&quot;&amp; &quot;" office:value-type="string" office:string-value="Doa Lingkungan&amp; " calcext:value-type="string">
            <text:p>Doa Lingkungan&amp; </text:p>
          </table:table-cell>
          <table:table-cell table:formula="of:=[.F8]&amp;&quot;&amp; &quot;" office:value-type="string" office:string-value="P. Suroyo&amp; " calcext:value-type="string">
            <text:p>P. Suroyo&amp; </text:p>
          </table:table-cell>
          <table:table-cell table:formula="of:=[.G8]&amp;&quot;\par  &quot;&amp;[.H8]&amp;&quot;\\&quot;" office:value-type="string" office:string-value="Djoko Marsito, Yohanes\par  Suci Wahyuningsih, Theresia\\" calcext:value-type="string">
            <text:p>Djoko Marsito, Yohanes\par <text:s/>Suci Wahyuningsih, Theresia\\</text:p>
          </table:table-cell>
          <table:table-cell table:formula="of:=IF([.K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8:26-40; Mzm. 66:8-9,16-17,20; Yoh. 6:44-51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ci Wahyuningsih, Theresia</text:p>
          </table:table-cell>
          <table:table-cell office:value-type="string" calcext:value-type="string">
            <text:p>Nanik Ismarjati, Maria Theresia</text:p>
          </table:table-cell>
          <table:table-cell table:formula="of:=&quot;('&quot;&amp;[.G9]&amp;&quot;',1),&quot;" office:value-type="string" office:string-value="('Suci Wahyuningsih, Theresia',1)," calcext:value-type="string">
            <text:p>('Suci Wahyuningsih, Theresia',1),</text:p>
          </table:table-cell>
          <table:table-cell table:formula="of:=&quot;('&quot;&amp;[.H9]&amp;&quot;',2),&quot;" office:value-type="string" office:string-value="('Nanik Ismarjati, Maria Theresia',2)," calcext:value-type="string">
            <text:p>('Nanik Ismarjati, Maria Theresia',2),</text:p>
          </table:table-cell>
          <table:table-cell table:formula="of:=IF([.A9]&lt;&gt;[.A8];[.A9];&quot;&quot;)&amp;&quot;&amp;&quot;" office:value-type="string" office:string-value="&amp;" calcext:value-type="string">
            <text:p>&amp;</text:p>
          </table:table-cell>
          <table:table-cell table:formula="of:=[.B9]&amp;&quot;&amp; &quot;" office:value-type="string" office:string-value="23&amp; " calcext:value-type="string">
            <text:p>23&amp; </text:p>
          </table:table-cell>
          <table:table-cell table:formula="of:=[.C9]&amp;&quot;&amp; &quot;" office:value-type="string" office:string-value="Kamis&amp; " calcext:value-type="string">
            <text:p>Kamis&amp; </text:p>
          </table:table-cell>
          <table:table-cell table:formula="of:=[.D9]&amp;&quot;&amp; &quot;" office:value-type="string" office:string-value="Kis. 8:26-40; Mzm. 66:8-9,16-17,20; Yoh. 6:44-51.&amp; " calcext:value-type="string">
            <text:p>Kis. 8:26-40; Mzm. 66:8-9,16-17,20; Yoh. 6:44-51.&amp; </text:p>
          </table:table-cell>
          <table:table-cell table:formula="of:=[.E9]&amp;&quot;&amp; &quot;" office:value-type="string" office:string-value="Doa Lingkungan&amp; " calcext:value-type="string">
            <text:p>Doa Lingkungan&amp; </text:p>
          </table:table-cell>
          <table:table-cell table:formula="of:=[.F9]&amp;&quot;&amp; &quot;" office:value-type="string" office:string-value="C. Triyono&amp; " calcext:value-type="string">
            <text:p>C. Triyono&amp; </text:p>
          </table:table-cell>
          <table:table-cell table:formula="of:=[.G9]&amp;&quot;\par  &quot;&amp;[.H9]&amp;&quot;\\&quot;" office:value-type="string" office:string-value="Suci Wahyuningsih, Theresia\par  Nanik Ismarjati, Maria Theresia\\" calcext:value-type="string">
            <text:p>Suci Wahyuningsih, Theresia\par <text:s/>Nanik Ismarjati, Maria Theresia\\</text:p>
          </table:table-cell>
          <table:table-cell table:formula="of:=IF([.K10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3:26-33; Mzm. 2:6-7,8-9,10-11; Yoh. 14:1-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ript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Djoko Marsito, Yohanes</text:p>
          </table:table-cell>
          <table:table-cell table:formula="of:=&quot;('&quot;&amp;[.G10]&amp;&quot;',1),&quot;" office:value-type="string" office:string-value="('Aloysius Lamakey',1)," calcext:value-type="string">
            <text:p>('Aloysius Lamakey',1),</text:p>
          </table:table-cell>
          <table:table-cell table:formula="of:=&quot;('&quot;&amp;[.H10]&amp;&quot;',2),&quot;" office:value-type="string" office:string-value="('Djoko Marsito, Yohanes',2)," calcext:value-type="string">
            <text:p>('Djoko Marsito, Yohanes',2),</text:p>
          </table:table-cell>
          <table:table-cell table:formula="of:=IF([.A10]&lt;&gt;[.A9];[.A10];&quot;&quot;)&amp;&quot;&amp;&quot;" office:value-type="string" office:string-value="Mei&amp;" calcext:value-type="string">
            <text:p>Mei&amp;</text:p>
          </table:table-cell>
          <table:table-cell table:formula="of:=[.B10]&amp;&quot;&amp; &quot;" office:value-type="string" office:string-value="1&amp; " calcext:value-type="string">
            <text:p>1&amp; </text:p>
          </table:table-cell>
          <table:table-cell table:formula="of:=[.C10]&amp;&quot;&amp; &quot;" office:value-type="string" office:string-value="Jumat&amp; " calcext:value-type="string">
            <text:p>Jumat&amp; </text:p>
          </table:table-cell>
          <table:table-cell table:formula="of:=[.D10]&amp;&quot;&amp; &quot;" office:value-type="string" office:string-value="Kis. 13:26-33; Mzm. 2:6-7,8-9,10-11; Yoh. 14:1-6.&amp; " calcext:value-type="string">
            <text:p>Kis. 13:26-33; Mzm. 2:6-7,8-9,10-11; Yoh. 14:1-6.&amp; </text:p>
          </table:table-cell>
          <table:table-cell table:formula="of:=[.E10]&amp;&quot;&amp; &quot;" office:value-type="string" office:string-value="Rosario&amp; " calcext:value-type="string">
            <text:p>Rosario&amp; </text:p>
          </table:table-cell>
          <table:table-cell table:formula="of:=[.F10]&amp;&quot;&amp; &quot;" office:value-type="string" office:string-value="Y. Suripto&amp; " calcext:value-type="string">
            <text:p>Y. Suripto&amp; </text:p>
          </table:table-cell>
          <table:table-cell table:formula="of:=[.G10]&amp;&quot;\par  &quot;&amp;[.H10]&amp;&quot;\\&quot;" office:value-type="string" office:string-value="Aloysius Lamakey\par  Djoko Marsito, Yohanes\\" calcext:value-type="string">
            <text:p>Aloysius Lamakey\par <text:s/>Djoko Marsito, Yohanes\\</text:p>
          </table:table-cell>
          <table:table-cell table:formula="of:=IF([.K1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3:44-52; Mzm. 98:1,2-3ab,3cd-4; Yoh. 14:7-14;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Pratama Krisna Bayu Aji, Stefanus</text:p>
          </table:table-cell>
          <table:table-cell table:formula="of:=&quot;('&quot;&amp;[.G11]&amp;&quot;',1),&quot;" office:value-type="string" office:string-value="('C. Triyono',1)," calcext:value-type="string">
            <text:p>('C. Triyono',1),</text:p>
          </table:table-cell>
          <table:table-cell table:formula="of:=&quot;('&quot;&amp;[.H11]&amp;&quot;',2),&quot;" office:value-type="string" office:string-value="('Pratama Krisna Bayu Aji, Stefanus',2)," calcext:value-type="string">
            <text:p>('Pratama Krisna Bayu Aji, Stefanus',2),</text:p>
          </table:table-cell>
          <table:table-cell table:formula="of:=IF([.A11]&lt;&gt;[.A10];[.A11];&quot;&quot;)&amp;&quot;&amp;&quot;" office:value-type="string" office:string-value="&amp;" calcext:value-type="string">
            <text:p>&amp;</text:p>
          </table:table-cell>
          <table:table-cell table:formula="of:=[.B11]&amp;&quot;&amp; &quot;" office:value-type="string" office:string-value="2&amp; " calcext:value-type="string">
            <text:p>2&amp; </text:p>
          </table:table-cell>
          <table:table-cell table:formula="of:=[.C11]&amp;&quot;&amp; &quot;" office:value-type="string" office:string-value="Sabtu&amp; " calcext:value-type="string">
            <text:p>Sabtu&amp; </text:p>
          </table:table-cell>
          <table:table-cell table:formula="of:=[.D11]&amp;&quot;&amp; &quot;" office:value-type="string" office:string-value="Kis. 13:44-52; Mzm. 98:1,2-3ab,3cd-4; Yoh. 14:7-14;&amp; " calcext:value-type="string">
            <text:p>Kis. 13:44-52; Mzm. 98:1,2-3ab,3cd-4; Yoh. 14:7-14;&amp; </text:p>
          </table:table-cell>
          <table:table-cell table:formula="of:=[.E11]&amp;&quot;&amp; &quot;" office:value-type="string" office:string-value="Rosario&amp; " calcext:value-type="string">
            <text:p>Rosario&amp; </text:p>
          </table:table-cell>
          <table:table-cell table:formula="of:=[.F11]&amp;&quot;&amp; &quot;" office:value-type="string" office:string-value="Aloysius Lamakey&amp; " calcext:value-type="string">
            <text:p>Aloysius Lamakey&amp; </text:p>
          </table:table-cell>
          <table:table-cell table:formula="of:=[.G11]&amp;&quot;\par  &quot;&amp;[.H11]&amp;&quot;\\&quot;" office:value-type="string" office:string-value="C. Triyono\par  Pratama Krisna Bayu Aji, Stefanus\\" calcext:value-type="string">
            <text:p>C. Triyono\par <text:s/>Pratama Krisna Bayu Aji, Stefanus\\</text:p>
          </table:table-cell>
          <table:table-cell table:formula="of:=IF([.K1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9:26-31; Mzm. 22:26b-27,28,30,31-32; 1Yoh. 3:18-24; Yoh. 15:1-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Melati, Rosevita</text:p>
          </table:table-cell>
          <table:table-cell table:formula="of:=&quot;('&quot;&amp;[.G12]&amp;&quot;',1),&quot;" office:value-type="string" office:string-value="('Sode Muda, Maria',1)," calcext:value-type="string">
            <text:p>('Sode Muda, Maria',1),</text:p>
          </table:table-cell>
          <table:table-cell table:formula="of:=&quot;('&quot;&amp;[.H12]&amp;&quot;',2),&quot;" office:value-type="string" office:string-value="('Melati, Rosevita',2)," calcext:value-type="string">
            <text:p>('Melati, Rosevita',2),</text:p>
          </table:table-cell>
          <table:table-cell table:formula="of:=IF([.A12]&lt;&gt;[.A11];[.A12];&quot;&quot;)&amp;&quot;&amp;&quot;" office:value-type="string" office:string-value="&amp;" calcext:value-type="string">
            <text:p>&amp;</text:p>
          </table:table-cell>
          <table:table-cell table:formula="of:=[.B12]&amp;&quot;&amp; &quot;" office:value-type="string" office:string-value="3&amp; " calcext:value-type="string">
            <text:p>3&amp; </text:p>
          </table:table-cell>
          <table:table-cell table:formula="of:=[.C12]&amp;&quot;&amp; &quot;" office:value-type="string" office:string-value="Minggu&amp; " calcext:value-type="string">
            <text:p>Minggu&amp; </text:p>
          </table:table-cell>
          <table:table-cell table:formula="of:=[.D12]&amp;&quot;&amp; &quot;" office:value-type="string" office:string-value="Kis. 9:26-31; Mzm. 22:26b-27,28,30,31-32; 1Yoh. 3:18-24; Yoh. 15:1-8.&amp; " calcext:value-type="string">
            <text:p>Kis. 9:26-31; Mzm. 22:26b-27,28,30,31-32; 1Yoh. 3:18-24; Yoh. 15:1-8.&amp; </text:p>
          </table:table-cell>
          <table:table-cell table:formula="of:=[.E12]&amp;&quot;&amp; &quot;" office:value-type="string" office:string-value="Rosario&amp; " calcext:value-type="string">
            <text:p>Rosario&amp; </text:p>
          </table:table-cell>
          <table:table-cell table:formula="of:=[.F12]&amp;&quot;&amp; &quot;" office:value-type="string" office:string-value="FX Sularto&amp; " calcext:value-type="string">
            <text:p>FX Sularto&amp; </text:p>
          </table:table-cell>
          <table:table-cell table:formula="of:=[.G12]&amp;&quot;\par  &quot;&amp;[.H12]&amp;&quot;\\&quot;" office:value-type="string" office:string-value="Sode Muda, Maria\par  Melati, Rosevita\\" calcext:value-type="string">
            <text:p>Sode Muda, Maria\par <text:s/>Melati, Rosevita\\</text:p>
          </table:table-cell>
          <table:table-cell table:formula="of:=IF([.K1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4:5-18; Mzm. 115:1-2,3-4,15-16; Yoh. 14:21-2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Sri Utami Chrisssumiwi, Margareta Maria</text:p>
          </table:table-cell>
          <table:table-cell table:formula="of:=&quot;('&quot;&amp;[.G13]&amp;&quot;',1),&quot;" office:value-type="string" office:string-value="('Sri Supriyati, Anastasia',1)," calcext:value-type="string">
            <text:p>('Sri Supriyati, Anastasia',1),</text:p>
          </table:table-cell>
          <table:table-cell table:formula="of:=&quot;('&quot;&amp;[.H13]&amp;&quot;',2),&quot;" office:value-type="string" office:string-value="('Sri Utami Chrisssumiwi, Margareta Maria',2)," calcext:value-type="string">
            <text:p>('Sri Utami Chrisssumiwi, Margareta Maria',2),</text:p>
          </table:table-cell>
          <table:table-cell table:formula="of:=IF([.A13]&lt;&gt;[.A12];[.A13];&quot;&quot;)&amp;&quot;&amp;&quot;" office:value-type="string" office:string-value="&amp;" calcext:value-type="string">
            <text:p>&amp;</text:p>
          </table:table-cell>
          <table:table-cell table:formula="of:=[.B13]&amp;&quot;&amp; &quot;" office:value-type="string" office:string-value="4&amp; " calcext:value-type="string">
            <text:p>4&amp; </text:p>
          </table:table-cell>
          <table:table-cell table:formula="of:=[.C13]&amp;&quot;&amp; &quot;" office:value-type="string" office:string-value="Senin&amp; " calcext:value-type="string">
            <text:p>Senin&amp; </text:p>
          </table:table-cell>
          <table:table-cell table:formula="of:=[.D13]&amp;&quot;&amp; &quot;" office:value-type="string" office:string-value="Kis. 14:5-18; Mzm. 115:1-2,3-4,15-16; Yoh. 14:21-26.&amp; " calcext:value-type="string">
            <text:p>Kis. 14:5-18; Mzm. 115:1-2,3-4,15-16; Yoh. 14:21-26.&amp; </text:p>
          </table:table-cell>
          <table:table-cell table:formula="of:=[.E13]&amp;&quot;&amp; &quot;" office:value-type="string" office:string-value="Rosario&amp; " calcext:value-type="string">
            <text:p>Rosario&amp; </text:p>
          </table:table-cell>
          <table:table-cell table:formula="of:=[.F13]&amp;&quot;&amp; &quot;" office:value-type="string" office:string-value="Y. Djoko Marsito&amp; " calcext:value-type="string">
            <text:p>Y. Djoko Marsito&amp; </text:p>
          </table:table-cell>
          <table:table-cell table:formula="of:=[.G13]&amp;&quot;\par  &quot;&amp;[.H13]&amp;&quot;\\&quot;" office:value-type="string" office:string-value="Sri Supriyati, Anastasia\par  Sri Utami Chrisssumiwi, Margareta Maria\\" calcext:value-type="string">
            <text:p>Sri Supriyati, Anastasia\par <text:s/>Sri Utami Chrisssumiwi, Margareta Maria\\</text:p>
          </table:table-cell>
          <table:table-cell table:formula="of:=IF([.K1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14:19-28; Mzm. 145:10-11,12-13ab,21; Yoh. 14:27-31a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Prima Ari Setiyani, Theresia</text:p>
          </table:table-cell>
          <table:table-cell table:formula="of:=&quot;('&quot;&amp;[.G14]&amp;&quot;',1),&quot;" office:value-type="string" office:string-value="('Pratama Krisna Bayu Aji, Stefanus',1)," calcext:value-type="string">
            <text:p>('Pratama Krisna Bayu Aji, Stefanus',1),</text:p>
          </table:table-cell>
          <table:table-cell table:formula="of:=&quot;('&quot;&amp;[.H14]&amp;&quot;',2),&quot;" office:value-type="string" office:string-value="('Prima Ari Setiyani, Theresia',2)," calcext:value-type="string">
            <text:p>('Prima Ari Setiyani, Theresia',2),</text:p>
          </table:table-cell>
          <table:table-cell table:formula="of:=IF([.A14]&lt;&gt;[.A13];[.A14];&quot;&quot;)&amp;&quot;&amp;&quot;" office:value-type="string" office:string-value="&amp;" calcext:value-type="string">
            <text:p>&amp;</text:p>
          </table:table-cell>
          <table:table-cell table:formula="of:=[.B14]&amp;&quot;&amp; &quot;" office:value-type="string" office:string-value="5&amp; " calcext:value-type="string">
            <text:p>5&amp; </text:p>
          </table:table-cell>
          <table:table-cell table:formula="of:=[.C14]&amp;&quot;&amp; &quot;" office:value-type="string" office:string-value="Selasa&amp; " calcext:value-type="string">
            <text:p>Selasa&amp; </text:p>
          </table:table-cell>
          <table:table-cell table:formula="of:=[.D14]&amp;&quot;&amp; &quot;" office:value-type="string" office:string-value="Kis. 14:19-28; Mzm. 145:10-11,12-13ab,21; Yoh. 14:27-31a.&amp; " calcext:value-type="string">
            <text:p>Kis. 14:19-28; Mzm. 145:10-11,12-13ab,21; Yoh. 14:27-31a.&amp; </text:p>
          </table:table-cell>
          <table:table-cell table:formula="of:=[.E14]&amp;&quot;&amp; &quot;" office:value-type="string" office:string-value="Rosario&amp; " calcext:value-type="string">
            <text:p>Rosario&amp; </text:p>
          </table:table-cell>
          <table:table-cell table:formula="of:=[.F14]&amp;&quot;&amp; &quot;" office:value-type="string" office:string-value="Andreas Keso Muda&amp; " calcext:value-type="string">
            <text:p>Andreas Keso Muda&amp; </text:p>
          </table:table-cell>
          <table:table-cell table:formula="of:=[.G14]&amp;&quot;\par  &quot;&amp;[.H14]&amp;&quot;\\&quot;" office:value-type="string" office:string-value="Pratama Krisna Bayu Aji, Stefanus\par  Prima Ari Setiyani, Theresia\\" calcext:value-type="string">
            <text:p>Pratama Krisna Bayu Aji, Stefanus\par <text:s/>Prima Ari Setiyani, Theresia\\</text:p>
          </table:table-cell>
          <table:table-cell table:formula="of:=IF([.K1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5:1-6; Mzm. 122:1-2,3-4a,4b-5; Yoh. 15:1-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Djuwarni Anastasia Hedwig</text:p>
          </table:table-cell>
          <table:table-cell table:formula="of:=&quot;('&quot;&amp;[.G15]&amp;&quot;',1),&quot;" office:value-type="string" office:string-value="('Sularto, Fransiscus Xaverius',1)," calcext:value-type="string">
            <text:p>('Sularto, Fransiscus Xaverius',1),</text:p>
          </table:table-cell>
          <table:table-cell table:formula="of:=&quot;('&quot;&amp;[.H15]&amp;&quot;',2),&quot;" office:value-type="string" office:string-value="('Djuwarni Anastasia Hedwig',2)," calcext:value-type="string">
            <text:p>('Djuwarni Anastasia Hedwig',2),</text:p>
          </table:table-cell>
          <table:table-cell table:formula="of:=IF([.A15]&lt;&gt;[.A14];[.A15];&quot;&quot;)&amp;&quot;&amp;&quot;" office:value-type="string" office:string-value="&amp;" calcext:value-type="string">
            <text:p>&amp;</text:p>
          </table:table-cell>
          <table:table-cell table:formula="of:=[.B15]&amp;&quot;&amp; &quot;" office:value-type="string" office:string-value="6&amp; " calcext:value-type="string">
            <text:p>6&amp; </text:p>
          </table:table-cell>
          <table:table-cell table:formula="of:=[.C15]&amp;&quot;&amp; &quot;" office:value-type="string" office:string-value="Rabu&amp; " calcext:value-type="string">
            <text:p>Rabu&amp; </text:p>
          </table:table-cell>
          <table:table-cell table:formula="of:=[.D15]&amp;&quot;&amp; &quot;" office:value-type="string" office:string-value="Kis. 15:1-6; Mzm. 122:1-2,3-4a,4b-5; Yoh. 15:1-8.&amp; " calcext:value-type="string">
            <text:p>Kis. 15:1-6; Mzm. 122:1-2,3-4a,4b-5; Yoh. 15:1-8.&amp; </text:p>
          </table:table-cell>
          <table:table-cell table:formula="of:=[.E15]&amp;&quot;&amp; &quot;" office:value-type="string" office:string-value="Rosario&amp; " calcext:value-type="string">
            <text:p>Rosario&amp; </text:p>
          </table:table-cell>
          <table:table-cell table:formula="of:=[.F15]&amp;&quot;&amp; &quot;" office:value-type="string" office:string-value="Y. Sudarmadi&amp; " calcext:value-type="string">
            <text:p>Y. Sudarmadi&amp; </text:p>
          </table:table-cell>
          <table:table-cell table:formula="of:=[.G15]&amp;&quot;\par  &quot;&amp;[.H15]&amp;&quot;\\&quot;" office:value-type="string" office:string-value="Sularto, Fransiscus Xaverius\par  Djuwarni Anastasia Hedwig\\" calcext:value-type="string">
            <text:p>Sularto, Fransiscus Xaverius\par <text:s/>Djuwarni Anastasia Hedwig\\</text:p>
          </table:table-cell>
          <table:table-cell table:formula="of:=IF([.K1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5:7-21; Mzm. 96:1-2a,2b-3,10; Yoh. 15:9-1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Arie WS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Tri Susilowati, Caecilia</text:p>
          </table:table-cell>
          <table:table-cell table:formula="of:=&quot;('&quot;&amp;[.G16]&amp;&quot;',1),&quot;" office:value-type="string" office:string-value="('Budi Hartuti, Maria Goreti',1)," calcext:value-type="string">
            <text:p>('Budi Hartuti, Maria Goreti',1),</text:p>
          </table:table-cell>
          <table:table-cell table:formula="of:=&quot;('&quot;&amp;[.H16]&amp;&quot;',2),&quot;" office:value-type="string" office:string-value="('Tri Susilowati, Caecilia',2)," calcext:value-type="string">
            <text:p>('Tri Susilowati, Caecilia',2),</text:p>
          </table:table-cell>
          <table:table-cell table:formula="of:=IF([.A16]&lt;&gt;[.A15];[.A16];&quot;&quot;)&amp;&quot;&amp;&quot;" office:value-type="string" office:string-value="&amp;" calcext:value-type="string">
            <text:p>&amp;</text:p>
          </table:table-cell>
          <table:table-cell table:formula="of:=[.B16]&amp;&quot;&amp; &quot;" office:value-type="string" office:string-value="7&amp; " calcext:value-type="string">
            <text:p>7&amp; </text:p>
          </table:table-cell>
          <table:table-cell table:formula="of:=[.C16]&amp;&quot;&amp; &quot;" office:value-type="string" office:string-value="Kamis&amp; " calcext:value-type="string">
            <text:p>Kamis&amp; </text:p>
          </table:table-cell>
          <table:table-cell table:formula="of:=[.D16]&amp;&quot;&amp; &quot;" office:value-type="string" office:string-value="Kis. 15:7-21; Mzm. 96:1-2a,2b-3,10; Yoh. 15:9-11.&amp; " calcext:value-type="string">
            <text:p>Kis. 15:7-21; Mzm. 96:1-2a,2b-3,10; Yoh. 15:9-11.&amp; </text:p>
          </table:table-cell>
          <table:table-cell table:formula="of:=[.E16]&amp;&quot;&amp; &quot;" office:value-type="string" office:string-value="Rosario&amp; " calcext:value-type="string">
            <text:p>Rosario&amp; </text:p>
          </table:table-cell>
          <table:table-cell table:formula="of:=[.F16]&amp;&quot;&amp; &quot;" office:value-type="string" office:string-value="FX Arie WS&amp; " calcext:value-type="string">
            <text:p>FX Arie WS&amp; </text:p>
          </table:table-cell>
          <table:table-cell table:formula="of:=[.G16]&amp;&quot;\par  &quot;&amp;[.H16]&amp;&quot;\\&quot;" office:value-type="string" office:string-value="Budi Hartuti, Maria Goreti\par  Tri Susilowati, Caecilia\\" calcext:value-type="string">
            <text:p>Budi Hartuti, Maria Goreti\par <text:s/>Tri Susilowati, Caecilia\\</text:p>
          </table:table-cell>
          <table:table-cell table:formula="of:=IF([.K1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5:22-31; Mzm. 57:8-9,10-12; Yoh. 15:12-17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Th. Banar</text:p>
          </table:table-cell>
          <table:table-cell office:value-type="string" calcext:value-type="string">
            <text:p>Lamakey Maria Antonia Tona</text:p>
          </table:table-cell>
          <table:table-cell office:value-type="string" calcext:value-type="string">
            <text:p>Setya Prihatiningtyas, Chatarina</text:p>
          </table:table-cell>
          <table:table-cell table:formula="of:=&quot;('&quot;&amp;[.G17]&amp;&quot;',1),&quot;" office:value-type="string" office:string-value="('Lamakey Maria Antonia Tona',1)," calcext:value-type="string">
            <text:p>('Lamakey Maria Antonia Tona',1),</text:p>
          </table:table-cell>
          <table:table-cell table:formula="of:=&quot;('&quot;&amp;[.H17]&amp;&quot;',2),&quot;" office:value-type="string" office:string-value="('Setya Prihatiningtyas, Chatarina',2)," calcext:value-type="string">
            <text:p>('Setya Prihatiningtyas, Chatarina',2),</text:p>
          </table:table-cell>
          <table:table-cell table:formula="of:=IF([.A17]&lt;&gt;[.A16];[.A17];&quot;&quot;)&amp;&quot;&amp;&quot;" office:value-type="string" office:string-value="&amp;" calcext:value-type="string">
            <text:p>&amp;</text:p>
          </table:table-cell>
          <table:table-cell table:formula="of:=[.B17]&amp;&quot;&amp; &quot;" office:value-type="string" office:string-value="8&amp; " calcext:value-type="string">
            <text:p>8&amp; </text:p>
          </table:table-cell>
          <table:table-cell table:formula="of:=[.C17]&amp;&quot;&amp; &quot;" office:value-type="string" office:string-value="Jumat&amp; " calcext:value-type="string">
            <text:p>Jumat&amp; </text:p>
          </table:table-cell>
          <table:table-cell table:formula="of:=[.D17]&amp;&quot;&amp; &quot;" office:value-type="string" office:string-value="Kis. 15:22-31; Mzm. 57:8-9,10-12; Yoh. 15:12-17.&amp; " calcext:value-type="string">
            <text:p>Kis. 15:22-31; Mzm. 57:8-9,10-12; Yoh. 15:12-17.&amp; </text:p>
          </table:table-cell>
          <table:table-cell table:formula="of:=[.E17]&amp;&quot;&amp; &quot;" office:value-type="string" office:string-value="Rosario&amp; " calcext:value-type="string">
            <text:p>Rosario&amp; </text:p>
          </table:table-cell>
          <table:table-cell table:formula="of:=[.F17]&amp;&quot;&amp; &quot;" office:value-type="string" office:string-value="Th. Banar&amp; " calcext:value-type="string">
            <text:p>Th. Banar&amp; </text:p>
          </table:table-cell>
          <table:table-cell table:formula="of:=[.G17]&amp;&quot;\par  &quot;&amp;[.H17]&amp;&quot;\\&quot;" office:value-type="string" office:string-value="Lamakey Maria Antonia Tona\par  Setya Prihatiningtyas, Chatarina\\" calcext:value-type="string">
            <text:p>Lamakey Maria Antonia Tona\par <text:s/>Setya Prihatiningtyas, Chatarina\\</text:p>
          </table:table-cell>
          <table:table-cell table:formula="of:=IF([.K1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6:1-10; Mzm. 100:1-2,3,5; Yoh. 15:18-2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g. Sandy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Sularto, Fransiscus Xaverius</text:p>
          </table:table-cell>
          <table:table-cell table:formula="of:=&quot;('&quot;&amp;[.G18]&amp;&quot;',1),&quot;" office:value-type="string" office:string-value="('Arie Wibowo S, FX',1)," calcext:value-type="string">
            <text:p>('Arie Wibowo S, FX',1),</text:p>
          </table:table-cell>
          <table:table-cell table:formula="of:=&quot;('&quot;&amp;[.H18]&amp;&quot;',2),&quot;" office:value-type="string" office:string-value="('Sularto, Fransiscus Xaverius',2)," calcext:value-type="string">
            <text:p>('Sularto, Fransiscus Xaverius',2),</text:p>
          </table:table-cell>
          <table:table-cell table:formula="of:=IF([.A18]&lt;&gt;[.A17];[.A18];&quot;&quot;)&amp;&quot;&amp;&quot;" office:value-type="string" office:string-value="&amp;" calcext:value-type="string">
            <text:p>&amp;</text:p>
          </table:table-cell>
          <table:table-cell table:formula="of:=[.B18]&amp;&quot;&amp; &quot;" office:value-type="string" office:string-value="9&amp; " calcext:value-type="string">
            <text:p>9&amp; </text:p>
          </table:table-cell>
          <table:table-cell table:formula="of:=[.C18]&amp;&quot;&amp; &quot;" office:value-type="string" office:string-value="Sabtu&amp; " calcext:value-type="string">
            <text:p>Sabtu&amp; </text:p>
          </table:table-cell>
          <table:table-cell table:formula="of:=[.D18]&amp;&quot;&amp; &quot;" office:value-type="string" office:string-value="Kis. 16:1-10; Mzm. 100:1-2,3,5; Yoh. 15:18-21.&amp; " calcext:value-type="string">
            <text:p>Kis. 16:1-10; Mzm. 100:1-2,3,5; Yoh. 15:18-21.&amp; </text:p>
          </table:table-cell>
          <table:table-cell table:formula="of:=[.E18]&amp;&quot;&amp; &quot;" office:value-type="string" office:string-value="Rosario&amp; " calcext:value-type="string">
            <text:p>Rosario&amp; </text:p>
          </table:table-cell>
          <table:table-cell table:formula="of:=[.F18]&amp;&quot;&amp; &quot;" office:value-type="string" office:string-value="Ig. Sandy&amp; " calcext:value-type="string">
            <text:p>Ig. Sandy&amp; </text:p>
          </table:table-cell>
          <table:table-cell table:formula="of:=[.G18]&amp;&quot;\par  &quot;&amp;[.H18]&amp;&quot;\\&quot;" office:value-type="string" office:string-value="Arie Wibowo S, FX\par  Sularto, Fransiscus Xaverius\\" calcext:value-type="string">
            <text:p>Arie Wibowo S, FX\par <text:s/>Sularto, Fransiscus Xaverius\\</text:p>
          </table:table-cell>
          <table:table-cell table:formula="of:=IF([.K1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10:25-26,34-35,44-48; Mzm. 98:1,2-3ab,3cd-4; 1Yoh. 4:7-10; Yoh. 15:9-17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ode Muda Valentia, Elenora</text:p>
          </table:table-cell>
          <table:table-cell table:formula="of:=&quot;('&quot;&amp;[.G19]&amp;&quot;',1),&quot;" office:value-type="string" office:string-value="('Apriliana Wulandari, Herminigilda',1)," calcext:value-type="string">
            <text:p>('Apriliana Wulandari, Herminigilda',1),</text:p>
          </table:table-cell>
          <table:table-cell table:formula="of:=&quot;('&quot;&amp;[.H19]&amp;&quot;',2),&quot;" office:value-type="string" office:string-value="('Sode Muda Valentia, Elenora',2)," calcext:value-type="string">
            <text:p>('Sode Muda Valentia, Elenora',2),</text:p>
          </table:table-cell>
          <table:table-cell table:formula="of:=IF([.A19]&lt;&gt;[.A18];[.A19];&quot;&quot;)&amp;&quot;&amp;&quot;" office:value-type="string" office:string-value="&amp;" calcext:value-type="string">
            <text:p>&amp;</text:p>
          </table:table-cell>
          <table:table-cell table:formula="of:=[.B19]&amp;&quot;&amp; &quot;" office:value-type="string" office:string-value="10&amp; " calcext:value-type="string">
            <text:p>10&amp; </text:p>
          </table:table-cell>
          <table:table-cell table:formula="of:=[.C19]&amp;&quot;&amp; &quot;" office:value-type="string" office:string-value="Minggu&amp; " calcext:value-type="string">
            <text:p>Minggu&amp; </text:p>
          </table:table-cell>
          <table:table-cell table:formula="of:=[.D19]&amp;&quot;&amp; &quot;" office:value-type="string" office:string-value="Kis. 10:25-26,34-35,44-48; Mzm. 98:1,2-3ab,3cd-4; 1Yoh. 4:7-10; Yoh. 15:9-17&amp; " calcext:value-type="string">
            <text:p>Kis. 10:25-26,34-35,44-48; Mzm. 98:1,2-3ab,3cd-4; 1Yoh. 4:7-10; Yoh. 15:9-17&amp; </text:p>
          </table:table-cell>
          <table:table-cell table:formula="of:=[.E19]&amp;&quot;&amp; &quot;" office:value-type="string" office:string-value="Rosario&amp; " calcext:value-type="string">
            <text:p>Rosario&amp; </text:p>
          </table:table-cell>
          <table:table-cell table:formula="of:=[.F19]&amp;&quot;&amp; &quot;" office:value-type="string" office:string-value="Neo Suradi&amp; " calcext:value-type="string">
            <text:p>Neo Suradi&amp; </text:p>
          </table:table-cell>
          <table:table-cell table:formula="of:=[.G19]&amp;&quot;\par  &quot;&amp;[.H19]&amp;&quot;\\&quot;" office:value-type="string" office:string-value="Apriliana Wulandari, Herminigilda\par  Sode Muda Valentia, Elenora\\" calcext:value-type="string">
            <text:p>Apriliana Wulandari, Herminigilda\par <text:s/>Sode Muda Valentia, Elenora\\</text:p>
          </table:table-cell>
          <table:table-cell table:formula="of:=IF([.K2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6:11-15; Mzm. 149:1-2,3-4,5-6a,9b; Yoh. 15:26 - 16:4a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Supriyadi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Suradi, Neo</text:p>
          </table:table-cell>
          <table:table-cell table:formula="of:=&quot;('&quot;&amp;[.G20]&amp;&quot;',1),&quot;" office:value-type="string" office:string-value="('Jatiningsih, Yulia',1)," calcext:value-type="string">
            <text:p>('Jatiningsih, Yulia',1),</text:p>
          </table:table-cell>
          <table:table-cell table:formula="of:=&quot;('&quot;&amp;[.H20]&amp;&quot;',2),&quot;" office:value-type="string" office:string-value="('Suradi, Neo',2)," calcext:value-type="string">
            <text:p>('Suradi, Neo',2),</text:p>
          </table:table-cell>
          <table:table-cell table:formula="of:=IF([.A20]&lt;&gt;[.A19];[.A20];&quot;&quot;)&amp;&quot;&amp;&quot;" office:value-type="string" office:string-value="&amp;" calcext:value-type="string">
            <text:p>&amp;</text:p>
          </table:table-cell>
          <table:table-cell table:formula="of:=[.B20]&amp;&quot;&amp; &quot;" office:value-type="string" office:string-value="11&amp; " calcext:value-type="string">
            <text:p>11&amp; </text:p>
          </table:table-cell>
          <table:table-cell table:formula="of:=[.C20]&amp;&quot;&amp; &quot;" office:value-type="string" office:string-value="Senin&amp; " calcext:value-type="string">
            <text:p>Senin&amp; </text:p>
          </table:table-cell>
          <table:table-cell table:formula="of:=[.D20]&amp;&quot;&amp; &quot;" office:value-type="string" office:string-value="Kis. 16:11-15; Mzm. 149:1-2,3-4,5-6a,9b; Yoh. 15:26 - 16:4a.&amp; " calcext:value-type="string">
            <text:p>Kis. 16:11-15; Mzm. 149:1-2,3-4,5-6a,9b; Yoh. 15:26 - 16:4a.&amp; </text:p>
          </table:table-cell>
          <table:table-cell table:formula="of:=[.E20]&amp;&quot;&amp; &quot;" office:value-type="string" office:string-value="Rosario&amp; " calcext:value-type="string">
            <text:p>Rosario&amp; </text:p>
          </table:table-cell>
          <table:table-cell table:formula="of:=[.F20]&amp;&quot;&amp; &quot;" office:value-type="string" office:string-value="C. Supriyadi&amp; " calcext:value-type="string">
            <text:p>C. Supriyadi&amp; </text:p>
          </table:table-cell>
          <table:table-cell table:formula="of:=[.G20]&amp;&quot;\par  &quot;&amp;[.H20]&amp;&quot;\\&quot;" office:value-type="string" office:string-value="Jatiningsih, Yulia\par  Suradi, Neo\\" calcext:value-type="string">
            <text:p>Jatiningsih, Yulia\par <text:s/>Suradi, Neo\\</text:p>
          </table:table-cell>
          <table:table-cell table:formula="of:=IF([.K2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16:22-34; Mzm. 138:1-2a,2bc-3,7c-8; Yoh. 16:5-1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Keso Muda, Andreas</text:p>
          </table:table-cell>
          <table:table-cell table:formula="of:=&quot;('&quot;&amp;[.G21]&amp;&quot;',1),&quot;" office:value-type="string" office:string-value="('Prima Ari Setiyani, Theresia',1)," calcext:value-type="string">
            <text:p>('Prima Ari Setiyani, Theresia',1),</text:p>
          </table:table-cell>
          <table:table-cell table:formula="of:=&quot;('&quot;&amp;[.H21]&amp;&quot;',2),&quot;" office:value-type="string" office:string-value="('Keso Muda, Andreas',2)," calcext:value-type="string">
            <text:p>('Keso Muda, Andreas',2),</text:p>
          </table:table-cell>
          <table:table-cell table:formula="of:=IF([.A21]&lt;&gt;[.A20];[.A21];&quot;&quot;)&amp;&quot;&amp;&quot;" office:value-type="string" office:string-value="&amp;" calcext:value-type="string">
            <text:p>&amp;</text:p>
          </table:table-cell>
          <table:table-cell table:formula="of:=[.B21]&amp;&quot;&amp; &quot;" office:value-type="string" office:string-value="12&amp; " calcext:value-type="string">
            <text:p>12&amp; </text:p>
          </table:table-cell>
          <table:table-cell table:formula="of:=[.C21]&amp;&quot;&amp; &quot;" office:value-type="string" office:string-value="Selasa&amp; " calcext:value-type="string">
            <text:p>Selasa&amp; </text:p>
          </table:table-cell>
          <table:table-cell table:formula="of:=[.D21]&amp;&quot;&amp; &quot;" office:value-type="string" office:string-value="Kis. 16:22-34; Mzm. 138:1-2a,2bc-3,7c-8; Yoh. 16:5-11.&amp; " calcext:value-type="string">
            <text:p>Kis. 16:22-34; Mzm. 138:1-2a,2bc-3,7c-8; Yoh. 16:5-11.&amp; </text:p>
          </table:table-cell>
          <table:table-cell table:formula="of:=[.E21]&amp;&quot;&amp; &quot;" office:value-type="string" office:string-value="Rosario&amp; " calcext:value-type="string">
            <text:p>Rosario&amp; </text:p>
          </table:table-cell>
          <table:table-cell table:formula="of:=[.F21]&amp;&quot;&amp; &quot;" office:value-type="string" office:string-value="KRA YP Prononagoro&amp; " calcext:value-type="string">
            <text:p>KRA YP Prononagoro&amp; </text:p>
          </table:table-cell>
          <table:table-cell table:formula="of:=[.G21]&amp;&quot;\par  &quot;&amp;[.H21]&amp;&quot;\\&quot;" office:value-type="string" office:string-value="Prima Ari Setiyani, Theresia\par  Keso Muda, Andreas\\" calcext:value-type="string">
            <text:p>Prima Ari Setiyani, Theresia\par <text:s/>Keso Muda, Andreas\\</text:p>
          </table:table-cell>
          <table:table-cell table:formula="of:=IF([.K2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7:15,22 - 18:1; Mzm. 148:1-2,11-12ab,12c-14a,14bcd; Yoh. 16:12-15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. Th. Nanik Ismarjiyati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Sri Supriyati, Anastasia</text:p>
          </table:table-cell>
          <table:table-cell table:formula="of:=&quot;('&quot;&amp;[.G22]&amp;&quot;',1),&quot;" office:value-type="string" office:string-value="('Sudarmadi, Yohanes',1)," calcext:value-type="string">
            <text:p>('Sudarmadi, Yohanes',1),</text:p>
          </table:table-cell>
          <table:table-cell table:formula="of:=&quot;('&quot;&amp;[.H22]&amp;&quot;',2),&quot;" office:value-type="string" office:string-value="('Sri Supriyati, Anastasia',2)," calcext:value-type="string">
            <text:p>('Sri Supriyati, Anastasia',2),</text:p>
          </table:table-cell>
          <table:table-cell table:formula="of:=IF([.A22]&lt;&gt;[.A21];[.A22];&quot;&quot;)&amp;&quot;&amp;&quot;" office:value-type="string" office:string-value="&amp;" calcext:value-type="string">
            <text:p>&amp;</text:p>
          </table:table-cell>
          <table:table-cell table:formula="of:=[.B22]&amp;&quot;&amp; &quot;" office:value-type="string" office:string-value="13&amp; " calcext:value-type="string">
            <text:p>13&amp; </text:p>
          </table:table-cell>
          <table:table-cell table:formula="of:=[.C22]&amp;&quot;&amp; &quot;" office:value-type="string" office:string-value="Rabu&amp; " calcext:value-type="string">
            <text:p>Rabu&amp; </text:p>
          </table:table-cell>
          <table:table-cell table:formula="of:=[.D22]&amp;&quot;&amp; &quot;" office:value-type="string" office:string-value="Kis. 17:15,22 - 18:1; Mzm. 148:1-2,11-12ab,12c-14a,14bcd; Yoh. 16:12-15.&amp; " calcext:value-type="string">
            <text:p>Kis. 17:15,22 - 18:1; Mzm. 148:1-2,11-12ab,12c-14a,14bcd; Yoh. 16:12-15.&amp; </text:p>
          </table:table-cell>
          <table:table-cell table:formula="of:=[.E22]&amp;&quot;&amp; &quot;" office:value-type="string" office:string-value="Rosario&amp; " calcext:value-type="string">
            <text:p>Rosario&amp; </text:p>
          </table:table-cell>
          <table:table-cell table:formula="of:=[.F22]&amp;&quot;&amp; &quot;" office:value-type="string" office:string-value="M. Th. Nanik Ismarjiyati&amp; " calcext:value-type="string">
            <text:p>M. Th. Nanik Ismarjiyati&amp; </text:p>
          </table:table-cell>
          <table:table-cell table:formula="of:=[.G22]&amp;&quot;\par  &quot;&amp;[.H22]&amp;&quot;\\&quot;" office:value-type="string" office:string-value="Sudarmadi, Yohanes\par  Sri Supriyati, Anastasia\\" calcext:value-type="string">
            <text:p>Sudarmadi, Yohanes\par <text:s/>Sri Supriyati, Anastasia\\</text:p>
          </table:table-cell>
          <table:table-cell table:formula="of:=IF([.K2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:1-11; Mzm. 47:2-3,6-7,8-9; Ef. 1:17-23 atau Ef. 4:1-13 (Ef. 4:1-7,11-13); Mrk. 16:15-20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Djuwarni Anastasia Hedwig</text:p>
          </table:table-cell>
          <table:table-cell office:value-type="string" calcext:value-type="string">
            <text:p>Jatiningsih, Yulia</text:p>
          </table:table-cell>
          <table:table-cell table:formula="of:=&quot;('&quot;&amp;[.G23]&amp;&quot;',1),&quot;" office:value-type="string" office:string-value="('Djuwarni Anastasia Hedwig',1)," calcext:value-type="string">
            <text:p>('Djuwarni Anastasia Hedwig',1),</text:p>
          </table:table-cell>
          <table:table-cell table:formula="of:=&quot;('&quot;&amp;[.H23]&amp;&quot;',2),&quot;" office:value-type="string" office:string-value="('Jatiningsih, Yulia',2)," calcext:value-type="string">
            <text:p>('Jatiningsih, Yulia',2),</text:p>
          </table:table-cell>
          <table:table-cell table:formula="of:=IF([.A23]&lt;&gt;[.A22];[.A23];&quot;&quot;)&amp;&quot;&amp;&quot;" office:value-type="string" office:string-value="&amp;" calcext:value-type="string">
            <text:p>&amp;</text:p>
          </table:table-cell>
          <table:table-cell table:formula="of:=[.B23]&amp;&quot;&amp; &quot;" office:value-type="string" office:string-value="14&amp; " calcext:value-type="string">
            <text:p>14&amp; </text:p>
          </table:table-cell>
          <table:table-cell table:formula="of:=[.C23]&amp;&quot;&amp; &quot;" office:value-type="string" office:string-value="Kamis&amp; " calcext:value-type="string">
            <text:p>Kamis&amp; </text:p>
          </table:table-cell>
          <table:table-cell table:formula="of:=[.D23]&amp;&quot;&amp; &quot;" office:value-type="string" office:string-value="Kis. 1:1-11; Mzm. 47:2-3,6-7,8-9; Ef. 1:17-23 atau Ef. 4:1-13 (Ef. 4:1-7,11-13); Mrk. 16:15-20&amp; " calcext:value-type="string">
            <text:p>Kis. 1:1-11; Mzm. 47:2-3,6-7,8-9; Ef. 1:17-23 atau Ef. 4:1-13 (Ef. 4:1-7,11-13); Mrk. 16:15-20&amp; </text:p>
          </table:table-cell>
          <table:table-cell table:formula="of:=[.E23]&amp;&quot;&amp; &quot;" office:value-type="string" office:string-value="Rosario&amp; " calcext:value-type="string">
            <text:p>Rosario&amp; </text:p>
          </table:table-cell>
          <table:table-cell table:formula="of:=[.F23]&amp;&quot;&amp; &quot;" office:value-type="string" office:string-value="Y. Suyanto&amp; " calcext:value-type="string">
            <text:p>Y. Suyanto&amp; </text:p>
          </table:table-cell>
          <table:table-cell table:formula="of:=[.G23]&amp;&quot;\par  &quot;&amp;[.H23]&amp;&quot;\\&quot;" office:value-type="string" office:string-value="Djuwarni Anastasia Hedwig\par  Jatiningsih, Yulia\\" calcext:value-type="string">
            <text:p>Djuwarni Anastasia Hedwig\par <text:s/>Jatiningsih, Yulia\\</text:p>
          </table:table-cell>
          <table:table-cell table:formula="of:=IF([.K2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18:9-18; Mzm. 47:2-3,4-5,6-7; Yoh. 16:20-23a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Lamakey Maria Anastasia Bare</text:p>
          </table:table-cell>
          <table:table-cell office:value-type="string" calcext:value-type="string">
            <text:p>Supriadi, Cornelius</text:p>
          </table:table-cell>
          <table:table-cell table:formula="of:=&quot;('&quot;&amp;[.G24]&amp;&quot;',1),&quot;" office:value-type="string" office:string-value="('Lamakey Maria Anastasia Bare',1)," calcext:value-type="string">
            <text:p>('Lamakey Maria Anastasia Bare',1),</text:p>
          </table:table-cell>
          <table:table-cell table:formula="of:=&quot;('&quot;&amp;[.H24]&amp;&quot;',2),&quot;" office:value-type="string" office:string-value="('Supriadi, Cornelius',2)," calcext:value-type="string">
            <text:p>('Supriadi, Cornelius',2),</text:p>
          </table:table-cell>
          <table:table-cell table:formula="of:=IF([.A24]&lt;&gt;[.A23];[.A24];&quot;&quot;)&amp;&quot;&amp;&quot;" office:value-type="string" office:string-value="&amp;" calcext:value-type="string">
            <text:p>&amp;</text:p>
          </table:table-cell>
          <table:table-cell table:formula="of:=[.B24]&amp;&quot;&amp; &quot;" office:value-type="string" office:string-value="15&amp; " calcext:value-type="string">
            <text:p>15&amp; </text:p>
          </table:table-cell>
          <table:table-cell table:formula="of:=[.C24]&amp;&quot;&amp; &quot;" office:value-type="string" office:string-value="Jumat&amp; " calcext:value-type="string">
            <text:p>Jumat&amp; </text:p>
          </table:table-cell>
          <table:table-cell table:formula="of:=[.D24]&amp;&quot;&amp; &quot;" office:value-type="string" office:string-value="Kis. 18:9-18; Mzm. 47:2-3,4-5,6-7; Yoh. 16:20-23a.&amp; " calcext:value-type="string">
            <text:p>Kis. 18:9-18; Mzm. 47:2-3,4-5,6-7; Yoh. 16:20-23a.&amp; </text:p>
          </table:table-cell>
          <table:table-cell table:formula="of:=[.E24]&amp;&quot;&amp; &quot;" office:value-type="string" office:string-value="Rosario&amp; " calcext:value-type="string">
            <text:p>Rosario&amp; </text:p>
          </table:table-cell>
          <table:table-cell table:formula="of:=[.F24]&amp;&quot;&amp; &quot;" office:value-type="string" office:string-value="V. Dalyono&amp; " calcext:value-type="string">
            <text:p>V. Dalyono&amp; </text:p>
          </table:table-cell>
          <table:table-cell table:formula="of:=[.G24]&amp;&quot;\par  &quot;&amp;[.H24]&amp;&quot;\\&quot;" office:value-type="string" office:string-value="Lamakey Maria Anastasia Bare\par  Supriadi, Cornelius\\" calcext:value-type="string">
            <text:p>Lamakey Maria Anastasia Bare\par <text:s/>Supriadi, Cornelius\\</text:p>
          </table:table-cell>
          <table:table-cell table:formula="of:=IF([.K2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18:23-28; Mzm. 47:2-3,8-9,10; Yoh. 16:23b-2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Sode Muda, Maria</text:p>
          </table:table-cell>
          <table:table-cell table:formula="of:=&quot;('&quot;&amp;[.G25]&amp;&quot;',1),&quot;" office:value-type="string" office:string-value="('Sri Utami Chrisssumiwi, Margareta Maria',1)," calcext:value-type="string">
            <text:p>('Sri Utami Chrisssumiwi, Margareta Maria',1),</text:p>
          </table:table-cell>
          <table:table-cell table:formula="of:=&quot;('&quot;&amp;[.H25]&amp;&quot;',2),&quot;" office:value-type="string" office:string-value="('Sode Muda, Maria',2)," calcext:value-type="string">
            <text:p>('Sode Muda, Maria',2),</text:p>
          </table:table-cell>
          <table:table-cell table:formula="of:=IF([.A25]&lt;&gt;[.A24];[.A25];&quot;&quot;)&amp;&quot;&amp;&quot;" office:value-type="string" office:string-value="&amp;" calcext:value-type="string">
            <text:p>&amp;</text:p>
          </table:table-cell>
          <table:table-cell table:formula="of:=[.B25]&amp;&quot;&amp; &quot;" office:value-type="string" office:string-value="16&amp; " calcext:value-type="string">
            <text:p>16&amp; </text:p>
          </table:table-cell>
          <table:table-cell table:formula="of:=[.C25]&amp;&quot;&amp; &quot;" office:value-type="string" office:string-value="Sabtu&amp; " calcext:value-type="string">
            <text:p>Sabtu&amp; </text:p>
          </table:table-cell>
          <table:table-cell table:formula="of:=[.D25]&amp;&quot;&amp; &quot;" office:value-type="string" office:string-value="Kis. 18:23-28; Mzm. 47:2-3,8-9,10; Yoh. 16:23b-28.&amp; " calcext:value-type="string">
            <text:p>Kis. 18:23-28; Mzm. 47:2-3,8-9,10; Yoh. 16:23b-28.&amp; </text:p>
          </table:table-cell>
          <table:table-cell table:formula="of:=[.E25]&amp;&quot;&amp; &quot;" office:value-type="string" office:string-value="Rosario&amp; " calcext:value-type="string">
            <text:p>Rosario&amp; </text:p>
          </table:table-cell>
          <table:table-cell table:formula="of:=[.F25]&amp;&quot;&amp; &quot;" office:value-type="string" office:string-value="Anton Supriyana&amp; " calcext:value-type="string">
            <text:p>Anton Supriyana&amp; </text:p>
          </table:table-cell>
          <table:table-cell table:formula="of:=[.G25]&amp;&quot;\par  &quot;&amp;[.H25]&amp;&quot;\\&quot;" office:value-type="string" office:string-value="Sri Utami Chrisssumiwi, Margareta Maria\par  Sode Muda, Maria\\" calcext:value-type="string">
            <text:p>Sri Utami Chrisssumiwi, Margareta Maria\par <text:s/>Sode Muda, Maria\\</text:p>
          </table:table-cell>
          <table:table-cell table:formula="of:=IF([.K2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1:15-17,20a,20c-26; Mzm. 103:1-2,11-12,19-20ab; 1Yoh. 4:11-16; Yoh. 17:11b-19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Djoko Marsito, Yohanes</text:p>
          </table:table-cell>
          <table:table-cell office:value-type="string" calcext:value-type="string">
            <text:p>Aloysius Lamakey</text:p>
          </table:table-cell>
          <table:table-cell table:formula="of:=&quot;('&quot;&amp;[.G26]&amp;&quot;',1),&quot;" office:value-type="string" office:string-value="('Djoko Marsito, Yohanes',1)," calcext:value-type="string">
            <text:p>('Djoko Marsito, Yohanes',1),</text:p>
          </table:table-cell>
          <table:table-cell table:formula="of:=&quot;('&quot;&amp;[.H26]&amp;&quot;',2),&quot;" office:value-type="string" office:string-value="('Aloysius Lamakey',2)," calcext:value-type="string">
            <text:p>('Aloysius Lamakey',2),</text:p>
          </table:table-cell>
          <table:table-cell table:formula="of:=IF([.A26]&lt;&gt;[.A25];[.A26];&quot;&quot;)&amp;&quot;&amp;&quot;" office:value-type="string" office:string-value="&amp;" calcext:value-type="string">
            <text:p>&amp;</text:p>
          </table:table-cell>
          <table:table-cell table:formula="of:=[.B26]&amp;&quot;&amp; &quot;" office:value-type="string" office:string-value="17&amp; " calcext:value-type="string">
            <text:p>17&amp; </text:p>
          </table:table-cell>
          <table:table-cell table:formula="of:=[.C26]&amp;&quot;&amp; &quot;" office:value-type="string" office:string-value="Minggu&amp; " calcext:value-type="string">
            <text:p>Minggu&amp; </text:p>
          </table:table-cell>
          <table:table-cell table:formula="of:=[.D26]&amp;&quot;&amp; &quot;" office:value-type="string" office:string-value="Kis. 1:15-17,20a,20c-26; Mzm. 103:1-2,11-12,19-20ab; 1Yoh. 4:11-16; Yoh. 17:11b-19&amp; " calcext:value-type="string">
            <text:p>Kis. 1:15-17,20a,20c-26; Mzm. 103:1-2,11-12,19-20ab; 1Yoh. 4:11-16; Yoh. 17:11b-19&amp; </text:p>
          </table:table-cell>
          <table:table-cell table:formula="of:=[.E26]&amp;&quot;&amp; &quot;" office:value-type="string" office:string-value="Rosario&amp; " calcext:value-type="string">
            <text:p>Rosario&amp; </text:p>
          </table:table-cell>
          <table:table-cell table:formula="of:=[.F26]&amp;&quot;&amp; &quot;" office:value-type="string" office:string-value="P. Suroyo&amp; " calcext:value-type="string">
            <text:p>P. Suroyo&amp; </text:p>
          </table:table-cell>
          <table:table-cell table:formula="of:=[.G26]&amp;&quot;\par  &quot;&amp;[.H26]&amp;&quot;\\&quot;" office:value-type="string" office:string-value="Djoko Marsito, Yohanes\par  Aloysius Lamakey\\" calcext:value-type="string">
            <text:p>Djoko Marsito, Yohanes\par <text:s/>Aloysius Lamakey\\</text:p>
          </table:table-cell>
          <table:table-cell table:formula="of:=IF([.K2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s. 19:1-8; Mzm. 68:2-3,4-5ac,6-7ab; Yoh. 16:29-33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Tri Tutwuri, Kristina</text:p>
          </table:table-cell>
          <table:table-cell table:formula="of:=&quot;('&quot;&amp;[.G27]&amp;&quot;',1),&quot;" office:value-type="string" office:string-value="('Sandi Ignatius',1)," calcext:value-type="string">
            <text:p>('Sandi Ignatius',1),</text:p>
          </table:table-cell>
          <table:table-cell table:formula="of:=&quot;('&quot;&amp;[.H27]&amp;&quot;',2),&quot;" office:value-type="string" office:string-value="('Tri Tutwuri, Kristina',2)," calcext:value-type="string">
            <text:p>('Tri Tutwuri, Kristina',2),</text:p>
          </table:table-cell>
          <table:table-cell table:formula="of:=IF([.A27]&lt;&gt;[.A26];[.A27];&quot;&quot;)&amp;&quot;&amp;&quot;" office:value-type="string" office:string-value="&amp;" calcext:value-type="string">
            <text:p>&amp;</text:p>
          </table:table-cell>
          <table:table-cell table:formula="of:=[.B27]&amp;&quot;&amp; &quot;" office:value-type="string" office:string-value="18&amp; " calcext:value-type="string">
            <text:p>18&amp; </text:p>
          </table:table-cell>
          <table:table-cell table:formula="of:=[.C27]&amp;&quot;&amp; &quot;" office:value-type="string" office:string-value="Senin&amp; " calcext:value-type="string">
            <text:p>Senin&amp; </text:p>
          </table:table-cell>
          <table:table-cell table:formula="of:=[.D27]&amp;&quot;&amp; &quot;" office:value-type="string" office:string-value="Kis. 19:1-8; Mzm. 68:2-3,4-5ac,6-7ab; Yoh. 16:29-33.&amp; " calcext:value-type="string">
            <text:p>Kis. 19:1-8; Mzm. 68:2-3,4-5ac,6-7ab; Yoh. 16:29-33.&amp; </text:p>
          </table:table-cell>
          <table:table-cell table:formula="of:=[.E27]&amp;&quot;&amp; &quot;" office:value-type="string" office:string-value="Rosario&amp; " calcext:value-type="string">
            <text:p>Rosario&amp; </text:p>
          </table:table-cell>
          <table:table-cell table:formula="of:=[.F27]&amp;&quot;&amp; &quot;" office:value-type="string" office:string-value="C. Triyono&amp; " calcext:value-type="string">
            <text:p>C. Triyono&amp; </text:p>
          </table:table-cell>
          <table:table-cell table:formula="of:=[.G27]&amp;&quot;\par  &quot;&amp;[.H27]&amp;&quot;\\&quot;" office:value-type="string" office:string-value="Sandi Ignatius\par  Tri Tutwuri, Kristina\\" calcext:value-type="string">
            <text:p>Sandi Ignatius\par <text:s/>Tri Tutwuri, Kristina\\</text:p>
          </table:table-cell>
          <table:table-cell table:formula="of:=IF([.K2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Kis. 20:17-27; Mzm. 68:10-11,20-21; Yoh. 17:1-11a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ripto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Lamakey Maria Antonia Tona</text:p>
          </table:table-cell>
          <table:table-cell table:formula="of:=&quot;('&quot;&amp;[.G28]&amp;&quot;',1),&quot;" office:value-type="string" office:string-value="('Nanik Ismarjati, Maria Theresia',1)," calcext:value-type="string">
            <text:p>('Nanik Ismarjati, Maria Theresia',1),</text:p>
          </table:table-cell>
          <table:table-cell table:formula="of:=&quot;('&quot;&amp;[.H28]&amp;&quot;',2),&quot;" office:value-type="string" office:string-value="('Lamakey Maria Antonia Tona',2)," calcext:value-type="string">
            <text:p>('Lamakey Maria Antonia Tona',2),</text:p>
          </table:table-cell>
          <table:table-cell table:formula="of:=IF([.A28]&lt;&gt;[.A27];[.A28];&quot;&quot;)&amp;&quot;&amp;&quot;" office:value-type="string" office:string-value="&amp;" calcext:value-type="string">
            <text:p>&amp;</text:p>
          </table:table-cell>
          <table:table-cell table:formula="of:=[.B28]&amp;&quot;&amp; &quot;" office:value-type="string" office:string-value="19&amp; " calcext:value-type="string">
            <text:p>19&amp; </text:p>
          </table:table-cell>
          <table:table-cell table:formula="of:=[.C28]&amp;&quot;&amp; &quot;" office:value-type="string" office:string-value="Selasa&amp; " calcext:value-type="string">
            <text:p>Selasa&amp; </text:p>
          </table:table-cell>
          <table:table-cell table:formula="of:=[.D28]&amp;&quot;&amp; &quot;" office:value-type="string" office:string-value="Kis. 20:17-27; Mzm. 68:10-11,20-21; Yoh. 17:1-11a.&amp; " calcext:value-type="string">
            <text:p>Kis. 20:17-27; Mzm. 68:10-11,20-21; Yoh. 17:1-11a.&amp; </text:p>
          </table:table-cell>
          <table:table-cell table:formula="of:=[.E28]&amp;&quot;&amp; &quot;" office:value-type="string" office:string-value="Rosario&amp; " calcext:value-type="string">
            <text:p>Rosario&amp; </text:p>
          </table:table-cell>
          <table:table-cell table:formula="of:=[.F28]&amp;&quot;&amp; &quot;" office:value-type="string" office:string-value="Y. Suripto&amp; " calcext:value-type="string">
            <text:p>Y. Suripto&amp; </text:p>
          </table:table-cell>
          <table:table-cell table:formula="of:=[.G28]&amp;&quot;\par  &quot;&amp;[.H28]&amp;&quot;\\&quot;" office:value-type="string" office:string-value="Nanik Ismarjati, Maria Theresia\par  Lamakey Maria Antonia Tona\\" calcext:value-type="string">
            <text:p>Nanik Ismarjati, Maria Theresia\par <text:s/>Lamakey Maria Antonia Tona\\</text:p>
          </table:table-cell>
          <table:table-cell table:formula="of:=IF([.K2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20:28-38; Mzm. 68:29-30,33-35a,35b-36c; Yoh. 17:11b-19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Suyanto, Yohanes</text:p>
          </table:table-cell>
          <table:table-cell table:formula="of:=&quot;('&quot;&amp;[.G29]&amp;&quot;',1),&quot;" office:value-type="string" office:string-value="('Tri Tutwuri, Kristina',1)," calcext:value-type="string">
            <text:p>('Tri Tutwuri, Kristina',1),</text:p>
          </table:table-cell>
          <table:table-cell table:formula="of:=&quot;('&quot;&amp;[.H29]&amp;&quot;',2),&quot;" office:value-type="string" office:string-value="('Suyanto, Yohanes',2)," calcext:value-type="string">
            <text:p>('Suyanto, Yohanes',2),</text:p>
          </table:table-cell>
          <table:table-cell table:formula="of:=IF([.A29]&lt;&gt;[.A28];[.A29];&quot;&quot;)&amp;&quot;&amp;&quot;" office:value-type="string" office:string-value="&amp;" calcext:value-type="string">
            <text:p>&amp;</text:p>
          </table:table-cell>
          <table:table-cell table:formula="of:=[.B29]&amp;&quot;&amp; &quot;" office:value-type="string" office:string-value="20&amp; " calcext:value-type="string">
            <text:p>20&amp; </text:p>
          </table:table-cell>
          <table:table-cell table:formula="of:=[.C29]&amp;&quot;&amp; &quot;" office:value-type="string" office:string-value="Rabu&amp; " calcext:value-type="string">
            <text:p>Rabu&amp; </text:p>
          </table:table-cell>
          <table:table-cell table:formula="of:=[.D29]&amp;&quot;&amp; &quot;" office:value-type="string" office:string-value="Kis. 20:28-38; Mzm. 68:29-30,33-35a,35b-36c; Yoh. 17:11b-19.&amp; " calcext:value-type="string">
            <text:p>Kis. 20:28-38; Mzm. 68:29-30,33-35a,35b-36c; Yoh. 17:11b-19.&amp; </text:p>
          </table:table-cell>
          <table:table-cell table:formula="of:=[.E29]&amp;&quot;&amp; &quot;" office:value-type="string" office:string-value="Rosario&amp; " calcext:value-type="string">
            <text:p>Rosario&amp; </text:p>
          </table:table-cell>
          <table:table-cell table:formula="of:=[.F29]&amp;&quot;&amp; &quot;" office:value-type="string" office:string-value="Aloysius Lamakey&amp; " calcext:value-type="string">
            <text:p>Aloysius Lamakey&amp; </text:p>
          </table:table-cell>
          <table:table-cell table:formula="of:=[.G29]&amp;&quot;\par  &quot;&amp;[.H29]&amp;&quot;\\&quot;" office:value-type="string" office:string-value="Tri Tutwuri, Kristina\par  Suyanto, Yohanes\\" calcext:value-type="string">
            <text:p>Tri Tutwuri, Kristina\par <text:s/>Suyanto, Yohanes\\</text:p>
          </table:table-cell>
          <table:table-cell table:formula="of:=IF([.K3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22:30; 23:6-11; Mzm. 16:1-2a,5,7-8,9-10,11; Yoh. 17:20-2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Nanik Ismarjati, Maria Theresia</text:p>
          </table:table-cell>
          <table:table-cell table:formula="of:=&quot;('&quot;&amp;[.G30]&amp;&quot;',1),&quot;" office:value-type="string" office:string-value="('Chatarina Sukarmi',1)," calcext:value-type="string">
            <text:p>('Chatarina Sukarmi',1),</text:p>
          </table:table-cell>
          <table:table-cell table:formula="of:=&quot;('&quot;&amp;[.H30]&amp;&quot;',2),&quot;" office:value-type="string" office:string-value="('Nanik Ismarjati, Maria Theresia',2)," calcext:value-type="string">
            <text:p>('Nanik Ismarjati, Maria Theresia',2),</text:p>
          </table:table-cell>
          <table:table-cell table:formula="of:=IF([.A30]&lt;&gt;[.A29];[.A30];&quot;&quot;)&amp;&quot;&amp;&quot;" office:value-type="string" office:string-value="&amp;" calcext:value-type="string">
            <text:p>&amp;</text:p>
          </table:table-cell>
          <table:table-cell table:formula="of:=[.B30]&amp;&quot;&amp; &quot;" office:value-type="string" office:string-value="21&amp; " calcext:value-type="string">
            <text:p>21&amp; </text:p>
          </table:table-cell>
          <table:table-cell table:formula="of:=[.C30]&amp;&quot;&amp; &quot;" office:value-type="string" office:string-value="Kamis&amp; " calcext:value-type="string">
            <text:p>Kamis&amp; </text:p>
          </table:table-cell>
          <table:table-cell table:formula="of:=[.D30]&amp;&quot;&amp; &quot;" office:value-type="string" office:string-value="Kis. 22:30; 23:6-11; Mzm. 16:1-2a,5,7-8,9-10,11; Yoh. 17:20-26.&amp; " calcext:value-type="string">
            <text:p>Kis. 22:30; 23:6-11; Mzm. 16:1-2a,5,7-8,9-10,11; Yoh. 17:20-26.&amp; </text:p>
          </table:table-cell>
          <table:table-cell table:formula="of:=[.E30]&amp;&quot;&amp; &quot;" office:value-type="string" office:string-value="Rosario&amp; " calcext:value-type="string">
            <text:p>Rosario&amp; </text:p>
          </table:table-cell>
          <table:table-cell table:formula="of:=[.F30]&amp;&quot;&amp; &quot;" office:value-type="string" office:string-value="FX Sularto&amp; " calcext:value-type="string">
            <text:p>FX Sularto&amp; </text:p>
          </table:table-cell>
          <table:table-cell table:formula="of:=[.G30]&amp;&quot;\par  &quot;&amp;[.H30]&amp;&quot;\\&quot;" office:value-type="string" office:string-value="Chatarina Sukarmi\par  Nanik Ismarjati, Maria Theresia\\" calcext:value-type="string">
            <text:p>Chatarina Sukarmi\par <text:s/>Nanik Ismarjati, Maria Theresia\\</text:p>
          </table:table-cell>
          <table:table-cell table:formula="of:=IF([.K3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is. 25:13-21; Mzm. 103:1-2,11-12,19-20ab; Yoh. 21:15-19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Chatarina Sukarmi</text:p>
          </table:table-cell>
          <table:table-cell table:formula="of:=&quot;('&quot;&amp;[.G31]&amp;&quot;',1),&quot;" office:value-type="string" office:string-value="('Tri Susilowati, Caecilia',1)," calcext:value-type="string">
            <text:p>('Tri Susilowati, Caecilia',1),</text:p>
          </table:table-cell>
          <table:table-cell table:formula="of:=&quot;('&quot;&amp;[.H31]&amp;&quot;',2),&quot;" office:value-type="string" office:string-value="('Chatarina Sukarmi',2)," calcext:value-type="string">
            <text:p>('Chatarina Sukarmi',2),</text:p>
          </table:table-cell>
          <table:table-cell table:formula="of:=IF([.A31]&lt;&gt;[.A30];[.A31];&quot;&quot;)&amp;&quot;&amp;&quot;" office:value-type="string" office:string-value="&amp;" calcext:value-type="string">
            <text:p>&amp;</text:p>
          </table:table-cell>
          <table:table-cell table:formula="of:=[.B31]&amp;&quot;&amp; &quot;" office:value-type="string" office:string-value="22&amp; " calcext:value-type="string">
            <text:p>22&amp; </text:p>
          </table:table-cell>
          <table:table-cell table:formula="of:=[.C31]&amp;&quot;&amp; &quot;" office:value-type="string" office:string-value="Jumat&amp; " calcext:value-type="string">
            <text:p>Jumat&amp; </text:p>
          </table:table-cell>
          <table:table-cell table:formula="of:=[.D31]&amp;&quot;&amp; &quot;" office:value-type="string" office:string-value="Kis. 25:13-21; Mzm. 103:1-2,11-12,19-20ab; Yoh. 21:15-19.&amp; " calcext:value-type="string">
            <text:p>Kis. 25:13-21; Mzm. 103:1-2,11-12,19-20ab; Yoh. 21:15-19.&amp; </text:p>
          </table:table-cell>
          <table:table-cell table:formula="of:=[.E31]&amp;&quot;&amp; &quot;" office:value-type="string" office:string-value="Rosario&amp; " calcext:value-type="string">
            <text:p>Rosario&amp; </text:p>
          </table:table-cell>
          <table:table-cell table:formula="of:=[.F31]&amp;&quot;&amp; &quot;" office:value-type="string" office:string-value="Y. Djoko Marsito&amp; " calcext:value-type="string">
            <text:p>Y. Djoko Marsito&amp; </text:p>
          </table:table-cell>
          <table:table-cell table:formula="of:=[.G31]&amp;&quot;\par  &quot;&amp;[.H31]&amp;&quot;\\&quot;" office:value-type="string" office:string-value="Tri Susilowati, Caecilia\par  Chatarina Sukarmi\\" calcext:value-type="string">
            <text:p>Tri Susilowati, Caecilia\par <text:s/>Chatarina Sukarmi\\</text:p>
          </table:table-cell>
          <table:table-cell table:formula="of:=IF([.K3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Kis. 28:16-20,30-31; Mzm. 11:4,5,7; Yoh. 21:20-25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Zeli Puspitasari, R</text:p>
          </table:table-cell>
          <table:table-cell table:formula="of:=&quot;('&quot;&amp;[.G32]&amp;&quot;',1),&quot;" office:value-type="string" office:string-value="('Setya Prihatiningtyas, Chatarina',1)," calcext:value-type="string">
            <text:p>('Setya Prihatiningtyas, Chatarina',1),</text:p>
          </table:table-cell>
          <table:table-cell table:formula="of:=&quot;('&quot;&amp;[.H32]&amp;&quot;',2),&quot;" office:value-type="string" office:string-value="('Zeli Puspitasari, R',2)," calcext:value-type="string">
            <text:p>('Zeli Puspitasari, R',2),</text:p>
          </table:table-cell>
          <table:table-cell table:formula="of:=IF([.A32]&lt;&gt;[.A31];[.A32];&quot;&quot;)&amp;&quot;&amp;&quot;" office:value-type="string" office:string-value="&amp;" calcext:value-type="string">
            <text:p>&amp;</text:p>
          </table:table-cell>
          <table:table-cell table:formula="of:=[.B32]&amp;&quot;&amp; &quot;" office:value-type="string" office:string-value="23&amp; " calcext:value-type="string">
            <text:p>23&amp; </text:p>
          </table:table-cell>
          <table:table-cell table:formula="of:=[.C32]&amp;&quot;&amp; &quot;" office:value-type="string" office:string-value="Sabtu&amp; " calcext:value-type="string">
            <text:p>Sabtu&amp; </text:p>
          </table:table-cell>
          <table:table-cell table:formula="of:=[.D32]&amp;&quot;&amp; &quot;" office:value-type="string" office:string-value="Kis. 28:16-20,30-31; Mzm. 11:4,5,7; Yoh. 21:20-25.&amp; " calcext:value-type="string">
            <text:p>Kis. 28:16-20,30-31; Mzm. 11:4,5,7; Yoh. 21:20-25.&amp; </text:p>
          </table:table-cell>
          <table:table-cell table:formula="of:=[.E32]&amp;&quot;&amp; &quot;" office:value-type="string" office:string-value="Rosario&amp; " calcext:value-type="string">
            <text:p>Rosario&amp; </text:p>
          </table:table-cell>
          <table:table-cell table:formula="of:=[.F32]&amp;&quot;&amp; &quot;" office:value-type="string" office:string-value="Andreas Keso Muda&amp; " calcext:value-type="string">
            <text:p>Andreas Keso Muda&amp; </text:p>
          </table:table-cell>
          <table:table-cell table:formula="of:=[.G32]&amp;&quot;\par  &quot;&amp;[.H32]&amp;&quot;\\&quot;" office:value-type="string" office:string-value="Setya Prihatiningtyas, Chatarina\par  Zeli Puspitasari, R\\" calcext:value-type="string">
            <text:p>Setya Prihatiningtyas, Chatarina\par <text:s/>Zeli Puspitasari, R\\</text:p>
          </table:table-cell>
          <table:table-cell table:formula="of:=IF([.K3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is. 2:1-11; Mzm. 104:1ab,24ac,29bc,-30,31,34; Gal. 5:16-25; Yoh. 15:26-27; 16:12-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Sudarmadi, Yohanes</text:p>
          </table:table-cell>
          <table:table-cell table:formula="of:=&quot;('&quot;&amp;[.G33]&amp;&quot;',1),&quot;" office:value-type="string" office:string-value="('Titisari, Lusia',1)," calcext:value-type="string">
            <text:p>('Titisari, Lusia',1),</text:p>
          </table:table-cell>
          <table:table-cell table:formula="of:=&quot;('&quot;&amp;[.H33]&amp;&quot;',2),&quot;" office:value-type="string" office:string-value="('Sudarmadi, Yohanes',2)," calcext:value-type="string">
            <text:p>('Sudarmadi, Yohanes',2),</text:p>
          </table:table-cell>
          <table:table-cell table:formula="of:=IF([.A33]&lt;&gt;[.A32];[.A33];&quot;&quot;)&amp;&quot;&amp;&quot;" office:value-type="string" office:string-value="&amp;" calcext:value-type="string">
            <text:p>&amp;</text:p>
          </table:table-cell>
          <table:table-cell table:formula="of:=[.B33]&amp;&quot;&amp; &quot;" office:value-type="string" office:string-value="24&amp; " calcext:value-type="string">
            <text:p>24&amp; </text:p>
          </table:table-cell>
          <table:table-cell table:formula="of:=[.C33]&amp;&quot;&amp; &quot;" office:value-type="string" office:string-value="Minggu&amp; " calcext:value-type="string">
            <text:p>Minggu&amp; </text:p>
          </table:table-cell>
          <table:table-cell table:formula="of:=[.D33]&amp;&quot;&amp; &quot;" office:value-type="string" office:string-value="Kis. 2:1-11; Mzm. 104:1ab,24ac,29bc,-30,31,34; Gal. 5:16-25; Yoh. 15:26-27; 16:12-15&amp; " calcext:value-type="string">
            <text:p>Kis. 2:1-11; Mzm. 104:1ab,24ac,29bc,-30,31,34; Gal. 5:16-25; Yoh. 15:26-27; 16:12-15&amp; </text:p>
          </table:table-cell>
          <table:table-cell table:formula="of:=[.E33]&amp;&quot;&amp; &quot;" office:value-type="string" office:string-value="Rosario&amp; " calcext:value-type="string">
            <text:p>Rosario&amp; </text:p>
          </table:table-cell>
          <table:table-cell table:formula="of:=[.F33]&amp;&quot;&amp; &quot;" office:value-type="string" office:string-value="Y. Sudarmadi&amp; " calcext:value-type="string">
            <text:p>Y. Sudarmadi&amp; </text:p>
          </table:table-cell>
          <table:table-cell table:formula="of:=[.G33]&amp;&quot;\par  &quot;&amp;[.H33]&amp;&quot;\\&quot;" office:value-type="string" office:string-value="Titisari, Lusia\par  Sudarmadi, Yohanes\\" calcext:value-type="string">
            <text:p>Titisari, Lusia\par <text:s/>Sudarmadi, Yohanes\\</text:p>
          </table:table-cell>
          <table:table-cell table:formula="of:=IF([.K3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Sir. 17:24-29; Mzm. 32:1-2,5,6,7: Mrk. 10:17-27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Arie WS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Sandi Ignatius</text:p>
          </table:table-cell>
          <table:table-cell table:formula="of:=&quot;('&quot;&amp;[.G34]&amp;&quot;',1),&quot;" office:value-type="string" office:string-value="('Zeli Puspitasari, R',1)," calcext:value-type="string">
            <text:p>('Zeli Puspitasari, R',1),</text:p>
          </table:table-cell>
          <table:table-cell table:formula="of:=&quot;('&quot;&amp;[.H34]&amp;&quot;',2),&quot;" office:value-type="string" office:string-value="('Sandi Ignatius',2)," calcext:value-type="string">
            <text:p>('Sandi Ignatius',2),</text:p>
          </table:table-cell>
          <table:table-cell table:formula="of:=IF([.A34]&lt;&gt;[.A33];[.A34];&quot;&quot;)&amp;&quot;&amp;&quot;" office:value-type="string" office:string-value="&amp;" calcext:value-type="string">
            <text:p>&amp;</text:p>
          </table:table-cell>
          <table:table-cell table:formula="of:=[.B34]&amp;&quot;&amp; &quot;" office:value-type="string" office:string-value="25&amp; " calcext:value-type="string">
            <text:p>25&amp; </text:p>
          </table:table-cell>
          <table:table-cell table:formula="of:=[.C34]&amp;&quot;&amp; &quot;" office:value-type="string" office:string-value="Senin&amp; " calcext:value-type="string">
            <text:p>Senin&amp; </text:p>
          </table:table-cell>
          <table:table-cell table:formula="of:=[.D34]&amp;&quot;&amp; &quot;" office:value-type="string" office:string-value="Sir. 17:24-29; Mzm. 32:1-2,5,6,7: Mrk. 10:17-27.&amp; " calcext:value-type="string">
            <text:p>Sir. 17:24-29; Mzm. 32:1-2,5,6,7: Mrk. 10:17-27.&amp; </text:p>
          </table:table-cell>
          <table:table-cell table:formula="of:=[.E34]&amp;&quot;&amp; &quot;" office:value-type="string" office:string-value="Rosario&amp; " calcext:value-type="string">
            <text:p>Rosario&amp; </text:p>
          </table:table-cell>
          <table:table-cell table:formula="of:=[.F34]&amp;&quot;&amp; &quot;" office:value-type="string" office:string-value="FX Arie WS&amp; " calcext:value-type="string">
            <text:p>FX Arie WS&amp; </text:p>
          </table:table-cell>
          <table:table-cell table:formula="of:=[.G34]&amp;&quot;\par  &quot;&amp;[.H34]&amp;&quot;\\&quot;" office:value-type="string" office:string-value="Zeli Puspitasari, R\par  Sandi Ignatius\\" calcext:value-type="string">
            <text:p>Zeli Puspitasari, R\par <text:s/>Sandi Ignatius\\</text:p>
          </table:table-cell>
          <table:table-cell table:formula="of:=IF([.K3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Sir. 35:1-12; Mzm. 50:5-6,7-8,14,23; Mrk. 10:28-31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Th. Banar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Budi Hartuti, Maria Goreti</text:p>
          </table:table-cell>
          <table:table-cell table:formula="of:=&quot;('&quot;&amp;[.G35]&amp;&quot;',1),&quot;" office:value-type="string" office:string-value="('Supriadi, Cornelius',1)," calcext:value-type="string">
            <text:p>('Supriadi, Cornelius',1),</text:p>
          </table:table-cell>
          <table:table-cell table:formula="of:=&quot;('&quot;&amp;[.H35]&amp;&quot;',2),&quot;" office:value-type="string" office:string-value="('Budi Hartuti, Maria Goreti',2)," calcext:value-type="string">
            <text:p>('Budi Hartuti, Maria Goreti',2),</text:p>
          </table:table-cell>
          <table:table-cell table:formula="of:=IF([.A35]&lt;&gt;[.A34];[.A35];&quot;&quot;)&amp;&quot;&amp;&quot;" office:value-type="string" office:string-value="&amp;" calcext:value-type="string">
            <text:p>&amp;</text:p>
          </table:table-cell>
          <table:table-cell table:formula="of:=[.B35]&amp;&quot;&amp; &quot;" office:value-type="string" office:string-value="26&amp; " calcext:value-type="string">
            <text:p>26&amp; </text:p>
          </table:table-cell>
          <table:table-cell table:formula="of:=[.C35]&amp;&quot;&amp; &quot;" office:value-type="string" office:string-value="Selasa&amp; " calcext:value-type="string">
            <text:p>Selasa&amp; </text:p>
          </table:table-cell>
          <table:table-cell table:formula="of:=[.D35]&amp;&quot;&amp; &quot;" office:value-type="string" office:string-value="Sir. 35:1-12; Mzm. 50:5-6,7-8,14,23; Mrk. 10:28-31&amp; " calcext:value-type="string">
            <text:p>Sir. 35:1-12; Mzm. 50:5-6,7-8,14,23; Mrk. 10:28-31&amp; </text:p>
          </table:table-cell>
          <table:table-cell table:formula="of:=[.E35]&amp;&quot;&amp; &quot;" office:value-type="string" office:string-value="Rosario&amp; " calcext:value-type="string">
            <text:p>Rosario&amp; </text:p>
          </table:table-cell>
          <table:table-cell table:formula="of:=[.F35]&amp;&quot;&amp; &quot;" office:value-type="string" office:string-value="Th. Banar&amp; " calcext:value-type="string">
            <text:p>Th. Banar&amp; </text:p>
          </table:table-cell>
          <table:table-cell table:formula="of:=[.G35]&amp;&quot;\par  &quot;&amp;[.H35]&amp;&quot;\\&quot;" office:value-type="string" office:string-value="Supriadi, Cornelius\par  Budi Hartuti, Maria Goreti\\" calcext:value-type="string">
            <text:p>Supriadi, Cornelius\par <text:s/>Budi Hartuti, Maria Goreti\\</text:p>
          </table:table-cell>
          <table:table-cell table:formula="of:=IF([.K3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Sir. 36:1,4-5a,10-17; Mzm. 79:8,9,11,13; Mrk. 10:32-45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g. Sandy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Titisari, Lusia</text:p>
          </table:table-cell>
          <table:table-cell table:formula="of:=&quot;('&quot;&amp;[.G36]&amp;&quot;',1),&quot;" office:value-type="string" office:string-value="('Sukarmi, Agnes',1)," calcext:value-type="string">
            <text:p>('Sukarmi, Agnes',1),</text:p>
          </table:table-cell>
          <table:table-cell table:formula="of:=&quot;('&quot;&amp;[.H36]&amp;&quot;',2),&quot;" office:value-type="string" office:string-value="('Titisari, Lusia',2)," calcext:value-type="string">
            <text:p>('Titisari, Lusia',2),</text:p>
          </table:table-cell>
          <table:table-cell table:formula="of:=IF([.A36]&lt;&gt;[.A35];[.A36];&quot;&quot;)&amp;&quot;&amp;&quot;" office:value-type="string" office:string-value="&amp;" calcext:value-type="string">
            <text:p>&amp;</text:p>
          </table:table-cell>
          <table:table-cell table:formula="of:=[.B36]&amp;&quot;&amp; &quot;" office:value-type="string" office:string-value="27&amp; " calcext:value-type="string">
            <text:p>27&amp; </text:p>
          </table:table-cell>
          <table:table-cell table:formula="of:=[.C36]&amp;&quot;&amp; &quot;" office:value-type="string" office:string-value="Rabu&amp; " calcext:value-type="string">
            <text:p>Rabu&amp; </text:p>
          </table:table-cell>
          <table:table-cell table:formula="of:=[.D36]&amp;&quot;&amp; &quot;" office:value-type="string" office:string-value="Sir. 36:1,4-5a,10-17; Mzm. 79:8,9,11,13; Mrk. 10:32-45.&amp; " calcext:value-type="string">
            <text:p>Sir. 36:1,4-5a,10-17; Mzm. 79:8,9,11,13; Mrk. 10:32-45.&amp; </text:p>
          </table:table-cell>
          <table:table-cell table:formula="of:=[.E36]&amp;&quot;&amp; &quot;" office:value-type="string" office:string-value="Rosario&amp; " calcext:value-type="string">
            <text:p>Rosario&amp; </text:p>
          </table:table-cell>
          <table:table-cell table:formula="of:=[.F36]&amp;&quot;&amp; &quot;" office:value-type="string" office:string-value="Ig. Sandy&amp; " calcext:value-type="string">
            <text:p>Ig. Sandy&amp; </text:p>
          </table:table-cell>
          <table:table-cell table:formula="of:=[.G36]&amp;&quot;\par  &quot;&amp;[.H36]&amp;&quot;\\&quot;" office:value-type="string" office:string-value="Sukarmi, Agnes\par  Titisari, Lusia\\" calcext:value-type="string">
            <text:p>Sukarmi, Agnes\par <text:s/>Titisari, Lusia\\</text:p>
          </table:table-cell>
          <table:table-cell table:formula="of:=IF([.K3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Sir. 42:15-25; Mzm. 33:2-3,4-5,6-7,8-9; Mrk. 10:46-52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Apriliana Wulandari, Herminigilda</text:p>
          </table:table-cell>
          <table:table-cell table:formula="of:=&quot;('&quot;&amp;[.G37]&amp;&quot;',1),&quot;" office:value-type="string" office:string-value="('Sode Muda Valentia, Elenora',1)," calcext:value-type="string">
            <text:p>('Sode Muda Valentia, Elenora',1),</text:p>
          </table:table-cell>
          <table:table-cell table:formula="of:=&quot;('&quot;&amp;[.H37]&amp;&quot;',2),&quot;" office:value-type="string" office:string-value="('Apriliana Wulandari, Herminigilda',2)," calcext:value-type="string">
            <text:p>('Apriliana Wulandari, Herminigilda',2),</text:p>
          </table:table-cell>
          <table:table-cell table:formula="of:=IF([.A37]&lt;&gt;[.A36];[.A37];&quot;&quot;)&amp;&quot;&amp;&quot;" office:value-type="string" office:string-value="&amp;" calcext:value-type="string">
            <text:p>&amp;</text:p>
          </table:table-cell>
          <table:table-cell table:formula="of:=[.B37]&amp;&quot;&amp; &quot;" office:value-type="string" office:string-value="28&amp; " calcext:value-type="string">
            <text:p>28&amp; </text:p>
          </table:table-cell>
          <table:table-cell table:formula="of:=[.C37]&amp;&quot;&amp; &quot;" office:value-type="string" office:string-value="Kamis&amp; " calcext:value-type="string">
            <text:p>Kamis&amp; </text:p>
          </table:table-cell>
          <table:table-cell table:formula="of:=[.D37]&amp;&quot;&amp; &quot;" office:value-type="string" office:string-value="Sir. 42:15-25; Mzm. 33:2-3,4-5,6-7,8-9; Mrk. 10:46-52.&amp; " calcext:value-type="string">
            <text:p>Sir. 42:15-25; Mzm. 33:2-3,4-5,6-7,8-9; Mrk. 10:46-52.&amp; </text:p>
          </table:table-cell>
          <table:table-cell table:formula="of:=[.E37]&amp;&quot;&amp; &quot;" office:value-type="string" office:string-value="Rosario&amp; " calcext:value-type="string">
            <text:p>Rosario&amp; </text:p>
          </table:table-cell>
          <table:table-cell table:formula="of:=[.F37]&amp;&quot;&amp; &quot;" office:value-type="string" office:string-value="Neo Suradi&amp; " calcext:value-type="string">
            <text:p>Neo Suradi&amp; </text:p>
          </table:table-cell>
          <table:table-cell table:formula="of:=[.G37]&amp;&quot;\par  &quot;&amp;[.H37]&amp;&quot;\\&quot;" office:value-type="string" office:string-value="Sode Muda Valentia, Elenora\par  Apriliana Wulandari, Herminigilda\\" calcext:value-type="string">
            <text:p>Sode Muda Valentia, Elenora\par <text:s/>Apriliana Wulandari, Herminigilda\\</text:p>
          </table:table-cell>
          <table:table-cell table:formula="of:=IF([.K3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Sir. 44:1,9-13; Mzm. 149:1-2,3-4,5-6a; Mrk. 11:11-2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Supriyadi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Arie Wibowo S, FX</text:p>
          </table:table-cell>
          <table:table-cell table:formula="of:=&quot;('&quot;&amp;[.G38]&amp;&quot;',1),&quot;" office:value-type="string" office:string-value="('Melati, Rosevita',1)," calcext:value-type="string">
            <text:p>('Melati, Rosevita',1),</text:p>
          </table:table-cell>
          <table:table-cell table:formula="of:=&quot;('&quot;&amp;[.H38]&amp;&quot;',2),&quot;" office:value-type="string" office:string-value="('Arie Wibowo S, FX',2)," calcext:value-type="string">
            <text:p>('Arie Wibowo S, FX',2),</text:p>
          </table:table-cell>
          <table:table-cell table:formula="of:=IF([.A38]&lt;&gt;[.A37];[.A38];&quot;&quot;)&amp;&quot;&amp;&quot;" office:value-type="string" office:string-value="&amp;" calcext:value-type="string">
            <text:p>&amp;</text:p>
          </table:table-cell>
          <table:table-cell table:formula="of:=[.B38]&amp;&quot;&amp; &quot;" office:value-type="string" office:string-value="29&amp; " calcext:value-type="string">
            <text:p>29&amp; </text:p>
          </table:table-cell>
          <table:table-cell table:formula="of:=[.C38]&amp;&quot;&amp; &quot;" office:value-type="string" office:string-value="Jumat&amp; " calcext:value-type="string">
            <text:p>Jumat&amp; </text:p>
          </table:table-cell>
          <table:table-cell table:formula="of:=[.D38]&amp;&quot;&amp; &quot;" office:value-type="string" office:string-value="Sir. 44:1,9-13; Mzm. 149:1-2,3-4,5-6a; Mrk. 11:11-26.&amp; " calcext:value-type="string">
            <text:p>Sir. 44:1,9-13; Mzm. 149:1-2,3-4,5-6a; Mrk. 11:11-26.&amp; </text:p>
          </table:table-cell>
          <table:table-cell table:formula="of:=[.E38]&amp;&quot;&amp; &quot;" office:value-type="string" office:string-value="Rosario&amp; " calcext:value-type="string">
            <text:p>Rosario&amp; </text:p>
          </table:table-cell>
          <table:table-cell table:formula="of:=[.F38]&amp;&quot;&amp; &quot;" office:value-type="string" office:string-value="C. Supriyadi&amp; " calcext:value-type="string">
            <text:p>C. Supriyadi&amp; </text:p>
          </table:table-cell>
          <table:table-cell table:formula="of:=[.G38]&amp;&quot;\par  &quot;&amp;[.H38]&amp;&quot;\\&quot;" office:value-type="string" office:string-value="Melati, Rosevita\par  Arie Wibowo S, FX\\" calcext:value-type="string">
            <text:p>Melati, Rosevita\par <text:s/>Arie Wibowo S, FX\\</text:p>
          </table:table-cell>
          <table:table-cell table:formula="of:=IF([.K3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Sir. 51:12-20; Mzm. 19:8,9,10,11; Mrk. 11:27-33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Lamakey Maria Anastasia Bare</text:p>
          </table:table-cell>
          <table:table-cell table:formula="of:=&quot;('&quot;&amp;[.G39]&amp;&quot;',1),&quot;" office:value-type="string" office:string-value="('Suradi, Neo',1)," calcext:value-type="string">
            <text:p>('Suradi, Neo',1),</text:p>
          </table:table-cell>
          <table:table-cell table:formula="of:=&quot;('&quot;&amp;[.H39]&amp;&quot;',2),&quot;" office:value-type="string" office:string-value="('Lamakey Maria Anastasia Bare',2)," calcext:value-type="string">
            <text:p>('Lamakey Maria Anastasia Bare',2),</text:p>
          </table:table-cell>
          <table:table-cell table:formula="of:=IF([.A39]&lt;&gt;[.A38];[.A39];&quot;&quot;)&amp;&quot;&amp;&quot;" office:value-type="string" office:string-value="&amp;" calcext:value-type="string">
            <text:p>&amp;</text:p>
          </table:table-cell>
          <table:table-cell table:formula="of:=[.B39]&amp;&quot;&amp; &quot;" office:value-type="string" office:string-value="30&amp; " calcext:value-type="string">
            <text:p>30&amp; </text:p>
          </table:table-cell>
          <table:table-cell table:formula="of:=[.C39]&amp;&quot;&amp; &quot;" office:value-type="string" office:string-value="Sabtu&amp; " calcext:value-type="string">
            <text:p>Sabtu&amp; </text:p>
          </table:table-cell>
          <table:table-cell table:formula="of:=[.D39]&amp;&quot;&amp; &quot;" office:value-type="string" office:string-value="Sir. 51:12-20; Mzm. 19:8,9,10,11; Mrk. 11:27-33&amp; " calcext:value-type="string">
            <text:p>Sir. 51:12-20; Mzm. 19:8,9,10,11; Mrk. 11:27-33&amp; </text:p>
          </table:table-cell>
          <table:table-cell table:formula="of:=[.E39]&amp;&quot;&amp; &quot;" office:value-type="string" office:string-value="Rosario&amp; " calcext:value-type="string">
            <text:p>Rosario&amp; </text:p>
          </table:table-cell>
          <table:table-cell table:formula="of:=[.F39]&amp;&quot;&amp; &quot;" office:value-type="string" office:string-value="KRA YP Prononagoro&amp; " calcext:value-type="string">
            <text:p>KRA YP Prononagoro&amp; </text:p>
          </table:table-cell>
          <table:table-cell table:formula="of:=[.G39]&amp;&quot;\par  &quot;&amp;[.H39]&amp;&quot;\\&quot;" office:value-type="string" office:string-value="Suradi, Neo\par  Lamakey Maria Anastasia Bare\\" calcext:value-type="string">
            <text:p>Suradi, Neo\par <text:s/>Lamakey Maria Anastasia Bare\\</text:p>
          </table:table-cell>
          <table:table-cell table:formula="of:=IF([.K4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Ul. 4:32-34,39-40; Mzm. 33:4-5,6,9,18-19,20,22; Rm. 8:14-17; Mat. 28:16-20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. Th. Nanik Ismarjiyati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Anton Supriyana</text:p>
          </table:table-cell>
          <table:table-cell table:formula="of:=&quot;('&quot;&amp;[.G40]&amp;&quot;',1),&quot;" office:value-type="string" office:string-value="('Suyanto, Yohanes',1)," calcext:value-type="string">
            <text:p>('Suyanto, Yohanes',1),</text:p>
          </table:table-cell>
          <table:table-cell table:formula="of:=&quot;('&quot;&amp;[.H40]&amp;&quot;',2),&quot;" office:value-type="string" office:string-value="('Anton Supriyana',2)," calcext:value-type="string">
            <text:p>('Anton Supriyana',2),</text:p>
          </table:table-cell>
          <table:table-cell table:formula="of:=IF([.A40]&lt;&gt;[.A39];[.A40];&quot;&quot;)&amp;&quot;&amp;&quot;" office:value-type="string" office:string-value="&amp;" calcext:value-type="string">
            <text:p>&amp;</text:p>
          </table:table-cell>
          <table:table-cell table:formula="of:=[.B40]&amp;&quot;&amp; &quot;" office:value-type="string" office:string-value="31&amp; " calcext:value-type="string">
            <text:p>31&amp; </text:p>
          </table:table-cell>
          <table:table-cell table:formula="of:=[.C40]&amp;&quot;&amp; &quot;" office:value-type="string" office:string-value="Minggu&amp; " calcext:value-type="string">
            <text:p>Minggu&amp; </text:p>
          </table:table-cell>
          <table:table-cell table:formula="of:=[.D40]&amp;&quot;&amp; &quot;" office:value-type="string" office:string-value="Ul. 4:32-34,39-40; Mzm. 33:4-5,6,9,18-19,20,22; Rm. 8:14-17; Mat. 28:16-20&amp; " calcext:value-type="string">
            <text:p>Ul. 4:32-34,39-40; Mzm. 33:4-5,6,9,18-19,20,22; Rm. 8:14-17; Mat. 28:16-20&amp; </text:p>
          </table:table-cell>
          <table:table-cell table:formula="of:=[.E40]&amp;&quot;&amp; &quot;" office:value-type="string" office:string-value="Rosario&amp; " calcext:value-type="string">
            <text:p>Rosario&amp; </text:p>
          </table:table-cell>
          <table:table-cell table:formula="of:=[.F40]&amp;&quot;&amp; &quot;" office:value-type="string" office:string-value="M. Th. Nanik Ismarjiyati&amp; " calcext:value-type="string">
            <text:p>M. Th. Nanik Ismarjiyati&amp; </text:p>
          </table:table-cell>
          <table:table-cell table:formula="of:=[.G40]&amp;&quot;\par  &quot;&amp;[.H40]&amp;&quot;\\&quot;" office:value-type="string" office:string-value="Suyanto, Yohanes\par  Anton Supriyana\\" calcext:value-type="string">
            <text:p>Suyanto, Yohanes\par <text:s/>Anton Supriyana\\</text:p>
          </table:table-cell>
          <table:table-cell table:formula="of:=IF([.K41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is. 11:21b-26; 13:1-3; Mzm. 98:2-3ab,3c-4,5-6; Mat. 10:7-13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C. Triyono</text:p>
          </table:table-cell>
          <table:table-cell table:formula="of:=&quot;('&quot;&amp;[.G41]&amp;&quot;',1),&quot;" office:value-type="string" office:string-value="('Anton Supriyana',1)," calcext:value-type="string">
            <text:p>('Anton Supriyana',1),</text:p>
          </table:table-cell>
          <table:table-cell table:formula="of:=&quot;('&quot;&amp;[.H41]&amp;&quot;',2),&quot;" office:value-type="string" office:string-value="('C. Triyono',2)," calcext:value-type="string">
            <text:p>('C. Triyono',2),</text:p>
          </table:table-cell>
          <table:table-cell table:formula="of:=IF([.A41]&lt;&gt;[.A40];[.A41];&quot;&quot;)&amp;&quot;&amp;&quot;" office:value-type="string" office:string-value="Juni&amp;" calcext:value-type="string">
            <text:p>Juni&amp;</text:p>
          </table:table-cell>
          <table:table-cell table:formula="of:=[.B41]&amp;&quot;&amp; &quot;" office:value-type="string" office:string-value="11&amp; " calcext:value-type="string">
            <text:p>11&amp; </text:p>
          </table:table-cell>
          <table:table-cell table:formula="of:=[.C41]&amp;&quot;&amp; &quot;" office:value-type="string" office:string-value="Kamis&amp; " calcext:value-type="string">
            <text:p>Kamis&amp; </text:p>
          </table:table-cell>
          <table:table-cell table:formula="of:=[.D41]&amp;&quot;&amp; &quot;" office:value-type="string" office:string-value="Kis. 11:21b-26; 13:1-3; Mzm. 98:2-3ab,3c-4,5-6; Mat. 10:7-13.&amp; " calcext:value-type="string">
            <text:p>Kis. 11:21b-26; 13:1-3; Mzm. 98:2-3ab,3c-4,5-6; Mat. 10:7-13.&amp; </text:p>
          </table:table-cell>
          <table:table-cell table:formula="of:=[.E41]&amp;&quot;&amp; &quot;" office:value-type="string" office:string-value="Doa Lingkungan&amp; " calcext:value-type="string">
            <text:p>Doa Lingkungan&amp; </text:p>
          </table:table-cell>
          <table:table-cell table:formula="of:=[.F41]&amp;&quot;&amp; &quot;" office:value-type="string" office:string-value="Y. Suyanto&amp; " calcext:value-type="string">
            <text:p>Y. Suyanto&amp; </text:p>
          </table:table-cell>
          <table:table-cell table:formula="of:=[.G41]&amp;&quot;\par  &quot;&amp;[.H41]&amp;&quot;\\&quot;" office:value-type="string" office:string-value="Anton Supriyana\par  C. Triyono\\" calcext:value-type="string">
            <text:p>Anton Supriyana\par <text:s/>C. Triyono\\</text:p>
          </table:table-cell>
          <table:table-cell table:formula="of:=IF([.K4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16:1-12,15-16; Mzm. 106:1-2,3-4a,4b-5; Mat. 7:21-29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Prima Ari Setiyani, Theresia</text:p>
          </table:table-cell>
          <table:table-cell table:formula="of:=&quot;('&quot;&amp;[.G42]&amp;&quot;',1),&quot;" office:value-type="string" office:string-value="('Sukarmi, Agnes',1)," calcext:value-type="string">
            <text:p>('Sukarmi, Agnes',1),</text:p>
          </table:table-cell>
          <table:table-cell table:formula="of:=&quot;('&quot;&amp;[.H42]&amp;&quot;',2),&quot;" office:value-type="string" office:string-value="('Prima Ari Setiyani, Theresia',2)," calcext:value-type="string">
            <text:p>('Prima Ari Setiyani, Theresia',2),</text:p>
          </table:table-cell>
          <table:table-cell table:formula="of:=IF([.A42]&lt;&gt;[.A41];[.A42];&quot;&quot;)&amp;&quot;&amp;&quot;" office:value-type="string" office:string-value="&amp;" calcext:value-type="string">
            <text:p>&amp;</text:p>
          </table:table-cell>
          <table:table-cell table:formula="of:=[.B42]&amp;&quot;&amp; &quot;" office:value-type="string" office:string-value="25&amp; " calcext:value-type="string">
            <text:p>25&amp; </text:p>
          </table:table-cell>
          <table:table-cell table:formula="of:=[.C42]&amp;&quot;&amp; &quot;" office:value-type="string" office:string-value="Kamis&amp; " calcext:value-type="string">
            <text:p>Kamis&amp; </text:p>
          </table:table-cell>
          <table:table-cell table:formula="of:=[.D42]&amp;&quot;&amp; &quot;" office:value-type="string" office:string-value="Kej. 16:1-12,15-16; Mzm. 106:1-2,3-4a,4b-5; Mat. 7:21-29.&amp; " calcext:value-type="string">
            <text:p>Kej. 16:1-12,15-16; Mzm. 106:1-2,3-4a,4b-5; Mat. 7:21-29.&amp; </text:p>
          </table:table-cell>
          <table:table-cell table:formula="of:=[.E42]&amp;&quot;&amp; &quot;" office:value-type="string" office:string-value="Doa Lingkungan&amp; " calcext:value-type="string">
            <text:p>Doa Lingkungan&amp; </text:p>
          </table:table-cell>
          <table:table-cell table:formula="of:=[.F42]&amp;&quot;&amp; &quot;" office:value-type="string" office:string-value="V. Dalyono&amp; " calcext:value-type="string">
            <text:p>V. Dalyono&amp; </text:p>
          </table:table-cell>
          <table:table-cell table:formula="of:=[.G42]&amp;&quot;\par  &quot;&amp;[.H42]&amp;&quot;\\&quot;" office:value-type="string" office:string-value="Sukarmi, Agnes\par  Prima Ari Setiyani, Theresia\\" calcext:value-type="string">
            <text:p>Sukarmi, Agnes\par <text:s/>Prima Ari Setiyani, Theresia\\</text:p>
          </table:table-cell>
          <table:table-cell table:formula="of:=IF([.K43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44:18-21,23b-29; 45:1-5; Mzm. 105:16-17,18-19,20-21; Mat. 10:7-15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Sri Utami Chrisssumiwi, Margareta Maria</text:p>
          </table:table-cell>
          <table:table-cell table:formula="of:=&quot;('&quot;&amp;[.G43]&amp;&quot;',1),&quot;" office:value-type="string" office:string-value="('Prima Ari Setiyani, Theresia',1)," calcext:value-type="string">
            <text:p>('Prima Ari Setiyani, Theresia',1),</text:p>
          </table:table-cell>
          <table:table-cell table:formula="of:=&quot;('&quot;&amp;[.H43]&amp;&quot;',2),&quot;" office:value-type="string" office:string-value="('Sri Utami Chrisssumiwi, Margareta Maria',2)," calcext:value-type="string">
            <text:p>('Sri Utami Chrisssumiwi, Margareta Maria',2),</text:p>
          </table:table-cell>
          <table:table-cell table:formula="of:=IF([.A43]&lt;&gt;[.A42];[.A43];&quot;&quot;)&amp;&quot;&amp;&quot;" office:value-type="string" office:string-value="Juli&amp;" calcext:value-type="string">
            <text:p>Juli&amp;</text:p>
          </table:table-cell>
          <table:table-cell table:formula="of:=[.B43]&amp;&quot;&amp; &quot;" office:value-type="string" office:string-value="9&amp; " calcext:value-type="string">
            <text:p>9&amp; </text:p>
          </table:table-cell>
          <table:table-cell table:formula="of:=[.C43]&amp;&quot;&amp; &quot;" office:value-type="string" office:string-value="Kamis&amp; " calcext:value-type="string">
            <text:p>Kamis&amp; </text:p>
          </table:table-cell>
          <table:table-cell table:formula="of:=[.D43]&amp;&quot;&amp; &quot;" office:value-type="string" office:string-value="Kej. 44:18-21,23b-29; 45:1-5; Mzm. 105:16-17,18-19,20-21; Mat. 10:7-15.&amp; " calcext:value-type="string">
            <text:p>Kej. 44:18-21,23b-29; 45:1-5; Mzm. 105:16-17,18-19,20-21; Mat. 10:7-15.&amp; </text:p>
          </table:table-cell>
          <table:table-cell table:formula="of:=[.E43]&amp;&quot;&amp; &quot;" office:value-type="string" office:string-value="Doa Lingkungan&amp; " calcext:value-type="string">
            <text:p>Doa Lingkungan&amp; </text:p>
          </table:table-cell>
          <table:table-cell table:formula="of:=[.F43]&amp;&quot;&amp; &quot;" office:value-type="string" office:string-value="Anton Supriyana&amp; " calcext:value-type="string">
            <text:p>Anton Supriyana&amp; </text:p>
          </table:table-cell>
          <table:table-cell table:formula="of:=[.G43]&amp;&quot;\par  &quot;&amp;[.H43]&amp;&quot;\\&quot;" office:value-type="string" office:string-value="Prima Ari Setiyani, Theresia\par  Sri Utami Chrisssumiwi, Margareta Maria\\" calcext:value-type="string">
            <text:p>Prima Ari Setiyani, Theresia\par <text:s/>Sri Utami Chrisssumiwi, Margareta Maria\\</text:p>
          </table:table-cell>
          <table:table-cell table:formula="of:=IF([.K4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l. 19: 1-2,9-11,16-20b; MT Dan. 3:52,53,54,56; Mat. 13:10-17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Sukarmi, Agnes</text:p>
          </table:table-cell>
          <table:table-cell table:formula="of:=&quot;('&quot;&amp;[.G44]&amp;&quot;',1),&quot;" office:value-type="string" office:string-value="('Suradi, Neo',1)," calcext:value-type="string">
            <text:p>('Suradi, Neo',1),</text:p>
          </table:table-cell>
          <table:table-cell table:formula="of:=&quot;('&quot;&amp;[.H44]&amp;&quot;',2),&quot;" office:value-type="string" office:string-value="('Sukarmi, Agnes',2)," calcext:value-type="string">
            <text:p>('Sukarmi, Agnes',2),</text:p>
          </table:table-cell>
          <table:table-cell table:formula="of:=IF([.A44]&lt;&gt;[.A43];[.A44];&quot;&quot;)&amp;&quot;&amp;&quot;" office:value-type="string" office:string-value="&amp;" calcext:value-type="string">
            <text:p>&amp;</text:p>
          </table:table-cell>
          <table:table-cell table:formula="of:=[.B44]&amp;&quot;&amp; &quot;" office:value-type="string" office:string-value="23&amp; " calcext:value-type="string">
            <text:p>23&amp; </text:p>
          </table:table-cell>
          <table:table-cell table:formula="of:=[.C44]&amp;&quot;&amp; &quot;" office:value-type="string" office:string-value="Kamis&amp; " calcext:value-type="string">
            <text:p>Kamis&amp; </text:p>
          </table:table-cell>
          <table:table-cell table:formula="of:=[.D44]&amp;&quot;&amp; &quot;" office:value-type="string" office:string-value="Kel. 19: 1-2,9-11,16-20b; MT Dan. 3:52,53,54,56; Mat. 13:10-17.&amp; " calcext:value-type="string">
            <text:p>Kel. 19: 1-2,9-11,16-20b; MT Dan. 3:52,53,54,56; Mat. 13:10-17.&amp; </text:p>
          </table:table-cell>
          <table:table-cell table:formula="of:=[.E44]&amp;&quot;&amp; &quot;" office:value-type="string" office:string-value="Doa Lingkungan&amp; " calcext:value-type="string">
            <text:p>Doa Lingkungan&amp; </text:p>
          </table:table-cell>
          <table:table-cell table:formula="of:=[.F44]&amp;&quot;&amp; &quot;" office:value-type="string" office:string-value="P. Suroyo&amp; " calcext:value-type="string">
            <text:p>P. Suroyo&amp; </text:p>
          </table:table-cell>
          <table:table-cell table:formula="of:=[.G44]&amp;&quot;\par  &quot;&amp;[.H44]&amp;&quot;\\&quot;" office:value-type="string" office:string-value="Suradi, Neo\par  Sukarmi, Agnes\\" calcext:value-type="string">
            <text:p>Suradi, Neo\par <text:s/>Sukarmi, Agnes\\</text:p>
          </table:table-cell>
          <table:table-cell table:formula="of:=IF([.K45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Agus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os. 3:7-10a,11,13-17; Mzm. 114:1-2,3-4,5-6; Mat. 18:21-19:1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Tri Tutwuri, Kristina</text:p>
          </table:table-cell>
          <table:table-cell table:formula="of:=&quot;('&quot;&amp;[.G45]&amp;&quot;',1),&quot;" office:value-type="string" office:string-value="('Nanik Ismarjati, Maria Theresia',1)," calcext:value-type="string">
            <text:p>('Nanik Ismarjati, Maria Theresia',1),</text:p>
          </table:table-cell>
          <table:table-cell table:formula="of:=&quot;('&quot;&amp;[.H45]&amp;&quot;',2),&quot;" office:value-type="string" office:string-value="('Tri Tutwuri, Kristina',2)," calcext:value-type="string">
            <text:p>('Tri Tutwuri, Kristina',2),</text:p>
          </table:table-cell>
          <table:table-cell table:formula="of:=IF([.A45]&lt;&gt;[.A44];[.A45];&quot;&quot;)&amp;&quot;&amp;&quot;" office:value-type="string" office:string-value="Agustus&amp;" calcext:value-type="string">
            <text:p>Agustus&amp;</text:p>
          </table:table-cell>
          <table:table-cell table:formula="of:=[.B45]&amp;&quot;&amp; &quot;" office:value-type="string" office:string-value="13&amp; " calcext:value-type="string">
            <text:p>13&amp; </text:p>
          </table:table-cell>
          <table:table-cell table:formula="of:=[.C45]&amp;&quot;&amp; &quot;" office:value-type="string" office:string-value="Kamis&amp; " calcext:value-type="string">
            <text:p>Kamis&amp; </text:p>
          </table:table-cell>
          <table:table-cell table:formula="of:=[.D45]&amp;&quot;&amp; &quot;" office:value-type="string" office:string-value="Yos. 3:7-10a,11,13-17; Mzm. 114:1-2,3-4,5-6; Mat. 18:21-19:1.&amp; " calcext:value-type="string">
            <text:p>Yos. 3:7-10a,11,13-17; Mzm. 114:1-2,3-4,5-6; Mat. 18:21-19:1.&amp; </text:p>
          </table:table-cell>
          <table:table-cell table:formula="of:=[.E45]&amp;&quot;&amp; &quot;" office:value-type="string" office:string-value="Doa Lingkungan&amp; " calcext:value-type="string">
            <text:p>Doa Lingkungan&amp; </text:p>
          </table:table-cell>
          <table:table-cell table:formula="of:=[.F45]&amp;&quot;&amp; &quot;" office:value-type="string" office:string-value="C. Triyono&amp; " calcext:value-type="string">
            <text:p>C. Triyono&amp; </text:p>
          </table:table-cell>
          <table:table-cell table:formula="of:=[.G45]&amp;&quot;\par  &quot;&amp;[.H45]&amp;&quot;\\&quot;" office:value-type="string" office:string-value="Nanik Ismarjati, Maria Theresia\par  Tri Tutwuri, Kristina\\" calcext:value-type="string">
            <text:p>Nanik Ismarjati, Maria Theresia\par <text:s/>Tri Tutwuri, Kristina\\</text:p>
          </table:table-cell>
          <table:table-cell table:formula="of:=IF([.K4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Agust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Tes. 3:7-13; Mzm. 90:3-4,12-13,14,17; Injil Khusus Luk. 7:11-17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Y. Suripto</text:p>
          </table:table-cell>
          <table:table-cell office:value-type="string" calcext:value-type="string">
            <text:p>Keso Muda, Andreas</text:p>
          </table:table-cell>
          <table:table-cell office:value-type="string" calcext:value-type="string">
            <text:p>Sode Muda, Maria</text:p>
          </table:table-cell>
          <table:table-cell table:formula="of:=&quot;('&quot;&amp;[.G46]&amp;&quot;',1),&quot;" office:value-type="string" office:string-value="('Keso Muda, Andreas',1)," calcext:value-type="string">
            <text:p>('Keso Muda, Andreas',1),</text:p>
          </table:table-cell>
          <table:table-cell table:formula="of:=&quot;('&quot;&amp;[.H46]&amp;&quot;',2),&quot;" office:value-type="string" office:string-value="('Sode Muda, Maria',2)," calcext:value-type="string">
            <text:p>('Sode Muda, Maria',2),</text:p>
          </table:table-cell>
          <table:table-cell table:formula="of:=IF([.A46]&lt;&gt;[.A45];[.A46];&quot;&quot;)&amp;&quot;&amp;&quot;" office:value-type="string" office:string-value="&amp;" calcext:value-type="string">
            <text:p>&amp;</text:p>
          </table:table-cell>
          <table:table-cell table:formula="of:=[.B46]&amp;&quot;&amp; &quot;" office:value-type="string" office:string-value="27&amp; " calcext:value-type="string">
            <text:p>27&amp; </text:p>
          </table:table-cell>
          <table:table-cell table:formula="of:=[.C46]&amp;&quot;&amp; &quot;" office:value-type="string" office:string-value="Kamis&amp; " calcext:value-type="string">
            <text:p>Kamis&amp; </text:p>
          </table:table-cell>
          <table:table-cell table:formula="of:=[.D46]&amp;&quot;&amp; &quot;" office:value-type="string" office:string-value="1Tes. 3:7-13; Mzm. 90:3-4,12-13,14,17; Injil Khusus Luk. 7:11-17&amp; " calcext:value-type="string">
            <text:p>1Tes. 3:7-13; Mzm. 90:3-4,12-13,14,17; Injil Khusus Luk. 7:11-17&amp; </text:p>
          </table:table-cell>
          <table:table-cell table:formula="of:=[.E46]&amp;&quot;&amp; &quot;" office:value-type="string" office:string-value="Doa Lingkungan&amp; " calcext:value-type="string">
            <text:p>Doa Lingkungan&amp; </text:p>
          </table:table-cell>
          <table:table-cell table:formula="of:=[.F46]&amp;&quot;&amp; &quot;" office:value-type="string" office:string-value="Y. Suripto&amp; " calcext:value-type="string">
            <text:p>Y. Suripto&amp; </text:p>
          </table:table-cell>
          <table:table-cell table:formula="of:=[.G46]&amp;&quot;\par  &quot;&amp;[.H46]&amp;&quot;\\&quot;" office:value-type="string" office:string-value="Keso Muda, Andreas\par  Sode Muda, Maria\\" calcext:value-type="string">
            <text:p>Keso Muda, Andreas\par <text:s/>Sode Muda, Maria\\</text:p>
          </table:table-cell>
          <table:table-cell table:formula="of:=IF([.K47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ol. 1:9-14; Mzm. 98:2-3ab,3cd-4,5-6; Luk. 5:1-11.</text:p>
          </table:table-cell>
          <table:table-cell office:value-type="string" calcext:value-type="string">
            <text:p>BKSN 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47]&lt;&gt;[.A46];[.A47];&quot;&quot;)&amp;&quot;&amp;&quot;" office:value-type="string" office:string-value="September&amp;" calcext:value-type="string">
            <text:p>September&amp;</text:p>
          </table:table-cell>
          <table:table-cell table:formula="of:=[.B47]&amp;&quot;&amp; &quot;" office:value-type="string" office:string-value="3&amp; " calcext:value-type="string">
            <text:p>3&amp; </text:p>
          </table:table-cell>
          <table:table-cell table:formula="of:=[.C47]&amp;&quot;&amp; &quot;" office:value-type="string" office:string-value="Kamis&amp; " calcext:value-type="string">
            <text:p>Kamis&amp; </text:p>
          </table:table-cell>
          <table:table-cell table:formula="of:=[.D47]&amp;&quot;&amp; &quot;" office:value-type="string" office:string-value="Kol. 1:9-14; Mzm. 98:2-3ab,3cd-4,5-6; Luk. 5:1-11.&amp; " calcext:value-type="string">
            <text:p>Kol. 1:9-14; Mzm. 98:2-3ab,3cd-4,5-6; Luk. 5:1-11.&amp; </text:p>
          </table:table-cell>
          <table:table-cell table:formula="of:=[.E47]&amp;&quot;&amp; &quot;" office:value-type="string" office:string-value="BKSN I&amp; " calcext:value-type="string">
            <text:p>BKSN I&amp; </text:p>
          </table:table-cell>
          <table:table-cell table:formula="of:=[.F47]&amp;&quot;&amp; &quot;" office:value-type="string" office:string-value="Joglo Lawas&amp; " calcext:value-type="string">
            <text:p>Joglo Lawas&amp; </text:p>
          </table:table-cell>
          <table:table-cell table:formula="of:=[.G47]&amp;&quot;\par  &quot;&amp;[.H47]&amp;&quot;\\&quot;" office:value-type="string" office:string-value="Tim\par  \\" calcext:value-type="string">
            <text:p>Tim\par <text:s/>\\</text:p>
          </table:table-cell>
          <table:table-cell table:formula="of:=IF([.K4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ol. 3:12-17; Mzm. 150:1-2,3-4,5-6; Luk. 6:27- 38.</text:p>
          </table:table-cell>
          <table:table-cell office:value-type="string" calcext:value-type="string">
            <text:p>BKSN 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48]&lt;&gt;[.A47];[.A48];&quot;&quot;)&amp;&quot;&amp;&quot;" office:value-type="string" office:string-value="&amp;" calcext:value-type="string">
            <text:p>&amp;</text:p>
          </table:table-cell>
          <table:table-cell table:formula="of:=[.B48]&amp;&quot;&amp; &quot;" office:value-type="string" office:string-value="10&amp; " calcext:value-type="string">
            <text:p>10&amp; </text:p>
          </table:table-cell>
          <table:table-cell table:formula="of:=[.C48]&amp;&quot;&amp; &quot;" office:value-type="string" office:string-value="Kamis&amp; " calcext:value-type="string">
            <text:p>Kamis&amp; </text:p>
          </table:table-cell>
          <table:table-cell table:formula="of:=[.D48]&amp;&quot;&amp; &quot;" office:value-type="string" office:string-value="Kol. 3:12-17; Mzm. 150:1-2,3-4,5-6; Luk. 6:27- 38.&amp; " calcext:value-type="string">
            <text:p>Kol. 3:12-17; Mzm. 150:1-2,3-4,5-6; Luk. 6:27- 38.&amp; </text:p>
          </table:table-cell>
          <table:table-cell table:formula="of:=[.E48]&amp;&quot;&amp; &quot;" office:value-type="string" office:string-value="BKSN II&amp; " calcext:value-type="string">
            <text:p>BKSN II&amp; </text:p>
          </table:table-cell>
          <table:table-cell table:formula="of:=[.F48]&amp;&quot;&amp; &quot;" office:value-type="string" office:string-value="Joglo Lawas&amp; " calcext:value-type="string">
            <text:p>Joglo Lawas&amp; </text:p>
          </table:table-cell>
          <table:table-cell table:formula="of:=[.G48]&amp;&quot;\par  &quot;&amp;[.H48]&amp;&quot;\\&quot;" office:value-type="string" office:string-value="Tim\par  \\" calcext:value-type="string">
            <text:p>Tim\par <text:s/>\\</text:p>
          </table:table-cell>
          <table:table-cell table:formula="of:=IF([.K4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Tim. 4:12-16; Mzm. 111:7-8,9,10; Luk. 7:36-50.</text:p>
          </table:table-cell>
          <table:table-cell office:value-type="string" calcext:value-type="string">
            <text:p>BKSN I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49]&lt;&gt;[.A48];[.A49];&quot;&quot;)&amp;&quot;&amp;&quot;" office:value-type="string" office:string-value="&amp;" calcext:value-type="string">
            <text:p>&amp;</text:p>
          </table:table-cell>
          <table:table-cell table:formula="of:=[.B49]&amp;&quot;&amp; &quot;" office:value-type="string" office:string-value="17&amp; " calcext:value-type="string">
            <text:p>17&amp; </text:p>
          </table:table-cell>
          <table:table-cell table:formula="of:=[.C49]&amp;&quot;&amp; &quot;" office:value-type="string" office:string-value="Kamis&amp; " calcext:value-type="string">
            <text:p>Kamis&amp; </text:p>
          </table:table-cell>
          <table:table-cell table:formula="of:=[.D49]&amp;&quot;&amp; &quot;" office:value-type="string" office:string-value="1Tim. 4:12-16; Mzm. 111:7-8,9,10; Luk. 7:36-50.&amp; " calcext:value-type="string">
            <text:p>1Tim. 4:12-16; Mzm. 111:7-8,9,10; Luk. 7:36-50.&amp; </text:p>
          </table:table-cell>
          <table:table-cell table:formula="of:=[.E49]&amp;&quot;&amp; &quot;" office:value-type="string" office:string-value="BKSN III&amp; " calcext:value-type="string">
            <text:p>BKSN III&amp; </text:p>
          </table:table-cell>
          <table:table-cell table:formula="of:=[.F49]&amp;&quot;&amp; &quot;" office:value-type="string" office:string-value="Joglo Lawas&amp; " calcext:value-type="string">
            <text:p>Joglo Lawas&amp; </text:p>
          </table:table-cell>
          <table:table-cell table:formula="of:=[.G49]&amp;&quot;\par  &quot;&amp;[.H49]&amp;&quot;\\&quot;" office:value-type="string" office:string-value="Tim\par  \\" calcext:value-type="string">
            <text:p>Tim\par <text:s/>\\</text:p>
          </table:table-cell>
          <table:table-cell table:formula="of:=IF([.K5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Hag. 1:1-8; Mzm. 149:1-2,3-4,5-6a,9b; Luk. 9:7-9.</text:p>
          </table:table-cell>
          <table:table-cell office:value-type="string" calcext:value-type="string">
            <text:p>BKSN IV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50]&lt;&gt;[.A49];[.A50];&quot;&quot;)&amp;&quot;&amp;&quot;" office:value-type="string" office:string-value="&amp;" calcext:value-type="string">
            <text:p>&amp;</text:p>
          </table:table-cell>
          <table:table-cell table:formula="of:=[.B50]&amp;&quot;&amp; &quot;" office:value-type="string" office:string-value="24&amp; " calcext:value-type="string">
            <text:p>24&amp; </text:p>
          </table:table-cell>
          <table:table-cell table:formula="of:=[.C50]&amp;&quot;&amp; &quot;" office:value-type="string" office:string-value="Kamis&amp; " calcext:value-type="string">
            <text:p>Kamis&amp; </text:p>
          </table:table-cell>
          <table:table-cell table:formula="of:=[.D50]&amp;&quot;&amp; &quot;" office:value-type="string" office:string-value="Hag. 1:1-8; Mzm. 149:1-2,3-4,5-6a,9b; Luk. 9:7-9.&amp; " calcext:value-type="string">
            <text:p>Hag. 1:1-8; Mzm. 149:1-2,3-4,5-6a,9b; Luk. 9:7-9.&amp; </text:p>
          </table:table-cell>
          <table:table-cell table:formula="of:=[.E50]&amp;&quot;&amp; &quot;" office:value-type="string" office:string-value="BKSN IV&amp; " calcext:value-type="string">
            <text:p>BKSN IV&amp; </text:p>
          </table:table-cell>
          <table:table-cell table:formula="of:=[.F50]&amp;&quot;&amp; &quot;" office:value-type="string" office:string-value="Joglo Lawas&amp; " calcext:value-type="string">
            <text:p>Joglo Lawas&amp; </text:p>
          </table:table-cell>
          <table:table-cell table:formula="of:=[.G50]&amp;&quot;\par  &quot;&amp;[.H50]&amp;&quot;\\&quot;" office:value-type="string" office:string-value="Tim\par  \\" calcext:value-type="string">
            <text:p>Tim\par <text:s/>\\</text:p>
          </table:table-cell>
          <table:table-cell table:formula="of:=IF([.K51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Neh. 8:1- 4a,5-6,7b-12; Mzm. 19:8,9,10,11; Luk. 10:1-12. atau: Yes. 66:10-14b atau 1Kor. 12:31-13:13; Mat. 18:1-4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Tri Tutwuri, Kristina</text:p>
          </table:table-cell>
          <table:table-cell office:value-type="string" calcext:value-type="string">
            <text:p>Suyanto, Yohanes</text:p>
          </table:table-cell>
          <table:table-cell table:formula="of:=&quot;('&quot;&amp;[.G51]&amp;&quot;',1),&quot;" office:value-type="string" office:string-value="('Tri Tutwuri, Kristina',1)," calcext:value-type="string">
            <text:p>('Tri Tutwuri, Kristina',1),</text:p>
          </table:table-cell>
          <table:table-cell table:formula="of:=&quot;('&quot;&amp;[.H51]&amp;&quot;',2),&quot;" office:value-type="string" office:string-value="('Suyanto, Yohanes',2)," calcext:value-type="string">
            <text:p>('Suyanto, Yohanes',2),</text:p>
          </table:table-cell>
          <table:table-cell table:formula="of:=IF([.A51]&lt;&gt;[.A50];[.A51];&quot;&quot;)&amp;&quot;&amp;&quot;" office:value-type="string" office:string-value="Oktober&amp;" calcext:value-type="string">
            <text:p>Oktober&amp;</text:p>
          </table:table-cell>
          <table:table-cell table:formula="of:=[.B51]&amp;&quot;&amp; &quot;" office:value-type="string" office:string-value="1&amp; " calcext:value-type="string">
            <text:p>1&amp; </text:p>
          </table:table-cell>
          <table:table-cell table:formula="of:=[.C51]&amp;&quot;&amp; &quot;" office:value-type="string" office:string-value="Kamis&amp; " calcext:value-type="string">
            <text:p>Kamis&amp; </text:p>
          </table:table-cell>
          <table:table-cell table:formula="of:=[.D51]&amp;&quot;&amp; &quot;" office:value-type="string" office:string-value="Neh. 8:1- 4a,5-6,7b-12; Mzm. 19:8,9,10,11; Luk. 10:1-12. atau: Yes. 66:10-14b atau 1Kor. 12:31-13:13; Mat. 18:1-4&amp; " calcext:value-type="string">
            <text:p>Neh. 8:1- 4a,5-6,7b-12; Mzm. 19:8,9,10,11; Luk. 10:1-12. atau: Yes. 66:10-14b atau 1Kor. 12:31-13:13; Mat. 18:1-4&amp; </text:p>
          </table:table-cell>
          <table:table-cell table:formula="of:=[.E51]&amp;&quot;&amp; &quot;" office:value-type="string" office:string-value="Rosario&amp; " calcext:value-type="string">
            <text:p>Rosario&amp; </text:p>
          </table:table-cell>
          <table:table-cell table:formula="of:=[.F51]&amp;&quot;&amp; &quot;" office:value-type="string" office:string-value="Aloysius Lamakey&amp; " calcext:value-type="string">
            <text:p>Aloysius Lamakey&amp; </text:p>
          </table:table-cell>
          <table:table-cell table:formula="of:=[.G51]&amp;&quot;\par  &quot;&amp;[.H51]&amp;&quot;\\&quot;" office:value-type="string" office:string-value="Tri Tutwuri, Kristina\par  Suyanto, Yohanes\\" calcext:value-type="string">
            <text:p>Tri Tutwuri, Kristina\par <text:s/>Suyanto, Yohanes\\</text:p>
          </table:table-cell>
          <table:table-cell table:formula="of:=IF([.K5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Kel. 23:20-23a; Mzm. 91:1-2,3-4,5-6,10-11; Mat. 18:1-5,10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Chatarina Sukarmi</text:p>
          </table:table-cell>
          <table:table-cell office:value-type="string" calcext:value-type="string">
            <text:p>Djoko Marsito, Yohanes</text:p>
          </table:table-cell>
          <table:table-cell table:formula="of:=&quot;('&quot;&amp;[.G52]&amp;&quot;',1),&quot;" office:value-type="string" office:string-value="('Chatarina Sukarmi',1)," calcext:value-type="string">
            <text:p>('Chatarina Sukarmi',1),</text:p>
          </table:table-cell>
          <table:table-cell table:formula="of:=&quot;('&quot;&amp;[.H52]&amp;&quot;',2),&quot;" office:value-type="string" office:string-value="('Djoko Marsito, Yohanes',2)," calcext:value-type="string">
            <text:p>('Djoko Marsito, Yohanes',2),</text:p>
          </table:table-cell>
          <table:table-cell table:formula="of:=IF([.A52]&lt;&gt;[.A51];[.A52];&quot;&quot;)&amp;&quot;&amp;&quot;" office:value-type="string" office:string-value="&amp;" calcext:value-type="string">
            <text:p>&amp;</text:p>
          </table:table-cell>
          <table:table-cell table:formula="of:=[.B52]&amp;&quot;&amp; &quot;" office:value-type="string" office:string-value="2&amp; " calcext:value-type="string">
            <text:p>2&amp; </text:p>
          </table:table-cell>
          <table:table-cell table:formula="of:=[.C52]&amp;&quot;&amp; &quot;" office:value-type="string" office:string-value="Jumat&amp; " calcext:value-type="string">
            <text:p>Jumat&amp; </text:p>
          </table:table-cell>
          <table:table-cell table:formula="of:=[.D52]&amp;&quot;&amp; &quot;" office:value-type="string" office:string-value="Kel. 23:20-23a; Mzm. 91:1-2,3-4,5-6,10-11; Mat. 18:1-5,10.&amp; " calcext:value-type="string">
            <text:p>Kel. 23:20-23a; Mzm. 91:1-2,3-4,5-6,10-11; Mat. 18:1-5,10.&amp; </text:p>
          </table:table-cell>
          <table:table-cell table:formula="of:=[.E52]&amp;&quot;&amp; &quot;" office:value-type="string" office:string-value="Rosario&amp; " calcext:value-type="string">
            <text:p>Rosario&amp; </text:p>
          </table:table-cell>
          <table:table-cell table:formula="of:=[.F52]&amp;&quot;&amp; &quot;" office:value-type="string" office:string-value="FX Sularto&amp; " calcext:value-type="string">
            <text:p>FX Sularto&amp; </text:p>
          </table:table-cell>
          <table:table-cell table:formula="of:=[.G52]&amp;&quot;\par  &quot;&amp;[.H52]&amp;&quot;\\&quot;" office:value-type="string" office:string-value="Chatarina Sukarmi\par  Djoko Marsito, Yohanes\\" calcext:value-type="string">
            <text:p>Chatarina Sukarmi\par <text:s/>Djoko Marsito, Yohanes\\</text:p>
          </table:table-cell>
          <table:table-cell table:formula="of:=IF([.K5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Bar. 4:5-12,27-29; Mzm. 69:33-35,36-37; Luk. 10:17-24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Tri Susilowati, Caecilia</text:p>
          </table:table-cell>
          <table:table-cell office:value-type="string" calcext:value-type="string">
            <text:p>Chatarina Sukarmi</text:p>
          </table:table-cell>
          <table:table-cell table:formula="of:=&quot;('&quot;&amp;[.G53]&amp;&quot;',1),&quot;" office:value-type="string" office:string-value="('Tri Susilowati, Caecilia',1)," calcext:value-type="string">
            <text:p>('Tri Susilowati, Caecilia',1),</text:p>
          </table:table-cell>
          <table:table-cell table:formula="of:=&quot;('&quot;&amp;[.H53]&amp;&quot;',2),&quot;" office:value-type="string" office:string-value="('Chatarina Sukarmi',2)," calcext:value-type="string">
            <text:p>('Chatarina Sukarmi',2),</text:p>
          </table:table-cell>
          <table:table-cell table:formula="of:=IF([.A53]&lt;&gt;[.A52];[.A53];&quot;&quot;)&amp;&quot;&amp;&quot;" office:value-type="string" office:string-value="&amp;" calcext:value-type="string">
            <text:p>&amp;</text:p>
          </table:table-cell>
          <table:table-cell table:formula="of:=[.B53]&amp;&quot;&amp; &quot;" office:value-type="string" office:string-value="3&amp; " calcext:value-type="string">
            <text:p>3&amp; </text:p>
          </table:table-cell>
          <table:table-cell table:formula="of:=[.C53]&amp;&quot;&amp; &quot;" office:value-type="string" office:string-value="Sabtu&amp; " calcext:value-type="string">
            <text:p>Sabtu&amp; </text:p>
          </table:table-cell>
          <table:table-cell table:formula="of:=[.D53]&amp;&quot;&amp; &quot;" office:value-type="string" office:string-value="Bar. 4:5-12,27-29; Mzm. 69:33-35,36-37; Luk. 10:17-24.&amp; " calcext:value-type="string">
            <text:p>Bar. 4:5-12,27-29; Mzm. 69:33-35,36-37; Luk. 10:17-24.&amp; </text:p>
          </table:table-cell>
          <table:table-cell table:formula="of:=[.E53]&amp;&quot;&amp; &quot;" office:value-type="string" office:string-value="Rosario&amp; " calcext:value-type="string">
            <text:p>Rosario&amp; </text:p>
          </table:table-cell>
          <table:table-cell table:formula="of:=[.F53]&amp;&quot;&amp; &quot;" office:value-type="string" office:string-value="Y. Djoko Marsito&amp; " calcext:value-type="string">
            <text:p>Y. Djoko Marsito&amp; </text:p>
          </table:table-cell>
          <table:table-cell table:formula="of:=[.G53]&amp;&quot;\par  &quot;&amp;[.H53]&amp;&quot;\\&quot;" office:value-type="string" office:string-value="Tri Susilowati, Caecilia\par  Chatarina Sukarmi\\" calcext:value-type="string">
            <text:p>Tri Susilowati, Caecilia\par <text:s/>Chatarina Sukarmi\\</text:p>
          </table:table-cell>
          <table:table-cell table:formula="of:=IF([.K5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j. 2:18-24; Mzm. 128:1-2,3,4-5,6; Ibr. 2:9-11; Mrk. 10:2-16 (Mrk. 10:2-12)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Setya Prihatiningtyas, Chatarina</text:p>
          </table:table-cell>
          <table:table-cell office:value-type="string" calcext:value-type="string">
            <text:p>Zeli Puspitasari, R</text:p>
          </table:table-cell>
          <table:table-cell table:formula="of:=&quot;('&quot;&amp;[.G54]&amp;&quot;',1),&quot;" office:value-type="string" office:string-value="('Setya Prihatiningtyas, Chatarina',1)," calcext:value-type="string">
            <text:p>('Setya Prihatiningtyas, Chatarina',1),</text:p>
          </table:table-cell>
          <table:table-cell table:formula="of:=&quot;('&quot;&amp;[.H54]&amp;&quot;',2),&quot;" office:value-type="string" office:string-value="('Zeli Puspitasari, R',2)," calcext:value-type="string">
            <text:p>('Zeli Puspitasari, R',2),</text:p>
          </table:table-cell>
          <table:table-cell table:formula="of:=IF([.A54]&lt;&gt;[.A53];[.A54];&quot;&quot;)&amp;&quot;&amp;&quot;" office:value-type="string" office:string-value="&amp;" calcext:value-type="string">
            <text:p>&amp;</text:p>
          </table:table-cell>
          <table:table-cell table:formula="of:=[.B54]&amp;&quot;&amp; &quot;" office:value-type="string" office:string-value="4&amp; " calcext:value-type="string">
            <text:p>4&amp; </text:p>
          </table:table-cell>
          <table:table-cell table:formula="of:=[.C54]&amp;&quot;&amp; &quot;" office:value-type="string" office:string-value="Minggu&amp; " calcext:value-type="string">
            <text:p>Minggu&amp; </text:p>
          </table:table-cell>
          <table:table-cell table:formula="of:=[.D54]&amp;&quot;&amp; &quot;" office:value-type="string" office:string-value="Kej. 2:18-24; Mzm. 128:1-2,3,4-5,6; Ibr. 2:9-11; Mrk. 10:2-16 (Mrk. 10:2-12)&amp; " calcext:value-type="string">
            <text:p>Kej. 2:18-24; Mzm. 128:1-2,3,4-5,6; Ibr. 2:9-11; Mrk. 10:2-16 (Mrk. 10:2-12)&amp; </text:p>
          </table:table-cell>
          <table:table-cell table:formula="of:=[.E54]&amp;&quot;&amp; &quot;" office:value-type="string" office:string-value="Rosario&amp; " calcext:value-type="string">
            <text:p>Rosario&amp; </text:p>
          </table:table-cell>
          <table:table-cell table:formula="of:=[.F54]&amp;&quot;&amp; &quot;" office:value-type="string" office:string-value="Andreas Keso Muda&amp; " calcext:value-type="string">
            <text:p>Andreas Keso Muda&amp; </text:p>
          </table:table-cell>
          <table:table-cell table:formula="of:=[.G54]&amp;&quot;\par  &quot;&amp;[.H54]&amp;&quot;\\&quot;" office:value-type="string" office:string-value="Setya Prihatiningtyas, Chatarina\par  Zeli Puspitasari, R\\" calcext:value-type="string">
            <text:p>Setya Prihatiningtyas, Chatarina\par <text:s/>Zeli Puspitasari, R\\</text:p>
          </table:table-cell>
          <table:table-cell table:formula="of:=IF([.K5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Yun. 1:1-17; 2:10; MT Yun. 2:2,3,4,5,8; Luk. 10:25-37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Suci Wahyuningsih, Theresia</text:p>
          </table:table-cell>
          <table:table-cell office:value-type="string" calcext:value-type="string">
            <text:p>Sudarmadi, Yohanes</text:p>
          </table:table-cell>
          <table:table-cell table:formula="of:=&quot;('&quot;&amp;[.G55]&amp;&quot;',1),&quot;" office:value-type="string" office:string-value="('Suci Wahyuningsih, Theresia',1)," calcext:value-type="string">
            <text:p>('Suci Wahyuningsih, Theresia',1),</text:p>
          </table:table-cell>
          <table:table-cell table:formula="of:=&quot;('&quot;&amp;[.H55]&amp;&quot;',2),&quot;" office:value-type="string" office:string-value="('Sudarmadi, Yohanes',2)," calcext:value-type="string">
            <text:p>('Sudarmadi, Yohanes',2),</text:p>
          </table:table-cell>
          <table:table-cell table:formula="of:=IF([.A55]&lt;&gt;[.A54];[.A55];&quot;&quot;)&amp;&quot;&amp;&quot;" office:value-type="string" office:string-value="&amp;" calcext:value-type="string">
            <text:p>&amp;</text:p>
          </table:table-cell>
          <table:table-cell table:formula="of:=[.B55]&amp;&quot;&amp; &quot;" office:value-type="string" office:string-value="5&amp; " calcext:value-type="string">
            <text:p>5&amp; </text:p>
          </table:table-cell>
          <table:table-cell table:formula="of:=[.C55]&amp;&quot;&amp; &quot;" office:value-type="string" office:string-value="Senin&amp; " calcext:value-type="string">
            <text:p>Senin&amp; </text:p>
          </table:table-cell>
          <table:table-cell table:formula="of:=[.D55]&amp;&quot;&amp; &quot;" office:value-type="string" office:string-value="Yun. 1:1-17; 2:10; MT Yun. 2:2,3,4,5,8; Luk. 10:25-37.&amp; " calcext:value-type="string">
            <text:p>Yun. 1:1-17; 2:10; MT Yun. 2:2,3,4,5,8; Luk. 10:25-37.&amp; </text:p>
          </table:table-cell>
          <table:table-cell table:formula="of:=[.E55]&amp;&quot;&amp; &quot;" office:value-type="string" office:string-value="Rosario&amp; " calcext:value-type="string">
            <text:p>Rosario&amp; </text:p>
          </table:table-cell>
          <table:table-cell table:formula="of:=[.F55]&amp;&quot;&amp; &quot;" office:value-type="string" office:string-value="Y. Sudarmadi&amp; " calcext:value-type="string">
            <text:p>Y. Sudarmadi&amp; </text:p>
          </table:table-cell>
          <table:table-cell table:formula="of:=[.G55]&amp;&quot;\par  &quot;&amp;[.H55]&amp;&quot;\\&quot;" office:value-type="string" office:string-value="Suci Wahyuningsih, Theresia\par  Sudarmadi, Yohanes\\" calcext:value-type="string">
            <text:p>Suci Wahyuningsih, Theresia\par <text:s/>Sudarmadi, Yohanes\\</text:p>
          </table:table-cell>
          <table:table-cell table:formula="of:=IF([.K5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Yun. 3:1-10; Mzm. 130:1-2,3-4ab,7-8; Luk. 10:38-42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Arie WS</text:p>
          </table:table-cell>
          <table:table-cell office:value-type="string" calcext:value-type="string">
            <text:p>Zeli Puspitasari, R</text:p>
          </table:table-cell>
          <table:table-cell office:value-type="string" calcext:value-type="string">
            <text:p>Sandi Ignatius</text:p>
          </table:table-cell>
          <table:table-cell table:formula="of:=&quot;('&quot;&amp;[.G56]&amp;&quot;',1),&quot;" office:value-type="string" office:string-value="('Zeli Puspitasari, R',1)," calcext:value-type="string">
            <text:p>('Zeli Puspitasari, R',1),</text:p>
          </table:table-cell>
          <table:table-cell table:formula="of:=&quot;('&quot;&amp;[.H56]&amp;&quot;',2),&quot;" office:value-type="string" office:string-value="('Sandi Ignatius',2)," calcext:value-type="string">
            <text:p>('Sandi Ignatius',2),</text:p>
          </table:table-cell>
          <table:table-cell table:formula="of:=IF([.A56]&lt;&gt;[.A55];[.A56];&quot;&quot;)&amp;&quot;&amp;&quot;" office:value-type="string" office:string-value="&amp;" calcext:value-type="string">
            <text:p>&amp;</text:p>
          </table:table-cell>
          <table:table-cell table:formula="of:=[.B56]&amp;&quot;&amp; &quot;" office:value-type="string" office:string-value="6&amp; " calcext:value-type="string">
            <text:p>6&amp; </text:p>
          </table:table-cell>
          <table:table-cell table:formula="of:=[.C56]&amp;&quot;&amp; &quot;" office:value-type="string" office:string-value="Selasa&amp; " calcext:value-type="string">
            <text:p>Selasa&amp; </text:p>
          </table:table-cell>
          <table:table-cell table:formula="of:=[.D56]&amp;&quot;&amp; &quot;" office:value-type="string" office:string-value="Yun. 3:1-10; Mzm. 130:1-2,3-4ab,7-8; Luk. 10:38-42.&amp; " calcext:value-type="string">
            <text:p>Yun. 3:1-10; Mzm. 130:1-2,3-4ab,7-8; Luk. 10:38-42.&amp; </text:p>
          </table:table-cell>
          <table:table-cell table:formula="of:=[.E56]&amp;&quot;&amp; &quot;" office:value-type="string" office:string-value="Rosario&amp; " calcext:value-type="string">
            <text:p>Rosario&amp; </text:p>
          </table:table-cell>
          <table:table-cell table:formula="of:=[.F56]&amp;&quot;&amp; &quot;" office:value-type="string" office:string-value="FX Arie WS&amp; " calcext:value-type="string">
            <text:p>FX Arie WS&amp; </text:p>
          </table:table-cell>
          <table:table-cell table:formula="of:=[.G56]&amp;&quot;\par  &quot;&amp;[.H56]&amp;&quot;\\&quot;" office:value-type="string" office:string-value="Zeli Puspitasari, R\par  Sandi Ignatius\\" calcext:value-type="string">
            <text:p>Zeli Puspitasari, R\par <text:s/>Sandi Ignatius\\</text:p>
          </table:table-cell>
          <table:table-cell table:formula="of:=IF([.K5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Kis. 1:12-14 ; Mzm. 86:3-6, 9-10; Luk. 1:26-3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Th. Banar</text:p>
          </table:table-cell>
          <table:table-cell office:value-type="string" calcext:value-type="string">
            <text:p>Supriadi, Cornelius</text:p>
          </table:table-cell>
          <table:table-cell office:value-type="string" calcext:value-type="string">
            <text:p>Budi Hartuti, Maria Goreti</text:p>
          </table:table-cell>
          <table:table-cell table:formula="of:=&quot;('&quot;&amp;[.G57]&amp;&quot;',1),&quot;" office:value-type="string" office:string-value="('Supriadi, Cornelius',1)," calcext:value-type="string">
            <text:p>('Supriadi, Cornelius',1),</text:p>
          </table:table-cell>
          <table:table-cell table:formula="of:=&quot;('&quot;&amp;[.H57]&amp;&quot;',2),&quot;" office:value-type="string" office:string-value="('Budi Hartuti, Maria Goreti',2)," calcext:value-type="string">
            <text:p>('Budi Hartuti, Maria Goreti',2),</text:p>
          </table:table-cell>
          <table:table-cell table:formula="of:=IF([.A57]&lt;&gt;[.A56];[.A57];&quot;&quot;)&amp;&quot;&amp;&quot;" office:value-type="string" office:string-value="&amp;" calcext:value-type="string">
            <text:p>&amp;</text:p>
          </table:table-cell>
          <table:table-cell table:formula="of:=[.B57]&amp;&quot;&amp; &quot;" office:value-type="string" office:string-value="7&amp; " calcext:value-type="string">
            <text:p>7&amp; </text:p>
          </table:table-cell>
          <table:table-cell table:formula="of:=[.C57]&amp;&quot;&amp; &quot;" office:value-type="string" office:string-value="Rabu&amp; " calcext:value-type="string">
            <text:p>Rabu&amp; </text:p>
          </table:table-cell>
          <table:table-cell table:formula="of:=[.D57]&amp;&quot;&amp; &quot;" office:value-type="string" office:string-value="Kis. 1:12-14 ; Mzm. 86:3-6, 9-10; Luk. 1:26-38.&amp; " calcext:value-type="string">
            <text:p>Kis. 1:12-14 ; Mzm. 86:3-6, 9-10; Luk. 1:26-38.&amp; </text:p>
          </table:table-cell>
          <table:table-cell table:formula="of:=[.E57]&amp;&quot;&amp; &quot;" office:value-type="string" office:string-value="Rosario&amp; " calcext:value-type="string">
            <text:p>Rosario&amp; </text:p>
          </table:table-cell>
          <table:table-cell table:formula="of:=[.F57]&amp;&quot;&amp; &quot;" office:value-type="string" office:string-value="Th. Banar&amp; " calcext:value-type="string">
            <text:p>Th. Banar&amp; </text:p>
          </table:table-cell>
          <table:table-cell table:formula="of:=[.G57]&amp;&quot;\par  &quot;&amp;[.H57]&amp;&quot;\\&quot;" office:value-type="string" office:string-value="Supriadi, Cornelius\par  Budi Hartuti, Maria Goreti\\" calcext:value-type="string">
            <text:p>Supriadi, Cornelius\par <text:s/>Budi Hartuti, Maria Goreti\\</text:p>
          </table:table-cell>
          <table:table-cell table:formula="of:=IF([.K5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3:13-20a; Mzm. 1:1-2,3,4,6; Luk. 11:5-13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g. Sandy</text:p>
          </table:table-cell>
          <table:table-cell office:value-type="string" calcext:value-type="string">
            <text:p>Sukarmi, Agnes</text:p>
          </table:table-cell>
          <table:table-cell office:value-type="string" calcext:value-type="string">
            <text:p>Titisari, Lusia</text:p>
          </table:table-cell>
          <table:table-cell table:formula="of:=&quot;('&quot;&amp;[.G58]&amp;&quot;',1),&quot;" office:value-type="string" office:string-value="('Sukarmi, Agnes',1)," calcext:value-type="string">
            <text:p>('Sukarmi, Agnes',1),</text:p>
          </table:table-cell>
          <table:table-cell table:formula="of:=&quot;('&quot;&amp;[.H58]&amp;&quot;',2),&quot;" office:value-type="string" office:string-value="('Titisari, Lusia',2)," calcext:value-type="string">
            <text:p>('Titisari, Lusia',2),</text:p>
          </table:table-cell>
          <table:table-cell table:formula="of:=IF([.A58]&lt;&gt;[.A57];[.A58];&quot;&quot;)&amp;&quot;&amp;&quot;" office:value-type="string" office:string-value="&amp;" calcext:value-type="string">
            <text:p>&amp;</text:p>
          </table:table-cell>
          <table:table-cell table:formula="of:=[.B58]&amp;&quot;&amp; &quot;" office:value-type="string" office:string-value="8&amp; " calcext:value-type="string">
            <text:p>8&amp; </text:p>
          </table:table-cell>
          <table:table-cell table:formula="of:=[.C58]&amp;&quot;&amp; &quot;" office:value-type="string" office:string-value="Kamis&amp; " calcext:value-type="string">
            <text:p>Kamis&amp; </text:p>
          </table:table-cell>
          <table:table-cell table:formula="of:=[.D58]&amp;&quot;&amp; &quot;" office:value-type="string" office:string-value="3:13-20a; Mzm. 1:1-2,3,4,6; Luk. 11:5-13.&amp; " calcext:value-type="string">
            <text:p>3:13-20a; Mzm. 1:1-2,3,4,6; Luk. 11:5-13.&amp; </text:p>
          </table:table-cell>
          <table:table-cell table:formula="of:=[.E58]&amp;&quot;&amp; &quot;" office:value-type="string" office:string-value="Rosario&amp; " calcext:value-type="string">
            <text:p>Rosario&amp; </text:p>
          </table:table-cell>
          <table:table-cell table:formula="of:=[.F58]&amp;&quot;&amp; &quot;" office:value-type="string" office:string-value="Ig. Sandy&amp; " calcext:value-type="string">
            <text:p>Ig. Sandy&amp; </text:p>
          </table:table-cell>
          <table:table-cell table:formula="of:=[.G58]&amp;&quot;\par  &quot;&amp;[.H58]&amp;&quot;\\&quot;" office:value-type="string" office:string-value="Sukarmi, Agnes\par  Titisari, Lusia\\" calcext:value-type="string">
            <text:p>Sukarmi, Agnes\par <text:s/>Titisari, Lusia\\</text:p>
          </table:table-cell>
          <table:table-cell table:formula="of:=IF([.K5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Yl. 1:13-15; 2:1-2; Mzm. 9:2-3,6,16,8-9; Luk. 11:15-2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Sode Muda Valentia, Elenora</text:p>
          </table:table-cell>
          <table:table-cell office:value-type="string" calcext:value-type="string">
            <text:p>Apriliana Wulandari, Herminigilda</text:p>
          </table:table-cell>
          <table:table-cell table:formula="of:=&quot;('&quot;&amp;[.G59]&amp;&quot;',1),&quot;" office:value-type="string" office:string-value="('Sode Muda Valentia, Elenora',1)," calcext:value-type="string">
            <text:p>('Sode Muda Valentia, Elenora',1),</text:p>
          </table:table-cell>
          <table:table-cell table:formula="of:=&quot;('&quot;&amp;[.H59]&amp;&quot;',2),&quot;" office:value-type="string" office:string-value="('Apriliana Wulandari, Herminigilda',2)," calcext:value-type="string">
            <text:p>('Apriliana Wulandari, Herminigilda',2),</text:p>
          </table:table-cell>
          <table:table-cell table:formula="of:=IF([.A59]&lt;&gt;[.A58];[.A59];&quot;&quot;)&amp;&quot;&amp;&quot;" office:value-type="string" office:string-value="&amp;" calcext:value-type="string">
            <text:p>&amp;</text:p>
          </table:table-cell>
          <table:table-cell table:formula="of:=[.B59]&amp;&quot;&amp; &quot;" office:value-type="string" office:string-value="9&amp; " calcext:value-type="string">
            <text:p>9&amp; </text:p>
          </table:table-cell>
          <table:table-cell table:formula="of:=[.C59]&amp;&quot;&amp; &quot;" office:value-type="string" office:string-value="Jumat&amp; " calcext:value-type="string">
            <text:p>Jumat&amp; </text:p>
          </table:table-cell>
          <table:table-cell table:formula="of:=[.D59]&amp;&quot;&amp; &quot;" office:value-type="string" office:string-value="Yl. 1:13-15; 2:1-2; Mzm. 9:2-3,6,16,8-9; Luk. 11:15-26.&amp; " calcext:value-type="string">
            <text:p>Yl. 1:13-15; 2:1-2; Mzm. 9:2-3,6,16,8-9; Luk. 11:15-26.&amp; </text:p>
          </table:table-cell>
          <table:table-cell table:formula="of:=[.E59]&amp;&quot;&amp; &quot;" office:value-type="string" office:string-value="Rosario&amp; " calcext:value-type="string">
            <text:p>Rosario&amp; </text:p>
          </table:table-cell>
          <table:table-cell table:formula="of:=[.F59]&amp;&quot;&amp; &quot;" office:value-type="string" office:string-value="Neo Suradi&amp; " calcext:value-type="string">
            <text:p>Neo Suradi&amp; </text:p>
          </table:table-cell>
          <table:table-cell table:formula="of:=[.G59]&amp;&quot;\par  &quot;&amp;[.H59]&amp;&quot;\\&quot;" office:value-type="string" office:string-value="Sode Muda Valentia, Elenora\par  Apriliana Wulandari, Herminigilda\\" calcext:value-type="string">
            <text:p>Sode Muda Valentia, Elenora\par <text:s/>Apriliana Wulandari, Herminigilda\\</text:p>
          </table:table-cell>
          <table:table-cell table:formula="of:=IF([.K6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Yl. 3:12-21; Mzm. 97:1-2,5-6,11-12; Luk. 11:27-2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Supriyadi</text:p>
          </table:table-cell>
          <table:table-cell office:value-type="string" calcext:value-type="string">
            <text:p>Melati, Rosevita</text:p>
          </table:table-cell>
          <table:table-cell office:value-type="string" calcext:value-type="string">
            <text:p>Arie Wibowo S, FX</text:p>
          </table:table-cell>
          <table:table-cell table:formula="of:=&quot;('&quot;&amp;[.G60]&amp;&quot;',1),&quot;" office:value-type="string" office:string-value="('Melati, Rosevita',1)," calcext:value-type="string">
            <text:p>('Melati, Rosevita',1),</text:p>
          </table:table-cell>
          <table:table-cell table:formula="of:=&quot;('&quot;&amp;[.H60]&amp;&quot;',2),&quot;" office:value-type="string" office:string-value="('Arie Wibowo S, FX',2)," calcext:value-type="string">
            <text:p>('Arie Wibowo S, FX',2),</text:p>
          </table:table-cell>
          <table:table-cell table:formula="of:=IF([.A60]&lt;&gt;[.A59];[.A60];&quot;&quot;)&amp;&quot;&amp;&quot;" office:value-type="string" office:string-value="&amp;" calcext:value-type="string">
            <text:p>&amp;</text:p>
          </table:table-cell>
          <table:table-cell table:formula="of:=[.B60]&amp;&quot;&amp; &quot;" office:value-type="string" office:string-value="10&amp; " calcext:value-type="string">
            <text:p>10&amp; </text:p>
          </table:table-cell>
          <table:table-cell table:formula="of:=[.C60]&amp;&quot;&amp; &quot;" office:value-type="string" office:string-value="Sabtu&amp; " calcext:value-type="string">
            <text:p>Sabtu&amp; </text:p>
          </table:table-cell>
          <table:table-cell table:formula="of:=[.D60]&amp;&quot;&amp; &quot;" office:value-type="string" office:string-value="Yl. 3:12-21; Mzm. 97:1-2,5-6,11-12; Luk. 11:27-28.&amp; " calcext:value-type="string">
            <text:p>Yl. 3:12-21; Mzm. 97:1-2,5-6,11-12; Luk. 11:27-28.&amp; </text:p>
          </table:table-cell>
          <table:table-cell table:formula="of:=[.E60]&amp;&quot;&amp; &quot;" office:value-type="string" office:string-value="Rosario&amp; " calcext:value-type="string">
            <text:p>Rosario&amp; </text:p>
          </table:table-cell>
          <table:table-cell table:formula="of:=[.F60]&amp;&quot;&amp; &quot;" office:value-type="string" office:string-value="C. Supriyadi&amp; " calcext:value-type="string">
            <text:p>C. Supriyadi&amp; </text:p>
          </table:table-cell>
          <table:table-cell table:formula="of:=[.G60]&amp;&quot;\par  &quot;&amp;[.H60]&amp;&quot;\\&quot;" office:value-type="string" office:string-value="Melati, Rosevita\par  Arie Wibowo S, FX\\" calcext:value-type="string">
            <text:p>Melati, Rosevita\par <text:s/>Arie Wibowo S, FX\\</text:p>
          </table:table-cell>
          <table:table-cell table:formula="of:=IF([.K6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Keb. 7:7-11; Mzm. 90:12-13,14-15,16-17; Ibr. 4:12-13; Mrk. 10:17-30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Lamakey Maria Anastasia Bare</text:p>
          </table:table-cell>
          <table:table-cell table:formula="of:=&quot;('&quot;&amp;[.G61]&amp;&quot;',1),&quot;" office:value-type="string" office:string-value="('Suyanto, Yohanes',1)," calcext:value-type="string">
            <text:p>('Suyanto, Yohanes',1),</text:p>
          </table:table-cell>
          <table:table-cell table:formula="of:=&quot;('&quot;&amp;[.H61]&amp;&quot;',2),&quot;" office:value-type="string" office:string-value="('Lamakey Maria Anastasia Bare',2)," calcext:value-type="string">
            <text:p>('Lamakey Maria Anastasia Bare',2),</text:p>
          </table:table-cell>
          <table:table-cell table:formula="of:=IF([.A61]&lt;&gt;[.A60];[.A61];&quot;&quot;)&amp;&quot;&amp;&quot;" office:value-type="string" office:string-value="&amp;" calcext:value-type="string">
            <text:p>&amp;</text:p>
          </table:table-cell>
          <table:table-cell table:formula="of:=[.B61]&amp;&quot;&amp; &quot;" office:value-type="string" office:string-value="11&amp; " calcext:value-type="string">
            <text:p>11&amp; </text:p>
          </table:table-cell>
          <table:table-cell table:formula="of:=[.C61]&amp;&quot;&amp; &quot;" office:value-type="string" office:string-value="Minggu&amp; " calcext:value-type="string">
            <text:p>Minggu&amp; </text:p>
          </table:table-cell>
          <table:table-cell table:formula="of:=[.D61]&amp;&quot;&amp; &quot;" office:value-type="string" office:string-value="Keb. 7:7-11; Mzm. 90:12-13,14-15,16-17; Ibr. 4:12-13; Mrk. 10:17-30&amp; " calcext:value-type="string">
            <text:p>Keb. 7:7-11; Mzm. 90:12-13,14-15,16-17; Ibr. 4:12-13; Mrk. 10:17-30&amp; </text:p>
          </table:table-cell>
          <table:table-cell table:formula="of:=[.E61]&amp;&quot;&amp; &quot;" office:value-type="string" office:string-value="Rosario&amp; " calcext:value-type="string">
            <text:p>Rosario&amp; </text:p>
          </table:table-cell>
          <table:table-cell table:formula="of:=[.F61]&amp;&quot;&amp; &quot;" office:value-type="string" office:string-value="KRA YP Prononagoro&amp; " calcext:value-type="string">
            <text:p>KRA YP Prononagoro&amp; </text:p>
          </table:table-cell>
          <table:table-cell table:formula="of:=[.G61]&amp;&quot;\par  &quot;&amp;[.H61]&amp;&quot;\\&quot;" office:value-type="string" office:string-value="Suyanto, Yohanes\par  Lamakey Maria Anastasia Bare\\" calcext:value-type="string">
            <text:p>Suyanto, Yohanes\par <text:s/>Lamakey Maria Anastasia Bare\\</text:p>
          </table:table-cell>
          <table:table-cell table:formula="of:=IF([.K6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Rm. 1:1-7; Mzm. 98:1,2-3ab,3cd-4; Luk. 11:29-32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. Th. Nanik Ismarjiyati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Anton Supriyana</text:p>
          </table:table-cell>
          <table:table-cell table:formula="of:=&quot;('&quot;&amp;[.G62]&amp;&quot;',1),&quot;" office:value-type="string" office:string-value="('Aloysius Lamakey',1)," calcext:value-type="string">
            <text:p>('Aloysius Lamakey',1),</text:p>
          </table:table-cell>
          <table:table-cell table:formula="of:=&quot;('&quot;&amp;[.H62]&amp;&quot;',2),&quot;" office:value-type="string" office:string-value="('Anton Supriyana',2)," calcext:value-type="string">
            <text:p>('Anton Supriyana',2),</text:p>
          </table:table-cell>
          <table:table-cell table:formula="of:=IF([.A62]&lt;&gt;[.A61];[.A62];&quot;&quot;)&amp;&quot;&amp;&quot;" office:value-type="string" office:string-value="&amp;" calcext:value-type="string">
            <text:p>&amp;</text:p>
          </table:table-cell>
          <table:table-cell table:formula="of:=[.B62]&amp;&quot;&amp; &quot;" office:value-type="string" office:string-value="12&amp; " calcext:value-type="string">
            <text:p>12&amp; </text:p>
          </table:table-cell>
          <table:table-cell table:formula="of:=[.C62]&amp;&quot;&amp; &quot;" office:value-type="string" office:string-value="Senin&amp; " calcext:value-type="string">
            <text:p>Senin&amp; </text:p>
          </table:table-cell>
          <table:table-cell table:formula="of:=[.D62]&amp;&quot;&amp; &quot;" office:value-type="string" office:string-value="Rm. 1:1-7; Mzm. 98:1,2-3ab,3cd-4; Luk. 11:29-32.&amp; " calcext:value-type="string">
            <text:p>Rm. 1:1-7; Mzm. 98:1,2-3ab,3cd-4; Luk. 11:29-32.&amp; </text:p>
          </table:table-cell>
          <table:table-cell table:formula="of:=[.E62]&amp;&quot;&amp; &quot;" office:value-type="string" office:string-value="Rosario&amp; " calcext:value-type="string">
            <text:p>Rosario&amp; </text:p>
          </table:table-cell>
          <table:table-cell table:formula="of:=[.F62]&amp;&quot;&amp; &quot;" office:value-type="string" office:string-value="M. Th. Nanik Ismarjiyati&amp; " calcext:value-type="string">
            <text:p>M. Th. Nanik Ismarjiyati&amp; </text:p>
          </table:table-cell>
          <table:table-cell table:formula="of:=[.G62]&amp;&quot;\par  &quot;&amp;[.H62]&amp;&quot;\\&quot;" office:value-type="string" office:string-value="Aloysius Lamakey\par  Anton Supriyana\\" calcext:value-type="string">
            <text:p>Aloysius Lamakey\par <text:s/>Anton Supriyana\\</text:p>
          </table:table-cell>
          <table:table-cell table:formula="of:=IF([.K6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Rm. 1:16-25; Mzm. 19:2-3,4-5; Luk. 11:37-4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Nanik Ismarjati, Maria Theresia</text:p>
          </table:table-cell>
          <table:table-cell office:value-type="string" calcext:value-type="string">
            <text:p>Sukarmi, Agnes</text:p>
          </table:table-cell>
          <table:table-cell table:formula="of:=&quot;('&quot;&amp;[.G63]&amp;&quot;',1),&quot;" office:value-type="string" office:string-value="('Nanik Ismarjati, Maria Theresia',1)," calcext:value-type="string">
            <text:p>('Nanik Ismarjati, Maria Theresia',1),</text:p>
          </table:table-cell>
          <table:table-cell table:formula="of:=&quot;('&quot;&amp;[.H63]&amp;&quot;',2),&quot;" office:value-type="string" office:string-value="('Sukarmi, Agnes',2)," calcext:value-type="string">
            <text:p>('Sukarmi, Agnes',2),</text:p>
          </table:table-cell>
          <table:table-cell table:formula="of:=IF([.A63]&lt;&gt;[.A62];[.A63];&quot;&quot;)&amp;&quot;&amp;&quot;" office:value-type="string" office:string-value="&amp;" calcext:value-type="string">
            <text:p>&amp;</text:p>
          </table:table-cell>
          <table:table-cell table:formula="of:=[.B63]&amp;&quot;&amp; &quot;" office:value-type="string" office:string-value="13&amp; " calcext:value-type="string">
            <text:p>13&amp; </text:p>
          </table:table-cell>
          <table:table-cell table:formula="of:=[.C63]&amp;&quot;&amp; &quot;" office:value-type="string" office:string-value="Selasa&amp; " calcext:value-type="string">
            <text:p>Selasa&amp; </text:p>
          </table:table-cell>
          <table:table-cell table:formula="of:=[.D63]&amp;&quot;&amp; &quot;" office:value-type="string" office:string-value="Rm. 1:16-25; Mzm. 19:2-3,4-5; Luk. 11:37-41.&amp; " calcext:value-type="string">
            <text:p>Rm. 1:16-25; Mzm. 19:2-3,4-5; Luk. 11:37-41.&amp; </text:p>
          </table:table-cell>
          <table:table-cell table:formula="of:=[.E63]&amp;&quot;&amp; &quot;" office:value-type="string" office:string-value="Rosario&amp; " calcext:value-type="string">
            <text:p>Rosario&amp; </text:p>
          </table:table-cell>
          <table:table-cell table:formula="of:=[.F63]&amp;&quot;&amp; &quot;" office:value-type="string" office:string-value="Y. Suyanto&amp; " calcext:value-type="string">
            <text:p>Y. Suyanto&amp; </text:p>
          </table:table-cell>
          <table:table-cell table:formula="of:=[.G63]&amp;&quot;\par  &quot;&amp;[.H63]&amp;&quot;\\&quot;" office:value-type="string" office:string-value="Nanik Ismarjati, Maria Theresia\par  Sukarmi, Agnes\\" calcext:value-type="string">
            <text:p>Nanik Ismarjati, Maria Theresia\par <text:s/>Sukarmi, Agnes\\</text:p>
          </table:table-cell>
          <table:table-cell table:formula="of:=IF([.K6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Rm. 2:1-11; Mzm. 62:2-3.6-7.9; Luk. 11:42-4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Pratama Krisna Bayu Aji, Stefanus</text:p>
          </table:table-cell>
          <table:table-cell table:formula="of:=&quot;('&quot;&amp;[.G64]&amp;&quot;',1),&quot;" office:value-type="string" office:string-value="('C. Triyono',1)," calcext:value-type="string">
            <text:p>('C. Triyono',1),</text:p>
          </table:table-cell>
          <table:table-cell table:formula="of:=&quot;('&quot;&amp;[.H64]&amp;&quot;',2),&quot;" office:value-type="string" office:string-value="('Pratama Krisna Bayu Aji, Stefanus',2)," calcext:value-type="string">
            <text:p>('Pratama Krisna Bayu Aji, Stefanus',2),</text:p>
          </table:table-cell>
          <table:table-cell table:formula="of:=IF([.A64]&lt;&gt;[.A63];[.A64];&quot;&quot;)&amp;&quot;&amp;&quot;" office:value-type="string" office:string-value="&amp;" calcext:value-type="string">
            <text:p>&amp;</text:p>
          </table:table-cell>
          <table:table-cell table:formula="of:=[.B64]&amp;&quot;&amp; &quot;" office:value-type="string" office:string-value="14&amp; " calcext:value-type="string">
            <text:p>14&amp; </text:p>
          </table:table-cell>
          <table:table-cell table:formula="of:=[.C64]&amp;&quot;&amp; &quot;" office:value-type="string" office:string-value="Rabu&amp; " calcext:value-type="string">
            <text:p>Rabu&amp; </text:p>
          </table:table-cell>
          <table:table-cell table:formula="of:=[.D64]&amp;&quot;&amp; &quot;" office:value-type="string" office:string-value="Rm. 2:1-11; Mzm. 62:2-3.6-7.9; Luk. 11:42-46.&amp; " calcext:value-type="string">
            <text:p>Rm. 2:1-11; Mzm. 62:2-3.6-7.9; Luk. 11:42-46.&amp; </text:p>
          </table:table-cell>
          <table:table-cell table:formula="of:=[.E64]&amp;&quot;&amp; &quot;" office:value-type="string" office:string-value="Rosario&amp; " calcext:value-type="string">
            <text:p>Rosario&amp; </text:p>
          </table:table-cell>
          <table:table-cell table:formula="of:=[.F64]&amp;&quot;&amp; &quot;" office:value-type="string" office:string-value="V. Dalyono&amp; " calcext:value-type="string">
            <text:p>V. Dalyono&amp; </text:p>
          </table:table-cell>
          <table:table-cell table:formula="of:=[.G64]&amp;&quot;\par  &quot;&amp;[.H64]&amp;&quot;\\&quot;" office:value-type="string" office:string-value="C. Triyono\par  Pratama Krisna Bayu Aji, Stefanus\\" calcext:value-type="string">
            <text:p>C. Triyono\par <text:s/>Pratama Krisna Bayu Aji, Stefanus\\</text:p>
          </table:table-cell>
          <table:table-cell table:formula="of:=IF([.K6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Rm. 3:21-30; Mzm. 130:1-2,3-4b,4c-6; Luk. 11:47-54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Sode Muda, Maria</text:p>
          </table:table-cell>
          <table:table-cell office:value-type="string" calcext:value-type="string">
            <text:p>Melati, Rosevita</text:p>
          </table:table-cell>
          <table:table-cell table:formula="of:=&quot;('&quot;&amp;[.G65]&amp;&quot;',1),&quot;" office:value-type="string" office:string-value="('Sode Muda, Maria',1)," calcext:value-type="string">
            <text:p>('Sode Muda, Maria',1),</text:p>
          </table:table-cell>
          <table:table-cell table:formula="of:=&quot;('&quot;&amp;[.H65]&amp;&quot;',2),&quot;" office:value-type="string" office:string-value="('Melati, Rosevita',2)," calcext:value-type="string">
            <text:p>('Melati, Rosevita',2),</text:p>
          </table:table-cell>
          <table:table-cell table:formula="of:=IF([.A65]&lt;&gt;[.A64];[.A65];&quot;&quot;)&amp;&quot;&amp;&quot;" office:value-type="string" office:string-value="&amp;" calcext:value-type="string">
            <text:p>&amp;</text:p>
          </table:table-cell>
          <table:table-cell table:formula="of:=[.B65]&amp;&quot;&amp; &quot;" office:value-type="string" office:string-value="15&amp; " calcext:value-type="string">
            <text:p>15&amp; </text:p>
          </table:table-cell>
          <table:table-cell table:formula="of:=[.C65]&amp;&quot;&amp; &quot;" office:value-type="string" office:string-value="Kamis&amp; " calcext:value-type="string">
            <text:p>Kamis&amp; </text:p>
          </table:table-cell>
          <table:table-cell table:formula="of:=[.D65]&amp;&quot;&amp; &quot;" office:value-type="string" office:string-value="Rm. 3:21-30; Mzm. 130:1-2,3-4b,4c-6; Luk. 11:47-54.&amp; " calcext:value-type="string">
            <text:p>Rm. 3:21-30; Mzm. 130:1-2,3-4b,4c-6; Luk. 11:47-54.&amp; </text:p>
          </table:table-cell>
          <table:table-cell table:formula="of:=[.E65]&amp;&quot;&amp; &quot;" office:value-type="string" office:string-value="Rosario&amp; " calcext:value-type="string">
            <text:p>Rosario&amp; </text:p>
          </table:table-cell>
          <table:table-cell table:formula="of:=[.F65]&amp;&quot;&amp; &quot;" office:value-type="string" office:string-value="Anton Supriyana&amp; " calcext:value-type="string">
            <text:p>Anton Supriyana&amp; </text:p>
          </table:table-cell>
          <table:table-cell table:formula="of:=[.G65]&amp;&quot;\par  &quot;&amp;[.H65]&amp;&quot;\\&quot;" office:value-type="string" office:string-value="Sode Muda, Maria\par  Melati, Rosevita\\" calcext:value-type="string">
            <text:p>Sode Muda, Maria\par <text:s/>Melati, Rosevita\\</text:p>
          </table:table-cell>
          <table:table-cell table:formula="of:=IF([.K6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Rm. 4:1-8; Mzm. 32:1-2,5,11; Luk. 12:1-7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Sri Supriyati, Anastasia</text:p>
          </table:table-cell>
          <table:table-cell office:value-type="string" calcext:value-type="string">
            <text:p>Sri Utami Chrisssumiwi, Margareta Maria</text:p>
          </table:table-cell>
          <table:table-cell table:formula="of:=&quot;('&quot;&amp;[.G66]&amp;&quot;',1),&quot;" office:value-type="string" office:string-value="('Sri Supriyati, Anastasia',1)," calcext:value-type="string">
            <text:p>('Sri Supriyati, Anastasia',1),</text:p>
          </table:table-cell>
          <table:table-cell table:formula="of:=&quot;('&quot;&amp;[.H66]&amp;&quot;',2),&quot;" office:value-type="string" office:string-value="('Sri Utami Chrisssumiwi, Margareta Maria',2)," calcext:value-type="string">
            <text:p>('Sri Utami Chrisssumiwi, Margareta Maria',2),</text:p>
          </table:table-cell>
          <table:table-cell table:formula="of:=IF([.A66]&lt;&gt;[.A65];[.A66];&quot;&quot;)&amp;&quot;&amp;&quot;" office:value-type="string" office:string-value="&amp;" calcext:value-type="string">
            <text:p>&amp;</text:p>
          </table:table-cell>
          <table:table-cell table:formula="of:=[.B66]&amp;&quot;&amp; &quot;" office:value-type="string" office:string-value="16&amp; " calcext:value-type="string">
            <text:p>16&amp; </text:p>
          </table:table-cell>
          <table:table-cell table:formula="of:=[.C66]&amp;&quot;&amp; &quot;" office:value-type="string" office:string-value="Jumat&amp; " calcext:value-type="string">
            <text:p>Jumat&amp; </text:p>
          </table:table-cell>
          <table:table-cell table:formula="of:=[.D66]&amp;&quot;&amp; &quot;" office:value-type="string" office:string-value="Rm. 4:1-8; Mzm. 32:1-2,5,11; Luk. 12:1-7.&amp; " calcext:value-type="string">
            <text:p>Rm. 4:1-8; Mzm. 32:1-2,5,11; Luk. 12:1-7.&amp; </text:p>
          </table:table-cell>
          <table:table-cell table:formula="of:=[.E66]&amp;&quot;&amp; &quot;" office:value-type="string" office:string-value="Rosario&amp; " calcext:value-type="string">
            <text:p>Rosario&amp; </text:p>
          </table:table-cell>
          <table:table-cell table:formula="of:=[.F66]&amp;&quot;&amp; &quot;" office:value-type="string" office:string-value="P. Suroyo&amp; " calcext:value-type="string">
            <text:p>P. Suroyo&amp; </text:p>
          </table:table-cell>
          <table:table-cell table:formula="of:=[.G66]&amp;&quot;\par  &quot;&amp;[.H66]&amp;&quot;\\&quot;" office:value-type="string" office:string-value="Sri Supriyati, Anastasia\par  Sri Utami Chrisssumiwi, Margareta Maria\\" calcext:value-type="string">
            <text:p>Sri Supriyati, Anastasia\par <text:s/>Sri Utami Chrisssumiwi, Margareta Maria\\</text:p>
          </table:table-cell>
          <table:table-cell table:formula="of:=IF([.K6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Rm. 4:13,16-18; Mzm. 105:6-7,8-9,42-43; Luk. 12:8-12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Pratama Krisna Bayu Aji, Stefanus</text:p>
          </table:table-cell>
          <table:table-cell office:value-type="string" calcext:value-type="string">
            <text:p>Prima Ari Setiyani, Theresia</text:p>
          </table:table-cell>
          <table:table-cell table:formula="of:=&quot;('&quot;&amp;[.G67]&amp;&quot;',1),&quot;" office:value-type="string" office:string-value="('Pratama Krisna Bayu Aji, Stefanus',1)," calcext:value-type="string">
            <text:p>('Pratama Krisna Bayu Aji, Stefanus',1),</text:p>
          </table:table-cell>
          <table:table-cell table:formula="of:=&quot;('&quot;&amp;[.H67]&amp;&quot;',2),&quot;" office:value-type="string" office:string-value="('Prima Ari Setiyani, Theresia',2)," calcext:value-type="string">
            <text:p>('Prima Ari Setiyani, Theresia',2),</text:p>
          </table:table-cell>
          <table:table-cell table:formula="of:=IF([.A67]&lt;&gt;[.A66];[.A67];&quot;&quot;)&amp;&quot;&amp;&quot;" office:value-type="string" office:string-value="&amp;" calcext:value-type="string">
            <text:p>&amp;</text:p>
          </table:table-cell>
          <table:table-cell table:formula="of:=[.B67]&amp;&quot;&amp; &quot;" office:value-type="string" office:string-value="17&amp; " calcext:value-type="string">
            <text:p>17&amp; </text:p>
          </table:table-cell>
          <table:table-cell table:formula="of:=[.C67]&amp;&quot;&amp; &quot;" office:value-type="string" office:string-value="Sabtu&amp; " calcext:value-type="string">
            <text:p>Sabtu&amp; </text:p>
          </table:table-cell>
          <table:table-cell table:formula="of:=[.D67]&amp;&quot;&amp; &quot;" office:value-type="string" office:string-value="Rm. 4:13,16-18; Mzm. 105:6-7,8-9,42-43; Luk. 12:8-12.&amp; " calcext:value-type="string">
            <text:p>Rm. 4:13,16-18; Mzm. 105:6-7,8-9,42-43; Luk. 12:8-12.&amp; </text:p>
          </table:table-cell>
          <table:table-cell table:formula="of:=[.E67]&amp;&quot;&amp; &quot;" office:value-type="string" office:string-value="Rosario&amp; " calcext:value-type="string">
            <text:p>Rosario&amp; </text:p>
          </table:table-cell>
          <table:table-cell table:formula="of:=[.F67]&amp;&quot;&amp; &quot;" office:value-type="string" office:string-value="C. Triyono&amp; " calcext:value-type="string">
            <text:p>C. Triyono&amp; </text:p>
          </table:table-cell>
          <table:table-cell table:formula="of:=[.G67]&amp;&quot;\par  &quot;&amp;[.H67]&amp;&quot;\\&quot;" office:value-type="string" office:string-value="Pratama Krisna Bayu Aji, Stefanus\par  Prima Ari Setiyani, Theresia\\" calcext:value-type="string">
            <text:p>Pratama Krisna Bayu Aji, Stefanus\par <text:s/>Prima Ari Setiyani, Theresia\\</text:p>
          </table:table-cell>
          <table:table-cell table:formula="of:=IF([.K6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s. 53:10-11; Mzm. 33:4-5,18-19,20,22; Ibr. 4:14-16; Mrk. 10:35-4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ripto</text:p>
          </table:table-cell>
          <table:table-cell office:value-type="string" calcext:value-type="string">
            <text:p>Sularto, Fransiscus Xaverius</text:p>
          </table:table-cell>
          <table:table-cell office:value-type="string" calcext:value-type="string">
            <text:p>Djuwarni Anastasia Hedwig</text:p>
          </table:table-cell>
          <table:table-cell table:formula="of:=&quot;('&quot;&amp;[.G68]&amp;&quot;',1),&quot;" office:value-type="string" office:string-value="('Sularto, Fransiscus Xaverius',1)," calcext:value-type="string">
            <text:p>('Sularto, Fransiscus Xaverius',1),</text:p>
          </table:table-cell>
          <table:table-cell table:formula="of:=&quot;('&quot;&amp;[.H68]&amp;&quot;',2),&quot;" office:value-type="string" office:string-value="('Djuwarni Anastasia Hedwig',2)," calcext:value-type="string">
            <text:p>('Djuwarni Anastasia Hedwig',2),</text:p>
          </table:table-cell>
          <table:table-cell table:formula="of:=IF([.A68]&lt;&gt;[.A67];[.A68];&quot;&quot;)&amp;&quot;&amp;&quot;" office:value-type="string" office:string-value="&amp;" calcext:value-type="string">
            <text:p>&amp;</text:p>
          </table:table-cell>
          <table:table-cell table:formula="of:=[.B68]&amp;&quot;&amp; &quot;" office:value-type="string" office:string-value="18&amp; " calcext:value-type="string">
            <text:p>18&amp; </text:p>
          </table:table-cell>
          <table:table-cell table:formula="of:=[.C68]&amp;&quot;&amp; &quot;" office:value-type="string" office:string-value="Minggu&amp; " calcext:value-type="string">
            <text:p>Minggu&amp; </text:p>
          </table:table-cell>
          <table:table-cell table:formula="of:=[.D68]&amp;&quot;&amp; &quot;" office:value-type="string" office:string-value="Yes. 53:10-11; Mzm. 33:4-5,18-19,20,22; Ibr. 4:14-16; Mrk. 10:35-45&amp; " calcext:value-type="string">
            <text:p>Yes. 53:10-11; Mzm. 33:4-5,18-19,20,22; Ibr. 4:14-16; Mrk. 10:35-45&amp; </text:p>
          </table:table-cell>
          <table:table-cell table:formula="of:=[.E68]&amp;&quot;&amp; &quot;" office:value-type="string" office:string-value="Rosario&amp; " calcext:value-type="string">
            <text:p>Rosario&amp; </text:p>
          </table:table-cell>
          <table:table-cell table:formula="of:=[.F68]&amp;&quot;&amp; &quot;" office:value-type="string" office:string-value="Y. Suripto&amp; " calcext:value-type="string">
            <text:p>Y. Suripto&amp; </text:p>
          </table:table-cell>
          <table:table-cell table:formula="of:=[.G68]&amp;&quot;\par  &quot;&amp;[.H68]&amp;&quot;\\&quot;" office:value-type="string" office:string-value="Sularto, Fransiscus Xaverius\par  Djuwarni Anastasia Hedwig\\" calcext:value-type="string">
            <text:p>Sularto, Fransiscus Xaverius\par <text:s/>Djuwarni Anastasia Hedwig\\</text:p>
          </table:table-cell>
          <table:table-cell table:formula="of:=IF([.K6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Rm. 4:20-25; MT Luk. 1:69-70,71-72,73-75; Luk. 12: 13-2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Budi Hartuti, Maria Goreti</text:p>
          </table:table-cell>
          <table:table-cell office:value-type="string" calcext:value-type="string">
            <text:p>Tri Susilowati, Caecilia</text:p>
          </table:table-cell>
          <table:table-cell table:formula="of:=&quot;('&quot;&amp;[.G69]&amp;&quot;',1),&quot;" office:value-type="string" office:string-value="('Budi Hartuti, Maria Goreti',1)," calcext:value-type="string">
            <text:p>('Budi Hartuti, Maria Goreti',1),</text:p>
          </table:table-cell>
          <table:table-cell table:formula="of:=&quot;('&quot;&amp;[.H69]&amp;&quot;',2),&quot;" office:value-type="string" office:string-value="('Tri Susilowati, Caecilia',2)," calcext:value-type="string">
            <text:p>('Tri Susilowati, Caecilia',2),</text:p>
          </table:table-cell>
          <table:table-cell table:formula="of:=IF([.A69]&lt;&gt;[.A68];[.A69];&quot;&quot;)&amp;&quot;&amp;&quot;" office:value-type="string" office:string-value="&amp;" calcext:value-type="string">
            <text:p>&amp;</text:p>
          </table:table-cell>
          <table:table-cell table:formula="of:=[.B69]&amp;&quot;&amp; &quot;" office:value-type="string" office:string-value="19&amp; " calcext:value-type="string">
            <text:p>19&amp; </text:p>
          </table:table-cell>
          <table:table-cell table:formula="of:=[.C69]&amp;&quot;&amp; &quot;" office:value-type="string" office:string-value="Senin&amp; " calcext:value-type="string">
            <text:p>Senin&amp; </text:p>
          </table:table-cell>
          <table:table-cell table:formula="of:=[.D69]&amp;&quot;&amp; &quot;" office:value-type="string" office:string-value="Rm. 4:20-25; MT Luk. 1:69-70,71-72,73-75; Luk. 12: 13-21.&amp; " calcext:value-type="string">
            <text:p>Rm. 4:20-25; MT Luk. 1:69-70,71-72,73-75; Luk. 12: 13-21.&amp; </text:p>
          </table:table-cell>
          <table:table-cell table:formula="of:=[.E69]&amp;&quot;&amp; &quot;" office:value-type="string" office:string-value="Rosario&amp; " calcext:value-type="string">
            <text:p>Rosario&amp; </text:p>
          </table:table-cell>
          <table:table-cell table:formula="of:=[.F69]&amp;&quot;&amp; &quot;" office:value-type="string" office:string-value="Aloysius Lamakey&amp; " calcext:value-type="string">
            <text:p>Aloysius Lamakey&amp; </text:p>
          </table:table-cell>
          <table:table-cell table:formula="of:=[.G69]&amp;&quot;\par  &quot;&amp;[.H69]&amp;&quot;\\&quot;" office:value-type="string" office:string-value="Budi Hartuti, Maria Goreti\par  Tri Susilowati, Caecilia\\" calcext:value-type="string">
            <text:p>Budi Hartuti, Maria Goreti\par <text:s/>Tri Susilowati, Caecilia\\</text:p>
          </table:table-cell>
          <table:table-cell table:formula="of:=IF([.K7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Rm. 5:12,15b,17-19,20b-21; Mzm. 40:7-8a,8b-9,10,17; Luk. 12:35-3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Sularto</text:p>
          </table:table-cell>
          <table:table-cell office:value-type="string" calcext:value-type="string">
            <text:p>Lamakey Maria Antonia Tona</text:p>
          </table:table-cell>
          <table:table-cell office:value-type="string" calcext:value-type="string">
            <text:p>Setya Prihatiningtyas, Chatarina</text:p>
          </table:table-cell>
          <table:table-cell table:formula="of:=&quot;('&quot;&amp;[.G70]&amp;&quot;',1),&quot;" office:value-type="string" office:string-value="('Lamakey Maria Antonia Tona',1)," calcext:value-type="string">
            <text:p>('Lamakey Maria Antonia Tona',1),</text:p>
          </table:table-cell>
          <table:table-cell table:formula="of:=&quot;('&quot;&amp;[.H70]&amp;&quot;',2),&quot;" office:value-type="string" office:string-value="('Setya Prihatiningtyas, Chatarina',2)," calcext:value-type="string">
            <text:p>('Setya Prihatiningtyas, Chatarina',2),</text:p>
          </table:table-cell>
          <table:table-cell table:formula="of:=IF([.A70]&lt;&gt;[.A69];[.A70];&quot;&quot;)&amp;&quot;&amp;&quot;" office:value-type="string" office:string-value="&amp;" calcext:value-type="string">
            <text:p>&amp;</text:p>
          </table:table-cell>
          <table:table-cell table:formula="of:=[.B70]&amp;&quot;&amp; &quot;" office:value-type="string" office:string-value="20&amp; " calcext:value-type="string">
            <text:p>20&amp; </text:p>
          </table:table-cell>
          <table:table-cell table:formula="of:=[.C70]&amp;&quot;&amp; &quot;" office:value-type="string" office:string-value="Selasa&amp; " calcext:value-type="string">
            <text:p>Selasa&amp; </text:p>
          </table:table-cell>
          <table:table-cell table:formula="of:=[.D70]&amp;&quot;&amp; &quot;" office:value-type="string" office:string-value="Rm. 5:12,15b,17-19,20b-21; Mzm. 40:7-8a,8b-9,10,17; Luk. 12:35-38.&amp; " calcext:value-type="string">
            <text:p>Rm. 5:12,15b,17-19,20b-21; Mzm. 40:7-8a,8b-9,10,17; Luk. 12:35-38.&amp; </text:p>
          </table:table-cell>
          <table:table-cell table:formula="of:=[.E70]&amp;&quot;&amp; &quot;" office:value-type="string" office:string-value="Rosario&amp; " calcext:value-type="string">
            <text:p>Rosario&amp; </text:p>
          </table:table-cell>
          <table:table-cell table:formula="of:=[.F70]&amp;&quot;&amp; &quot;" office:value-type="string" office:string-value="FX Sularto&amp; " calcext:value-type="string">
            <text:p>FX Sularto&amp; </text:p>
          </table:table-cell>
          <table:table-cell table:formula="of:=[.G70]&amp;&quot;\par  &quot;&amp;[.H70]&amp;&quot;\\&quot;" office:value-type="string" office:string-value="Lamakey Maria Antonia Tona\par  Setya Prihatiningtyas, Chatarina\\" calcext:value-type="string">
            <text:p>Lamakey Maria Antonia Tona\par <text:s/>Setya Prihatiningtyas, Chatarina\\</text:p>
          </table:table-cell>
          <table:table-cell table:formula="of:=IF([.K7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Rm. 6:12-18; Mzm. 124:1-3,4-6,7-8; Luk. 12:39-48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Andreas Keso Muda</text:p>
          </table:table-cell>
          <table:table-cell office:value-type="string" calcext:value-type="string">
            <text:p>Arie Wibowo S, FX</text:p>
          </table:table-cell>
          <table:table-cell office:value-type="string" calcext:value-type="string">
            <text:p>Sularto, Fransiscus Xaverius</text:p>
          </table:table-cell>
          <table:table-cell table:formula="of:=&quot;('&quot;&amp;[.G71]&amp;&quot;',1),&quot;" office:value-type="string" office:string-value="('Arie Wibowo S, FX',1)," calcext:value-type="string">
            <text:p>('Arie Wibowo S, FX',1),</text:p>
          </table:table-cell>
          <table:table-cell table:formula="of:=&quot;('&quot;&amp;[.H71]&amp;&quot;',2),&quot;" office:value-type="string" office:string-value="('Sularto, Fransiscus Xaverius',2)," calcext:value-type="string">
            <text:p>('Sularto, Fransiscus Xaverius',2),</text:p>
          </table:table-cell>
          <table:table-cell table:formula="of:=IF([.A71]&lt;&gt;[.A70];[.A71];&quot;&quot;)&amp;&quot;&amp;&quot;" office:value-type="string" office:string-value="&amp;" calcext:value-type="string">
            <text:p>&amp;</text:p>
          </table:table-cell>
          <table:table-cell table:formula="of:=[.B71]&amp;&quot;&amp; &quot;" office:value-type="string" office:string-value="21&amp; " calcext:value-type="string">
            <text:p>21&amp; </text:p>
          </table:table-cell>
          <table:table-cell table:formula="of:=[.C71]&amp;&quot;&amp; &quot;" office:value-type="string" office:string-value="Rabu&amp; " calcext:value-type="string">
            <text:p>Rabu&amp; </text:p>
          </table:table-cell>
          <table:table-cell table:formula="of:=[.D71]&amp;&quot;&amp; &quot;" office:value-type="string" office:string-value="Rm. 6:12-18; Mzm. 124:1-3,4-6,7-8; Luk. 12:39-48.&amp; " calcext:value-type="string">
            <text:p>Rm. 6:12-18; Mzm. 124:1-3,4-6,7-8; Luk. 12:39-48.&amp; </text:p>
          </table:table-cell>
          <table:table-cell table:formula="of:=[.E71]&amp;&quot;&amp; &quot;" office:value-type="string" office:string-value="Rosario&amp; " calcext:value-type="string">
            <text:p>Rosario&amp; </text:p>
          </table:table-cell>
          <table:table-cell table:formula="of:=[.F71]&amp;&quot;&amp; &quot;" office:value-type="string" office:string-value="Andreas Keso Muda&amp; " calcext:value-type="string">
            <text:p>Andreas Keso Muda&amp; </text:p>
          </table:table-cell>
          <table:table-cell table:formula="of:=[.G71]&amp;&quot;\par  &quot;&amp;[.H71]&amp;&quot;\\&quot;" office:value-type="string" office:string-value="Arie Wibowo S, FX\par  Sularto, Fransiscus Xaverius\\" calcext:value-type="string">
            <text:p>Arie Wibowo S, FX\par <text:s/>Sularto, Fransiscus Xaverius\\</text:p>
          </table:table-cell>
          <table:table-cell table:formula="of:=IF([.K72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Rm. 6:19-23; Mzm. 1:1-2,3,4,6; Luk. 12:49-53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darmadi</text:p>
          </table:table-cell>
          <table:table-cell office:value-type="string" calcext:value-type="string">
            <text:p>Apriliana Wulandari, Herminigilda</text:p>
          </table:table-cell>
          <table:table-cell office:value-type="string" calcext:value-type="string">
            <text:p>Suradi, Neo</text:p>
          </table:table-cell>
          <table:table-cell table:formula="of:=&quot;('&quot;&amp;[.G72]&amp;&quot;',1),&quot;" office:value-type="string" office:string-value="('Apriliana Wulandari, Herminigilda',1)," calcext:value-type="string">
            <text:p>('Apriliana Wulandari, Herminigilda',1),</text:p>
          </table:table-cell>
          <table:table-cell table:formula="of:=&quot;('&quot;&amp;[.H72]&amp;&quot;',2),&quot;" office:value-type="string" office:string-value="('Suradi, Neo',2)," calcext:value-type="string">
            <text:p>('Suradi, Neo',2),</text:p>
          </table:table-cell>
          <table:table-cell table:formula="of:=IF([.A72]&lt;&gt;[.A71];[.A72];&quot;&quot;)&amp;&quot;&amp;&quot;" office:value-type="string" office:string-value="&amp;" calcext:value-type="string">
            <text:p>&amp;</text:p>
          </table:table-cell>
          <table:table-cell table:formula="of:=[.B72]&amp;&quot;&amp; &quot;" office:value-type="string" office:string-value="22&amp; " calcext:value-type="string">
            <text:p>22&amp; </text:p>
          </table:table-cell>
          <table:table-cell table:formula="of:=[.C72]&amp;&quot;&amp; &quot;" office:value-type="string" office:string-value="Kamis&amp; " calcext:value-type="string">
            <text:p>Kamis&amp; </text:p>
          </table:table-cell>
          <table:table-cell table:formula="of:=[.D72]&amp;&quot;&amp; &quot;" office:value-type="string" office:string-value="Rm. 6:19-23; Mzm. 1:1-2,3,4,6; Luk. 12:49-53.&amp; " calcext:value-type="string">
            <text:p>Rm. 6:19-23; Mzm. 1:1-2,3,4,6; Luk. 12:49-53.&amp; </text:p>
          </table:table-cell>
          <table:table-cell table:formula="of:=[.E72]&amp;&quot;&amp; &quot;" office:value-type="string" office:string-value="Rosario&amp; " calcext:value-type="string">
            <text:p>Rosario&amp; </text:p>
          </table:table-cell>
          <table:table-cell table:formula="of:=[.F72]&amp;&quot;&amp; &quot;" office:value-type="string" office:string-value="Y. Sudarmadi&amp; " calcext:value-type="string">
            <text:p>Y. Sudarmadi&amp; </text:p>
          </table:table-cell>
          <table:table-cell table:formula="of:=[.G72]&amp;&quot;\par  &quot;&amp;[.H72]&amp;&quot;\\&quot;" office:value-type="string" office:string-value="Apriliana Wulandari, Herminigilda\par  Suradi, Neo\\" calcext:value-type="string">
            <text:p>Apriliana Wulandari, Herminigilda\par <text:s/>Suradi, Neo\\</text:p>
          </table:table-cell>
          <table:table-cell table:formula="of:=IF([.K7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Rm. 7:8-25a; Mzm. 119:66,68,76,77,93.94; Luk. 12:54-59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FX Arie WS</text:p>
          </table:table-cell>
          <table:table-cell office:value-type="string" calcext:value-type="string">
            <text:p>Jatiningsih, Yulia</text:p>
          </table:table-cell>
          <table:table-cell office:value-type="string" calcext:value-type="string">
            <text:p>Sode Muda Valentia, Elenora</text:p>
          </table:table-cell>
          <table:table-cell table:formula="of:=&quot;('&quot;&amp;[.G73]&amp;&quot;',1),&quot;" office:value-type="string" office:string-value="('Jatiningsih, Yulia',1)," calcext:value-type="string">
            <text:p>('Jatiningsih, Yulia',1),</text:p>
          </table:table-cell>
          <table:table-cell table:formula="of:=&quot;('&quot;&amp;[.H73]&amp;&quot;',2),&quot;" office:value-type="string" office:string-value="('Sode Muda Valentia, Elenora',2)," calcext:value-type="string">
            <text:p>('Sode Muda Valentia, Elenora',2),</text:p>
          </table:table-cell>
          <table:table-cell table:formula="of:=IF([.A73]&lt;&gt;[.A72];[.A73];&quot;&quot;)&amp;&quot;&amp;&quot;" office:value-type="string" office:string-value="&amp;" calcext:value-type="string">
            <text:p>&amp;</text:p>
          </table:table-cell>
          <table:table-cell table:formula="of:=[.B73]&amp;&quot;&amp; &quot;" office:value-type="string" office:string-value="23&amp; " calcext:value-type="string">
            <text:p>23&amp; </text:p>
          </table:table-cell>
          <table:table-cell table:formula="of:=[.C73]&amp;&quot;&amp; &quot;" office:value-type="string" office:string-value="Jumat&amp; " calcext:value-type="string">
            <text:p>Jumat&amp; </text:p>
          </table:table-cell>
          <table:table-cell table:formula="of:=[.D73]&amp;&quot;&amp; &quot;" office:value-type="string" office:string-value="Rm. 7:8-25a; Mzm. 119:66,68,76,77,93.94; Luk. 12:54-59.&amp; " calcext:value-type="string">
            <text:p>Rm. 7:8-25a; Mzm. 119:66,68,76,77,93.94; Luk. 12:54-59.&amp; </text:p>
          </table:table-cell>
          <table:table-cell table:formula="of:=[.E73]&amp;&quot;&amp; &quot;" office:value-type="string" office:string-value="Rosario&amp; " calcext:value-type="string">
            <text:p>Rosario&amp; </text:p>
          </table:table-cell>
          <table:table-cell table:formula="of:=[.F73]&amp;&quot;&amp; &quot;" office:value-type="string" office:string-value="FX Arie WS&amp; " calcext:value-type="string">
            <text:p>FX Arie WS&amp; </text:p>
          </table:table-cell>
          <table:table-cell table:formula="of:=[.G73]&amp;&quot;\par  &quot;&amp;[.H73]&amp;&quot;\\&quot;" office:value-type="string" office:string-value="Jatiningsih, Yulia\par  Sode Muda Valentia, Elenora\\" calcext:value-type="string">
            <text:p>Jatiningsih, Yulia\par <text:s/>Sode Muda Valentia, Elenora\\</text:p>
          </table:table-cell>
          <table:table-cell table:formula="of:=IF([.K74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Rm. 8:1-11; Mzm. 24:1-2,3-4ab,5-6; Luk. 13:1-9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Th. Banar</text:p>
          </table:table-cell>
          <table:table-cell office:value-type="string" calcext:value-type="string">
            <text:p>Prima Ari Setiyani, Theresia</text:p>
          </table:table-cell>
          <table:table-cell office:value-type="string" calcext:value-type="string">
            <text:p>Keso Muda, Andreas</text:p>
          </table:table-cell>
          <table:table-cell table:formula="of:=&quot;('&quot;&amp;[.G74]&amp;&quot;',1),&quot;" office:value-type="string" office:string-value="('Prima Ari Setiyani, Theresia',1)," calcext:value-type="string">
            <text:p>('Prima Ari Setiyani, Theresia',1),</text:p>
          </table:table-cell>
          <table:table-cell table:formula="of:=&quot;('&quot;&amp;[.H74]&amp;&quot;',2),&quot;" office:value-type="string" office:string-value="('Keso Muda, Andreas',2)," calcext:value-type="string">
            <text:p>('Keso Muda, Andreas',2),</text:p>
          </table:table-cell>
          <table:table-cell table:formula="of:=IF([.A74]&lt;&gt;[.A73];[.A74];&quot;&quot;)&amp;&quot;&amp;&quot;" office:value-type="string" office:string-value="&amp;" calcext:value-type="string">
            <text:p>&amp;</text:p>
          </table:table-cell>
          <table:table-cell table:formula="of:=[.B74]&amp;&quot;&amp; &quot;" office:value-type="string" office:string-value="24&amp; " calcext:value-type="string">
            <text:p>24&amp; </text:p>
          </table:table-cell>
          <table:table-cell table:formula="of:=[.C74]&amp;&quot;&amp; &quot;" office:value-type="string" office:string-value="Sabtu&amp; " calcext:value-type="string">
            <text:p>Sabtu&amp; </text:p>
          </table:table-cell>
          <table:table-cell table:formula="of:=[.D74]&amp;&quot;&amp; &quot;" office:value-type="string" office:string-value="Rm. 8:1-11; Mzm. 24:1-2,3-4ab,5-6; Luk. 13:1-9.&amp; " calcext:value-type="string">
            <text:p>Rm. 8:1-11; Mzm. 24:1-2,3-4ab,5-6; Luk. 13:1-9.&amp; </text:p>
          </table:table-cell>
          <table:table-cell table:formula="of:=[.E74]&amp;&quot;&amp; &quot;" office:value-type="string" office:string-value="Rosario&amp; " calcext:value-type="string">
            <text:p>Rosario&amp; </text:p>
          </table:table-cell>
          <table:table-cell table:formula="of:=[.F74]&amp;&quot;&amp; &quot;" office:value-type="string" office:string-value="Th. Banar&amp; " calcext:value-type="string">
            <text:p>Th. Banar&amp; </text:p>
          </table:table-cell>
          <table:table-cell table:formula="of:=[.G74]&amp;&quot;\par  &quot;&amp;[.H74]&amp;&quot;\\&quot;" office:value-type="string" office:string-value="Prima Ari Setiyani, Theresia\par  Keso Muda, Andreas\\" calcext:value-type="string">
            <text:p>Prima Ari Setiyani, Theresia\par <text:s/>Keso Muda, Andreas\\</text:p>
          </table:table-cell>
          <table:table-cell table:formula="of:=IF([.K7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ggu</text:p>
          </table:table-cell>
          <table:table-cell office:value-type="string" calcext:value-type="string">
            <text:p>Yer. 31:7-9; Mzm. 126:1-2ab,2cd-3,4-5,6; Ibr. 5:1-6; Mrk. 10:46-52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Ig. Sandy</text:p>
          </table:table-cell>
          <table:table-cell office:value-type="string" calcext:value-type="string">
            <text:p>Sudarmadi, Yohanes</text:p>
          </table:table-cell>
          <table:table-cell office:value-type="string" calcext:value-type="string">
            <text:p>Sri Supriyati, Anastasia</text:p>
          </table:table-cell>
          <table:table-cell table:formula="of:=&quot;('&quot;&amp;[.G75]&amp;&quot;',1),&quot;" office:value-type="string" office:string-value="('Sudarmadi, Yohanes',1)," calcext:value-type="string">
            <text:p>('Sudarmadi, Yohanes',1),</text:p>
          </table:table-cell>
          <table:table-cell table:formula="of:=&quot;('&quot;&amp;[.H75]&amp;&quot;',2),&quot;" office:value-type="string" office:string-value="('Sri Supriyati, Anastasia',2)," calcext:value-type="string">
            <text:p>('Sri Supriyati, Anastasia',2),</text:p>
          </table:table-cell>
          <table:table-cell table:formula="of:=IF([.A75]&lt;&gt;[.A74];[.A75];&quot;&quot;)&amp;&quot;&amp;&quot;" office:value-type="string" office:string-value="&amp;" calcext:value-type="string">
            <text:p>&amp;</text:p>
          </table:table-cell>
          <table:table-cell table:formula="of:=[.B75]&amp;&quot;&amp; &quot;" office:value-type="string" office:string-value="25&amp; " calcext:value-type="string">
            <text:p>25&amp; </text:p>
          </table:table-cell>
          <table:table-cell table:formula="of:=[.C75]&amp;&quot;&amp; &quot;" office:value-type="string" office:string-value="Minggu&amp; " calcext:value-type="string">
            <text:p>Minggu&amp; </text:p>
          </table:table-cell>
          <table:table-cell table:formula="of:=[.D75]&amp;&quot;&amp; &quot;" office:value-type="string" office:string-value="Yer. 31:7-9; Mzm. 126:1-2ab,2cd-3,4-5,6; Ibr. 5:1-6; Mrk. 10:46-52&amp; " calcext:value-type="string">
            <text:p>Yer. 31:7-9; Mzm. 126:1-2ab,2cd-3,4-5,6; Ibr. 5:1-6; Mrk. 10:46-52&amp; </text:p>
          </table:table-cell>
          <table:table-cell table:formula="of:=[.E75]&amp;&quot;&amp; &quot;" office:value-type="string" office:string-value="Rosario&amp; " calcext:value-type="string">
            <text:p>Rosario&amp; </text:p>
          </table:table-cell>
          <table:table-cell table:formula="of:=[.F75]&amp;&quot;&amp; &quot;" office:value-type="string" office:string-value="Ig. Sandy&amp; " calcext:value-type="string">
            <text:p>Ig. Sandy&amp; </text:p>
          </table:table-cell>
          <table:table-cell table:formula="of:=[.G75]&amp;&quot;\par  &quot;&amp;[.H75]&amp;&quot;\\&quot;" office:value-type="string" office:string-value="Sudarmadi, Yohanes\par  Sri Supriyati, Anastasia\\" calcext:value-type="string">
            <text:p>Sudarmadi, Yohanes\par <text:s/>Sri Supriyati, Anastasia\\</text:p>
          </table:table-cell>
          <table:table-cell table:formula="of:=IF([.K7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Rm. 8:12-17; Mzm. 68:2,6-7ab,20-21; Luk. 13:10-17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Neo Suradi</text:p>
          </table:table-cell>
          <table:table-cell office:value-type="string" calcext:value-type="string">
            <text:p>Djuwarni Anastasia Hedwig</text:p>
          </table:table-cell>
          <table:table-cell office:value-type="string" calcext:value-type="string">
            <text:p>Jatiningsih, Yulia</text:p>
          </table:table-cell>
          <table:table-cell table:formula="of:=&quot;('&quot;&amp;[.G76]&amp;&quot;',1),&quot;" office:value-type="string" office:string-value="('Djuwarni Anastasia Hedwig',1)," calcext:value-type="string">
            <text:p>('Djuwarni Anastasia Hedwig',1),</text:p>
          </table:table-cell>
          <table:table-cell table:formula="of:=&quot;('&quot;&amp;[.H76]&amp;&quot;',2),&quot;" office:value-type="string" office:string-value="('Jatiningsih, Yulia',2)," calcext:value-type="string">
            <text:p>('Jatiningsih, Yulia',2),</text:p>
          </table:table-cell>
          <table:table-cell table:formula="of:=IF([.A76]&lt;&gt;[.A75];[.A76];&quot;&quot;)&amp;&quot;&amp;&quot;" office:value-type="string" office:string-value="&amp;" calcext:value-type="string">
            <text:p>&amp;</text:p>
          </table:table-cell>
          <table:table-cell table:formula="of:=[.B76]&amp;&quot;&amp; &quot;" office:value-type="string" office:string-value="26&amp; " calcext:value-type="string">
            <text:p>26&amp; </text:p>
          </table:table-cell>
          <table:table-cell table:formula="of:=[.C76]&amp;&quot;&amp; &quot;" office:value-type="string" office:string-value="Senin&amp; " calcext:value-type="string">
            <text:p>Senin&amp; </text:p>
          </table:table-cell>
          <table:table-cell table:formula="of:=[.D76]&amp;&quot;&amp; &quot;" office:value-type="string" office:string-value="Rm. 8:12-17; Mzm. 68:2,6-7ab,20-21; Luk. 13:10-17.&amp; " calcext:value-type="string">
            <text:p>Rm. 8:12-17; Mzm. 68:2,6-7ab,20-21; Luk. 13:10-17.&amp; </text:p>
          </table:table-cell>
          <table:table-cell table:formula="of:=[.E76]&amp;&quot;&amp; &quot;" office:value-type="string" office:string-value="Rosario&amp; " calcext:value-type="string">
            <text:p>Rosario&amp; </text:p>
          </table:table-cell>
          <table:table-cell table:formula="of:=[.F76]&amp;&quot;&amp; &quot;" office:value-type="string" office:string-value="Neo Suradi&amp; " calcext:value-type="string">
            <text:p>Neo Suradi&amp; </text:p>
          </table:table-cell>
          <table:table-cell table:formula="of:=[.G76]&amp;&quot;\par  &quot;&amp;[.H76]&amp;&quot;\\&quot;" office:value-type="string" office:string-value="Djuwarni Anastasia Hedwig\par  Jatiningsih, Yulia\\" calcext:value-type="string">
            <text:p>Djuwarni Anastasia Hedwig\par <text:s/>Jatiningsih, Yulia\\</text:p>
          </table:table-cell>
          <table:table-cell table:formula="of:=IF([.K7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Rm. 8:18-25; Mzm. 126:1-2ab,2cd-3,4-5,6; Luk. 13:18-2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Djoko Marsito</text:p>
          </table:table-cell>
          <table:table-cell office:value-type="string" calcext:value-type="string">
            <text:p>Lamakey Maria Anastasia Bare</text:p>
          </table:table-cell>
          <table:table-cell office:value-type="string" calcext:value-type="string">
            <text:p>Supriadi, Cornelius</text:p>
          </table:table-cell>
          <table:table-cell table:formula="of:=&quot;('&quot;&amp;[.G77]&amp;&quot;',1),&quot;" office:value-type="string" office:string-value="('Lamakey Maria Anastasia Bare',1)," calcext:value-type="string">
            <text:p>('Lamakey Maria Anastasia Bare',1),</text:p>
          </table:table-cell>
          <table:table-cell table:formula="of:=&quot;('&quot;&amp;[.H77]&amp;&quot;',2),&quot;" office:value-type="string" office:string-value="('Supriadi, Cornelius',2)," calcext:value-type="string">
            <text:p>('Supriadi, Cornelius',2),</text:p>
          </table:table-cell>
          <table:table-cell table:formula="of:=IF([.A77]&lt;&gt;[.A76];[.A77];&quot;&quot;)&amp;&quot;&amp;&quot;" office:value-type="string" office:string-value="&amp;" calcext:value-type="string">
            <text:p>&amp;</text:p>
          </table:table-cell>
          <table:table-cell table:formula="of:=[.B77]&amp;&quot;&amp; &quot;" office:value-type="string" office:string-value="27&amp; " calcext:value-type="string">
            <text:p>27&amp; </text:p>
          </table:table-cell>
          <table:table-cell table:formula="of:=[.C77]&amp;&quot;&amp; &quot;" office:value-type="string" office:string-value="Selasa&amp; " calcext:value-type="string">
            <text:p>Selasa&amp; </text:p>
          </table:table-cell>
          <table:table-cell table:formula="of:=[.D77]&amp;&quot;&amp; &quot;" office:value-type="string" office:string-value="Rm. 8:18-25; Mzm. 126:1-2ab,2cd-3,4-5,6; Luk. 13:18-21.&amp; " calcext:value-type="string">
            <text:p>Rm. 8:18-25; Mzm. 126:1-2ab,2cd-3,4-5,6; Luk. 13:18-21.&amp; </text:p>
          </table:table-cell>
          <table:table-cell table:formula="of:=[.E77]&amp;&quot;&amp; &quot;" office:value-type="string" office:string-value="Rosario&amp; " calcext:value-type="string">
            <text:p>Rosario&amp; </text:p>
          </table:table-cell>
          <table:table-cell table:formula="of:=[.F77]&amp;&quot;&amp; &quot;" office:value-type="string" office:string-value="Y. Djoko Marsito&amp; " calcext:value-type="string">
            <text:p>Y. Djoko Marsito&amp; </text:p>
          </table:table-cell>
          <table:table-cell table:formula="of:=[.G77]&amp;&quot;\par  &quot;&amp;[.H77]&amp;&quot;\\&quot;" office:value-type="string" office:string-value="Lamakey Maria Anastasia Bare\par  Supriadi, Cornelius\\" calcext:value-type="string">
            <text:p>Lamakey Maria Anastasia Bare\par <text:s/>Supriadi, Cornelius\\</text:p>
          </table:table-cell>
          <table:table-cell table:formula="of:=IF([.K78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Ef. 2:19-22; Mzm. 19:2-3,4-5; Luk. 6:12-19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. Supriyadi</text:p>
          </table:table-cell>
          <table:table-cell office:value-type="string" calcext:value-type="string">
            <text:p>Sri Utami Chrisssumiwi, Margareta Maria</text:p>
          </table:table-cell>
          <table:table-cell office:value-type="string" calcext:value-type="string">
            <text:p>Suci Wahyuningsih, Theresia</text:p>
          </table:table-cell>
          <table:table-cell table:formula="of:=&quot;('&quot;&amp;[.G78]&amp;&quot;',1),&quot;" office:value-type="string" office:string-value="('Sri Utami Chrisssumiwi, Margareta Maria',1)," calcext:value-type="string">
            <text:p>('Sri Utami Chrisssumiwi, Margareta Maria',1),</text:p>
          </table:table-cell>
          <table:table-cell table:formula="of:=&quot;('&quot;&amp;[.H78]&amp;&quot;',2),&quot;" office:value-type="string" office:string-value="('Suci Wahyuningsih, Theresia',2)," calcext:value-type="string">
            <text:p>('Suci Wahyuningsih, Theresia',2),</text:p>
          </table:table-cell>
          <table:table-cell table:formula="of:=IF([.A78]&lt;&gt;[.A77];[.A78];&quot;&quot;)&amp;&quot;&amp;&quot;" office:value-type="string" office:string-value="&amp;" calcext:value-type="string">
            <text:p>&amp;</text:p>
          </table:table-cell>
          <table:table-cell table:formula="of:=[.B78]&amp;&quot;&amp; &quot;" office:value-type="string" office:string-value="28&amp; " calcext:value-type="string">
            <text:p>28&amp; </text:p>
          </table:table-cell>
          <table:table-cell table:formula="of:=[.C78]&amp;&quot;&amp; &quot;" office:value-type="string" office:string-value="Rabu&amp; " calcext:value-type="string">
            <text:p>Rabu&amp; </text:p>
          </table:table-cell>
          <table:table-cell table:formula="of:=[.D78]&amp;&quot;&amp; &quot;" office:value-type="string" office:string-value="Ef. 2:19-22; Mzm. 19:2-3,4-5; Luk. 6:12-19&amp; " calcext:value-type="string">
            <text:p>Ef. 2:19-22; Mzm. 19:2-3,4-5; Luk. 6:12-19&amp; </text:p>
          </table:table-cell>
          <table:table-cell table:formula="of:=[.E78]&amp;&quot;&amp; &quot;" office:value-type="string" office:string-value="Rosario&amp; " calcext:value-type="string">
            <text:p>Rosario&amp; </text:p>
          </table:table-cell>
          <table:table-cell table:formula="of:=[.F78]&amp;&quot;&amp; &quot;" office:value-type="string" office:string-value="C. Supriyadi&amp; " calcext:value-type="string">
            <text:p>C. Supriyadi&amp; </text:p>
          </table:table-cell>
          <table:table-cell table:formula="of:=[.G78]&amp;&quot;\par  &quot;&amp;[.H78]&amp;&quot;\\&quot;" office:value-type="string" office:string-value="Sri Utami Chrisssumiwi, Margareta Maria\par  Suci Wahyuningsih, Theresia\\" calcext:value-type="string">
            <text:p>Sri Utami Chrisssumiwi, Margareta Maria\par <text:s/>Suci Wahyuningsih, Theresia\\</text:p>
          </table:table-cell>
          <table:table-cell table:formula="of:=IF([.K7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Rm. 8:31b-39; Mzm. 109:21-22,26-27,30-31; Luk. 13:31-35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KRA YP Prononagoro</text:p>
          </table:table-cell>
          <table:table-cell office:value-type="string" calcext:value-type="string">
            <text:p>Suradi, Neo</text:p>
          </table:table-cell>
          <table:table-cell office:value-type="string" calcext:value-type="string">
            <text:p>Aloysius Lamakey</text:p>
          </table:table-cell>
          <table:table-cell table:formula="of:=&quot;('&quot;&amp;[.G79]&amp;&quot;',1),&quot;" office:value-type="string" office:string-value="('Suradi, Neo',1)," calcext:value-type="string">
            <text:p>('Suradi, Neo',1),</text:p>
          </table:table-cell>
          <table:table-cell table:formula="of:=&quot;('&quot;&amp;[.H79]&amp;&quot;',2),&quot;" office:value-type="string" office:string-value="('Aloysius Lamakey',2)," calcext:value-type="string">
            <text:p>('Aloysius Lamakey',2),</text:p>
          </table:table-cell>
          <table:table-cell table:formula="of:=IF([.A79]&lt;&gt;[.A78];[.A79];&quot;&quot;)&amp;&quot;&amp;&quot;" office:value-type="string" office:string-value="&amp;" calcext:value-type="string">
            <text:p>&amp;</text:p>
          </table:table-cell>
          <table:table-cell table:formula="of:=[.B79]&amp;&quot;&amp; &quot;" office:value-type="string" office:string-value="29&amp; " calcext:value-type="string">
            <text:p>29&amp; </text:p>
          </table:table-cell>
          <table:table-cell table:formula="of:=[.C79]&amp;&quot;&amp; &quot;" office:value-type="string" office:string-value="Kamis&amp; " calcext:value-type="string">
            <text:p>Kamis&amp; </text:p>
          </table:table-cell>
          <table:table-cell table:formula="of:=[.D79]&amp;&quot;&amp; &quot;" office:value-type="string" office:string-value="Rm. 8:31b-39; Mzm. 109:21-22,26-27,30-31; Luk. 13:31-35.&amp; " calcext:value-type="string">
            <text:p>Rm. 8:31b-39; Mzm. 109:21-22,26-27,30-31; Luk. 13:31-35.&amp; </text:p>
          </table:table-cell>
          <table:table-cell table:formula="of:=[.E79]&amp;&quot;&amp; &quot;" office:value-type="string" office:string-value="Rosario&amp; " calcext:value-type="string">
            <text:p>Rosario&amp; </text:p>
          </table:table-cell>
          <table:table-cell table:formula="of:=[.F79]&amp;&quot;&amp; &quot;" office:value-type="string" office:string-value="KRA YP Prononagoro&amp; " calcext:value-type="string">
            <text:p>KRA YP Prononagoro&amp; </text:p>
          </table:table-cell>
          <table:table-cell table:formula="of:=[.G79]&amp;&quot;\par  &quot;&amp;[.H79]&amp;&quot;\\&quot;" office:value-type="string" office:string-value="Suradi, Neo\par  Aloysius Lamakey\\" calcext:value-type="string">
            <text:p>Suradi, Neo\par <text:s/>Aloysius Lamakey\\</text:p>
          </table:table-cell>
          <table:table-cell table:formula="of:=IF([.K80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Rm. 9:1-5; Mzm. 147:12-13,14-15,19-20; Luk. 14:1-6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M. Th. Nanik Ismarjiyati</text:p>
          </table:table-cell>
          <table:table-cell office:value-type="string" calcext:value-type="string">
            <text:p>Sandi Ignatius</text:p>
          </table:table-cell>
          <table:table-cell office:value-type="string" calcext:value-type="string">
            <text:p>Tri Tutwuri, Kristina</text:p>
          </table:table-cell>
          <table:table-cell table:formula="of:=&quot;('&quot;&amp;[.G80]&amp;&quot;',1),&quot;" office:value-type="string" office:string-value="('Sandi Ignatius',1)," calcext:value-type="string">
            <text:p>('Sandi Ignatius',1),</text:p>
          </table:table-cell>
          <table:table-cell table:formula="of:=&quot;('&quot;&amp;[.H80]&amp;&quot;',2),&quot;" office:value-type="string" office:string-value="('Tri Tutwuri, Kristina',2)," calcext:value-type="string">
            <text:p>('Tri Tutwuri, Kristina',2),</text:p>
          </table:table-cell>
          <table:table-cell table:formula="of:=IF([.A80]&lt;&gt;[.A79];[.A80];&quot;&quot;)&amp;&quot;&amp;&quot;" office:value-type="string" office:string-value="&amp;" calcext:value-type="string">
            <text:p>&amp;</text:p>
          </table:table-cell>
          <table:table-cell table:formula="of:=[.B80]&amp;&quot;&amp; &quot;" office:value-type="string" office:string-value="30&amp; " calcext:value-type="string">
            <text:p>30&amp; </text:p>
          </table:table-cell>
          <table:table-cell table:formula="of:=[.C80]&amp;&quot;&amp; &quot;" office:value-type="string" office:string-value="Jumat&amp; " calcext:value-type="string">
            <text:p>Jumat&amp; </text:p>
          </table:table-cell>
          <table:table-cell table:formula="of:=[.D80]&amp;&quot;&amp; &quot;" office:value-type="string" office:string-value="Rm. 9:1-5; Mzm. 147:12-13,14-15,19-20; Luk. 14:1-6.&amp; " calcext:value-type="string">
            <text:p>Rm. 9:1-5; Mzm. 147:12-13,14-15,19-20; Luk. 14:1-6.&amp; </text:p>
          </table:table-cell>
          <table:table-cell table:formula="of:=[.E80]&amp;&quot;&amp; &quot;" office:value-type="string" office:string-value="Rosario&amp; " calcext:value-type="string">
            <text:p>Rosario&amp; </text:p>
          </table:table-cell>
          <table:table-cell table:formula="of:=[.F80]&amp;&quot;&amp; &quot;" office:value-type="string" office:string-value="M. Th. Nanik Ismarjiyati&amp; " calcext:value-type="string">
            <text:p>M. Th. Nanik Ismarjiyati&amp; </text:p>
          </table:table-cell>
          <table:table-cell table:formula="of:=[.G80]&amp;&quot;\par  &quot;&amp;[.H80]&amp;&quot;\\&quot;" office:value-type="string" office:string-value="Sandi Ignatius\par  Tri Tutwuri, Kristina\\" calcext:value-type="string">
            <text:p>Sandi Ignatius\par <text:s/>Tri Tutwuri, Kristina\\</text:p>
          </table:table-cell>
          <table:table-cell table:formula="of:=IF([.K81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btu</text:p>
          </table:table-cell>
          <table:table-cell office:value-type="string" calcext:value-type="string">
            <text:p>Rm. 11:1-2a,11-12,25-29; Mzm. 93:12-13a,14-15; Luk. 14:1.7-11.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Y. Suyanto</text:p>
          </table:table-cell>
          <table:table-cell office:value-type="string" calcext:value-type="string">
            <text:p>Titisari, Lusia</text:p>
          </table:table-cell>
          <table:table-cell office:value-type="string" calcext:value-type="string">
            <text:p>Keso Muda, Andreas</text:p>
          </table:table-cell>
          <table:table-cell table:formula="of:=&quot;('&quot;&amp;[.G81]&amp;&quot;',1),&quot;" office:value-type="string" office:string-value="('Titisari, Lusia',1)," calcext:value-type="string">
            <text:p>('Titisari, Lusia',1),</text:p>
          </table:table-cell>
          <table:table-cell table:formula="of:=&quot;('&quot;&amp;[.H81]&amp;&quot;',2),&quot;" office:value-type="string" office:string-value="('Keso Muda, Andreas',2)," calcext:value-type="string">
            <text:p>('Keso Muda, Andreas',2),</text:p>
          </table:table-cell>
          <table:table-cell table:formula="of:=IF([.A81]&lt;&gt;[.A80];[.A81];&quot;&quot;)&amp;&quot;&amp;&quot;" office:value-type="string" office:string-value="&amp;" calcext:value-type="string">
            <text:p>&amp;</text:p>
          </table:table-cell>
          <table:table-cell table:formula="of:=[.B81]&amp;&quot;&amp; &quot;" office:value-type="string" office:string-value="31&amp; " calcext:value-type="string">
            <text:p>31&amp; </text:p>
          </table:table-cell>
          <table:table-cell table:formula="of:=[.C81]&amp;&quot;&amp; &quot;" office:value-type="string" office:string-value="Sabtu&amp; " calcext:value-type="string">
            <text:p>Sabtu&amp; </text:p>
          </table:table-cell>
          <table:table-cell table:formula="of:=[.D81]&amp;&quot;&amp; &quot;" office:value-type="string" office:string-value="Rm. 11:1-2a,11-12,25-29; Mzm. 93:12-13a,14-15; Luk. 14:1.7-11.&amp; " calcext:value-type="string">
            <text:p>Rm. 11:1-2a,11-12,25-29; Mzm. 93:12-13a,14-15; Luk. 14:1.7-11.&amp; </text:p>
          </table:table-cell>
          <table:table-cell table:formula="of:=[.E81]&amp;&quot;&amp; &quot;" office:value-type="string" office:string-value="Rosario&amp; " calcext:value-type="string">
            <text:p>Rosario&amp; </text:p>
          </table:table-cell>
          <table:table-cell table:formula="of:=[.F81]&amp;&quot;&amp; &quot;" office:value-type="string" office:string-value="Y. Suyanto&amp; " calcext:value-type="string">
            <text:p>Y. Suyanto&amp; </text:p>
          </table:table-cell>
          <table:table-cell table:formula="of:=[.G81]&amp;&quot;\par  &quot;&amp;[.H81]&amp;&quot;\\&quot;" office:value-type="string" office:string-value="Titisari, Lusia\par  Keso Muda, Andreas\\" calcext:value-type="string">
            <text:p>Titisari, Lusia\par <text:s/>Keso Muda, Andreas\\</text:p>
          </table:table-cell>
          <table:table-cell table:formula="of:=IF([.K82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b. 7:22-8:1; Mzm. 119: 89, 90, 130, 135, 175; Luk. 17:20-25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V. Dalyono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yanto, Yohanes</text:p>
          </table:table-cell>
          <table:table-cell table:formula="of:=&quot;('&quot;&amp;[.G82]&amp;&quot;',1),&quot;" office:value-type="string" office:string-value="('C. Triyono',1)," calcext:value-type="string">
            <text:p>('C. Triyono',1),</text:p>
          </table:table-cell>
          <table:table-cell table:formula="of:=&quot;('&quot;&amp;[.H82]&amp;&quot;',2),&quot;" office:value-type="string" office:string-value="('Suyanto, Yohanes',2)," calcext:value-type="string">
            <text:p>('Suyanto, Yohanes',2),</text:p>
          </table:table-cell>
          <table:table-cell table:formula="of:=IF([.A82]&lt;&gt;[.A81];[.A82];&quot;&quot;)&amp;&quot;&amp;&quot;" office:value-type="string" office:string-value="November&amp;" calcext:value-type="string">
            <text:p>November&amp;</text:p>
          </table:table-cell>
          <table:table-cell table:formula="of:=[.B82]&amp;&quot;&amp; &quot;" office:value-type="string" office:string-value="12&amp; " calcext:value-type="string">
            <text:p>12&amp; </text:p>
          </table:table-cell>
          <table:table-cell table:formula="of:=[.C82]&amp;&quot;&amp; &quot;" office:value-type="string" office:string-value="Kamis&amp; " calcext:value-type="string">
            <text:p>Kamis&amp; </text:p>
          </table:table-cell>
          <table:table-cell table:formula="of:=[.D82]&amp;&quot;&amp; &quot;" office:value-type="string" office:string-value="Keb. 7:22-8:1; Mzm. 119: 89, 90, 130, 135, 175; Luk. 17:20-25&amp; " calcext:value-type="string">
            <text:p>Keb. 7:22-8:1; Mzm. 119: 89, 90, 130, 135, 175; Luk. 17:20-25&amp; </text:p>
          </table:table-cell>
          <table:table-cell table:formula="of:=[.E82]&amp;&quot;&amp; &quot;" office:value-type="string" office:string-value="Doa Lingkungan&amp; " calcext:value-type="string">
            <text:p>Doa Lingkungan&amp; </text:p>
          </table:table-cell>
          <table:table-cell table:formula="of:=[.F82]&amp;&quot;&amp; &quot;" office:value-type="string" office:string-value="V. Dalyono&amp; " calcext:value-type="string">
            <text:p>V. Dalyono&amp; </text:p>
          </table:table-cell>
          <table:table-cell table:formula="of:=[.G82]&amp;&quot;\par  &quot;&amp;[.H82]&amp;&quot;\\&quot;" office:value-type="string" office:string-value="C. Triyono\par  Suyanto, Yohanes\\" calcext:value-type="string">
            <text:p>C. Triyono\par <text:s/>Suyanto, Yohanes\\</text:p>
          </table:table-cell>
          <table:table-cell table:formula="of:=IF([.K83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Dan. 6:12-28; MT Dan. 3:68,69,70,71,72,73,74; Luk. 21:20-28.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Aloysius Lamakey</text:p>
          </table:table-cell>
          <table:table-cell office:value-type="string" calcext:value-type="string">
            <text:p>Sode Muda, Maria</text:p>
          </table:table-cell>
          <table:table-cell table:formula="of:=&quot;('&quot;&amp;[.G83]&amp;&quot;',1),&quot;" office:value-type="string" office:string-value="('Aloysius Lamakey',1)," calcext:value-type="string">
            <text:p>('Aloysius Lamakey',1),</text:p>
          </table:table-cell>
          <table:table-cell table:formula="of:=&quot;('&quot;&amp;[.H83]&amp;&quot;',2),&quot;" office:value-type="string" office:string-value="('Sode Muda, Maria',2)," calcext:value-type="string">
            <text:p>('Sode Muda, Maria',2),</text:p>
          </table:table-cell>
          <table:table-cell table:formula="of:=IF([.A83]&lt;&gt;[.A82];[.A83];&quot;&quot;)&amp;&quot;&amp;&quot;" office:value-type="string" office:string-value="&amp;" calcext:value-type="string">
            <text:p>&amp;</text:p>
          </table:table-cell>
          <table:table-cell table:formula="of:=[.B83]&amp;&quot;&amp; &quot;" office:value-type="string" office:string-value="26&amp; " calcext:value-type="string">
            <text:p>26&amp; </text:p>
          </table:table-cell>
          <table:table-cell table:formula="of:=[.C83]&amp;&quot;&amp; &quot;" office:value-type="string" office:string-value="Kamis&amp; " calcext:value-type="string">
            <text:p>Kamis&amp; </text:p>
          </table:table-cell>
          <table:table-cell table:formula="of:=[.D83]&amp;&quot;&amp; &quot;" office:value-type="string" office:string-value="Dan. 6:12-28; MT Dan. 3:68,69,70,71,72,73,74; Luk. 21:20-28.&amp; " calcext:value-type="string">
            <text:p>Dan. 6:12-28; MT Dan. 3:68,69,70,71,72,73,74; Luk. 21:20-28.&amp; </text:p>
          </table:table-cell>
          <table:table-cell table:formula="of:=[.E83]&amp;&quot;&amp; &quot;" office:value-type="string" office:string-value="Doa Lingkungan&amp; " calcext:value-type="string">
            <text:p>Doa Lingkungan&amp; </text:p>
          </table:table-cell>
          <table:table-cell table:formula="of:=[.F83]&amp;&quot;&amp; &quot;" office:value-type="string" office:string-value="Anton Supriyana&amp; " calcext:value-type="string">
            <text:p>Anton Supriyana&amp; </text:p>
          </table:table-cell>
          <table:table-cell table:formula="of:=[.G83]&amp;&quot;\par  &quot;&amp;[.H83]&amp;&quot;\\&quot;" office:value-type="string" office:string-value="Aloysius Lamakey\par  Sode Muda, Maria\\" calcext:value-type="string">
            <text:p>Aloysius Lamakey\par <text:s/>Sode Muda, Maria\\</text:p>
          </table:table-cell>
          <table:table-cell table:formula="of:=IF([.K84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1Kor. 9:16-19,22-23; Mzm. 117:1,2; Mrk. 16:15-20</text:p>
          </table:table-cell>
          <table:table-cell office:value-type="string" calcext:value-type="string">
            <text:p>Adven 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84]&lt;&gt;[.A83];[.A84];&quot;&quot;)&amp;&quot;&amp;&quot;" office:value-type="string" office:string-value="Desember&amp;" calcext:value-type="string">
            <text:p>Desember&amp;</text:p>
          </table:table-cell>
          <table:table-cell table:formula="of:=[.B84]&amp;&quot;&amp; &quot;" office:value-type="string" office:string-value="3&amp; " calcext:value-type="string">
            <text:p>3&amp; </text:p>
          </table:table-cell>
          <table:table-cell table:formula="of:=[.C84]&amp;&quot;&amp; &quot;" office:value-type="string" office:string-value="Kamis&amp; " calcext:value-type="string">
            <text:p>Kamis&amp; </text:p>
          </table:table-cell>
          <table:table-cell table:formula="of:=[.D84]&amp;&quot;&amp; &quot;" office:value-type="string" office:string-value="1Kor. 9:16-19,22-23; Mzm. 117:1,2; Mrk. 16:15-20&amp; " calcext:value-type="string">
            <text:p>1Kor. 9:16-19,22-23; Mzm. 117:1,2; Mrk. 16:15-20&amp; </text:p>
          </table:table-cell>
          <table:table-cell table:formula="of:=[.E84]&amp;&quot;&amp; &quot;" office:value-type="string" office:string-value="Adven I&amp; " calcext:value-type="string">
            <text:p>Adven I&amp; </text:p>
          </table:table-cell>
          <table:table-cell table:formula="of:=[.F84]&amp;&quot;&amp; &quot;" office:value-type="string" office:string-value="Joglo Lawas&amp; " calcext:value-type="string">
            <text:p>Joglo Lawas&amp; </text:p>
          </table:table-cell>
          <table:table-cell table:formula="of:=[.G84]&amp;&quot;\par  &quot;&amp;[.H84]&amp;&quot;\\&quot;" office:value-type="string" office:string-value="Tim\par  \\" calcext:value-type="string">
            <text:p>Tim\par <text:s/>\\</text:p>
          </table:table-cell>
          <table:table-cell table:formula="of:=IF([.K85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Yes. 41:13-20; Mzm. 145:1,9,10-11,12-13ab; Mat. 11:11-15.</text:p>
          </table:table-cell>
          <table:table-cell office:value-type="string" calcext:value-type="string">
            <text:p>Adven 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85]&lt;&gt;[.A84];[.A85];&quot;&quot;)&amp;&quot;&amp;&quot;" office:value-type="string" office:string-value="&amp;" calcext:value-type="string">
            <text:p>&amp;</text:p>
          </table:table-cell>
          <table:table-cell table:formula="of:=[.B85]&amp;&quot;&amp; &quot;" office:value-type="string" office:string-value="10&amp; " calcext:value-type="string">
            <text:p>10&amp; </text:p>
          </table:table-cell>
          <table:table-cell table:formula="of:=[.C85]&amp;&quot;&amp; &quot;" office:value-type="string" office:string-value="Kamis&amp; " calcext:value-type="string">
            <text:p>Kamis&amp; </text:p>
          </table:table-cell>
          <table:table-cell table:formula="of:=[.D85]&amp;&quot;&amp; &quot;" office:value-type="string" office:string-value="Yes. 41:13-20; Mzm. 145:1,9,10-11,12-13ab; Mat. 11:11-15.&amp; " calcext:value-type="string">
            <text:p>Yes. 41:13-20; Mzm. 145:1,9,10-11,12-13ab; Mat. 11:11-15.&amp; </text:p>
          </table:table-cell>
          <table:table-cell table:formula="of:=[.E85]&amp;&quot;&amp; &quot;" office:value-type="string" office:string-value="Adven II&amp; " calcext:value-type="string">
            <text:p>Adven II&amp; </text:p>
          </table:table-cell>
          <table:table-cell table:formula="of:=[.F85]&amp;&quot;&amp; &quot;" office:value-type="string" office:string-value="Joglo Lawas&amp; " calcext:value-type="string">
            <text:p>Joglo Lawas&amp; </text:p>
          </table:table-cell>
          <table:table-cell table:formula="of:=[.G85]&amp;&quot;\par  &quot;&amp;[.H85]&amp;&quot;\\&quot;" office:value-type="string" office:string-value="Tim\par  \\" calcext:value-type="string">
            <text:p>Tim\par <text:s/>\\</text:p>
          </table:table-cell>
          <table:table-cell table:formula="of:=IF([.K86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Kej. 49:2,8-10; Mzm. 72:1-2,3-4ab,7-8,17; Mat. 1:1-17.</text:p>
          </table:table-cell>
          <table:table-cell office:value-type="string" calcext:value-type="string">
            <text:p>Adven III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86]&lt;&gt;[.A85];[.A86];&quot;&quot;)&amp;&quot;&amp;&quot;" office:value-type="string" office:string-value="&amp;" calcext:value-type="string">
            <text:p>&amp;</text:p>
          </table:table-cell>
          <table:table-cell table:formula="of:=[.B86]&amp;&quot;&amp; &quot;" office:value-type="string" office:string-value="17&amp; " calcext:value-type="string">
            <text:p>17&amp; </text:p>
          </table:table-cell>
          <table:table-cell table:formula="of:=[.C86]&amp;&quot;&amp; &quot;" office:value-type="string" office:string-value="Kamis&amp; " calcext:value-type="string">
            <text:p>Kamis&amp; </text:p>
          </table:table-cell>
          <table:table-cell table:formula="of:=[.D86]&amp;&quot;&amp; &quot;" office:value-type="string" office:string-value="Kej. 49:2,8-10; Mzm. 72:1-2,3-4ab,7-8,17; Mat. 1:1-17.&amp; " calcext:value-type="string">
            <text:p>Kej. 49:2,8-10; Mzm. 72:1-2,3-4ab,7-8,17; Mat. 1:1-17.&amp; </text:p>
          </table:table-cell>
          <table:table-cell table:formula="of:=[.E86]&amp;&quot;&amp; &quot;" office:value-type="string" office:string-value="Adven III&amp; " calcext:value-type="string">
            <text:p>Adven III&amp; </text:p>
          </table:table-cell>
          <table:table-cell table:formula="of:=[.F86]&amp;&quot;&amp; &quot;" office:value-type="string" office:string-value="Joglo Lawas&amp; " calcext:value-type="string">
            <text:p>Joglo Lawas&amp; </text:p>
          </table:table-cell>
          <table:table-cell table:formula="of:=[.G86]&amp;&quot;\par  &quot;&amp;[.H86]&amp;&quot;\\&quot;" office:value-type="string" office:string-value="Tim\par  \\" calcext:value-type="string">
            <text:p>Tim\par <text:s/>\\</text:p>
          </table:table-cell>
          <table:table-cell table:formula="of:=IF([.K87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Desemb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Kid. 2:8-14 atau Zef. 3:14-18a; Mzm. 33:2-3,11-12,20-21; Luk. 1:39-45.</text:p>
          </table:table-cell>
          <table:table-cell office:value-type="string" calcext:value-type="string">
            <text:p>Adven IV</text:p>
          </table:table-cell>
          <table:table-cell office:value-type="string" calcext:value-type="string">
            <text:p>Joglo Lawas</text:p>
          </table:table-cell>
          <table:table-cell office:value-type="string" calcext:value-type="string">
            <text:p>Tim</text:p>
          </table:table-cell>
          <table:table-cell table:number-columns-repeated="3"/>
          <table:table-cell table:formula="of:=IF([.A87]&lt;&gt;[.A86];[.A87];&quot;&quot;)&amp;&quot;&amp;&quot;" office:value-type="string" office:string-value="&amp;" calcext:value-type="string">
            <text:p>&amp;</text:p>
          </table:table-cell>
          <table:table-cell table:formula="of:=[.B87]&amp;&quot;&amp; &quot;" office:value-type="string" office:string-value="21&amp; " calcext:value-type="string">
            <text:p>21&amp; </text:p>
          </table:table-cell>
          <table:table-cell table:formula="of:=[.C87]&amp;&quot;&amp; &quot;" office:value-type="string" office:string-value="Senin&amp; " calcext:value-type="string">
            <text:p>Senin&amp; </text:p>
          </table:table-cell>
          <table:table-cell table:formula="of:=[.D87]&amp;&quot;&amp; &quot;" office:value-type="string" office:string-value="Kid. 2:8-14 atau Zef. 3:14-18a; Mzm. 33:2-3,11-12,20-21; Luk. 1:39-45.&amp; " calcext:value-type="string">
            <text:p>Kid. 2:8-14 atau Zef. 3:14-18a; Mzm. 33:2-3,11-12,20-21; Luk. 1:39-45.&amp; </text:p>
          </table:table-cell>
          <table:table-cell table:formula="of:=[.E87]&amp;&quot;&amp; &quot;" office:value-type="string" office:string-value="Adven IV&amp; " calcext:value-type="string">
            <text:p>Adven IV&amp; </text:p>
          </table:table-cell>
          <table:table-cell table:formula="of:=[.F87]&amp;&quot;&amp; &quot;" office:value-type="string" office:string-value="Joglo Lawas&amp; " calcext:value-type="string">
            <text:p>Joglo Lawas&amp; </text:p>
          </table:table-cell>
          <table:table-cell table:formula="of:=[.G87]&amp;&quot;\par  &quot;&amp;[.H87]&amp;&quot;\\&quot;" office:value-type="string" office:string-value="Tim\par  \\" calcext:value-type="string">
            <text:p>Tim\par <text:s/>\\</text:p>
          </table:table-cell>
          <table:table-cell table:formula="of:=IF([.K88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nin</text:p>
          </table:table-cell>
          <table:table-cell office:value-type="string" calcext:value-type="string">
            <text:p>1 Sam 4: 1-11;Mzm 44: 10-11. 14-15. 24-25; Mrk 1: 40-45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P. Suroyo</text:p>
          </table:table-cell>
          <table:table-cell office:value-type="string" calcext:value-type="string">
            <text:p>Anton Supriyana</text:p>
          </table:table-cell>
          <table:table-cell office:value-type="string" calcext:value-type="string">
            <text:p>Zeli Puspitasari, R</text:p>
          </table:table-cell>
          <table:table-cell table:formula="of:=&quot;('&quot;&amp;[.G88]&amp;&quot;',1),&quot;" office:value-type="string" office:string-value="('Anton Supriyana',1)," calcext:value-type="string">
            <text:p>('Anton Supriyana',1),</text:p>
          </table:table-cell>
          <table:table-cell table:formula="of:=&quot;('&quot;&amp;[.H88]&amp;&quot;',2),&quot;" office:value-type="string" office:string-value="('Zeli Puspitasari, R',2)," calcext:value-type="string">
            <text:p>('Zeli Puspitasari, R',2),</text:p>
          </table:table-cell>
          <table:table-cell table:formula="of:=IF([.A88]&lt;&gt;[.A87];[.A88];&quot;&quot;)&amp;&quot;&amp;&quot;" office:value-type="string" office:string-value="Januari&amp;" calcext:value-type="string">
            <text:p>Januari&amp;</text:p>
          </table:table-cell>
          <table:table-cell table:formula="of:=[.B88]&amp;&quot;&amp; &quot;" office:value-type="string" office:string-value="14&amp; " calcext:value-type="string">
            <text:p>14&amp; </text:p>
          </table:table-cell>
          <table:table-cell table:formula="of:=[.C88]&amp;&quot;&amp; &quot;" office:value-type="string" office:string-value="Senin&amp; " calcext:value-type="string">
            <text:p>Senin&amp; </text:p>
          </table:table-cell>
          <table:table-cell table:formula="of:=[.D88]&amp;&quot;&amp; &quot;" office:value-type="string" office:string-value="1 Sam 4: 1-11;Mzm 44: 10-11. 14-15. 24-25; Mrk 1: 40-45&amp; " calcext:value-type="string">
            <text:p>1 Sam 4: 1-11;Mzm 44: 10-11. 14-15. 24-25; Mrk 1: 40-45&amp; </text:p>
          </table:table-cell>
          <table:table-cell table:formula="of:=[.E88]&amp;&quot;&amp; &quot;" office:value-type="string" office:string-value="Doa Lingkungan&amp; " calcext:value-type="string">
            <text:p>Doa Lingkungan&amp; </text:p>
          </table:table-cell>
          <table:table-cell table:formula="of:=[.F88]&amp;&quot;&amp; &quot;" office:value-type="string" office:string-value="P. Suroyo&amp; " calcext:value-type="string">
            <text:p>P. Suroyo&amp; </text:p>
          </table:table-cell>
          <table:table-cell table:formula="of:=[.G88]&amp;&quot;\par  &quot;&amp;[.H88]&amp;&quot;\\&quot;" office:value-type="string" office:string-value="Anton Supriyana\par  Zeli Puspitasari, R\\" calcext:value-type="string">
            <text:p>Anton Supriyana\par <text:s/>Zeli Puspitasari, R\\</text:p>
          </table:table-cell>
          <table:table-cell table:formula="of:=IF([.K89]=&quot;&amp;&quot;;&quot;\cline{2-7}&quot;;&quot;\hline&quot;)" office:value-type="string" office:string-value="\cline{2-7}" calcext:value-type="string">
            <text:p>\cline{2-7}</text:p>
          </table:table-cell>
        </table:table-row>
        <table:table-row table:style-name="ro1">
          <table:table-cell office:value-type="string" calcext:value-type="string">
            <text:p>Januar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2 Sam 7: 18-19. 24-29; Mzm 132: 1-2. 3-5. 11. 12. 13-14; Mrk 4: 21-25</text:p>
          </table:table-cell>
          <table:table-cell office:value-type="string" calcext:value-type="string">
            <text:p>Doa Lingkungan</text:p>
          </table:table-cell>
          <table:table-cell office:value-type="string" calcext:value-type="string">
            <text:p>C. Triyono</text:p>
          </table:table-cell>
          <table:table-cell office:value-type="string" calcext:value-type="string">
            <text:p>Suyanto, Yohanes</text:p>
          </table:table-cell>
          <table:table-cell office:value-type="string" calcext:value-type="string">
            <text:p>Titisari, Lusia</text:p>
          </table:table-cell>
          <table:table-cell table:formula="of:=&quot;('&quot;&amp;[.G89]&amp;&quot;',1),&quot;" office:value-type="string" office:string-value="('Suyanto, Yohanes',1)," calcext:value-type="string">
            <text:p>('Suyanto, Yohanes',1),</text:p>
          </table:table-cell>
          <table:table-cell table:formula="of:=&quot;('&quot;&amp;[.H89]&amp;&quot;',2);&quot;" office:value-type="string" office:string-value="('Titisari, Lusia',2);" calcext:value-type="string">
            <text:p>('Titisari, Lusia',2);</text:p>
          </table:table-cell>
          <table:table-cell table:formula="of:=IF([.A89]&lt;&gt;[.A88];[.A89];&quot;&quot;)&amp;&quot;&amp;&quot;" office:value-type="string" office:string-value="&amp;" calcext:value-type="string">
            <text:p>&amp;</text:p>
          </table:table-cell>
          <table:table-cell table:formula="of:=[.B89]&amp;&quot;&amp; &quot;" office:value-type="string" office:string-value="28&amp; " calcext:value-type="string">
            <text:p>28&amp; </text:p>
          </table:table-cell>
          <table:table-cell table:formula="of:=[.C89]&amp;&quot;&amp; &quot;" office:value-type="string" office:string-value="Kamis&amp; " calcext:value-type="string">
            <text:p>Kamis&amp; </text:p>
          </table:table-cell>
          <table:table-cell table:formula="of:=[.D89]&amp;&quot;&amp; &quot;" office:value-type="string" office:string-value="2 Sam 7: 18-19. 24-29; Mzm 132: 1-2. 3-5. 11. 12. 13-14; Mrk 4: 21-25&amp; " calcext:value-type="string">
            <text:p>2 Sam 7: 18-19. 24-29; Mzm 132: 1-2. 3-5. 11. 12. 13-14; Mrk 4: 21-25&amp; </text:p>
          </table:table-cell>
          <table:table-cell table:formula="of:=[.E89]&amp;&quot;&amp; &quot;" office:value-type="string" office:string-value="Doa Lingkungan&amp; " calcext:value-type="string">
            <text:p>Doa Lingkungan&amp; </text:p>
          </table:table-cell>
          <table:table-cell table:formula="of:=[.F89]&amp;&quot;&amp; &quot;" office:value-type="string" office:string-value="C. Triyono&amp; " calcext:value-type="string">
            <text:p>C. Triyono&amp; </text:p>
          </table:table-cell>
          <table:table-cell table:formula="of:=[.G89]&amp;&quot;\par  &quot;&amp;[.H89]&amp;&quot;\\&quot;" office:value-type="string" office:string-value="Suyanto, Yohanes\par  Titisari, Lusia\\" calcext:value-type="string">
            <text:p>Suyanto, Yohanes\par <text:s/>Titisari, Lusia\\</text:p>
          </table:table-cell>
          <table:table-cell table:formula="of:=IF([.K90]=&quot;&amp;&quot;;&quot;\cline{2-7}&quot;;&quot;\hline&quot;)" office:value-type="string" office:string-value="\hline" calcext:value-type="string">
            <text:p>\hline</text:p>
          </table:table-cell>
        </table:table-row>
        <table:table-row table:style-name="ro1" table:number-rows-repeated="104848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Linux_X86_64 LibreOffice_project/05dceb5d363845f2cf968344d7adab8dcfb2ba71</meta:generator>
    <dc:date>2015-02-04T09:29:25.652658997</dc:date>
    <meta:editing-duration>PT1H20M39S</meta:editing-duration>
    <meta:editing-cycles>4</meta:editing-cycles>
    <meta:document-statistic meta:table-count="1" meta:cell-count="0" meta:object-count="0"/>
  </office:meta>
</office:document-meta>
</file>